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764in"/>
    </style:style>
    <style:style style:name="co2" style:family="table-column">
      <style:table-column-properties fo:break-before="auto" style:column-width="7.3701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902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8071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6.4807in"/>
    </style:style>
    <style:style style:name="co14" style:family="table-column">
      <style:table-column-properties fo:break-before="auto" style:column-width="6.2228in"/>
    </style:style>
    <style:style style:name="co15" style:family="table-column">
      <style:table-column-properties fo:break-before="auto" style:column-width="7.9811in"/>
    </style:style>
    <style:style style:name="co16" style:family="table-column">
      <style:table-column-properties fo:break-before="auto" style:column-width="8.4854in"/>
    </style:style>
    <style:style style:name="co17" style:family="table-column">
      <style:table-column-properties fo:break-before="auto" style:column-width="7.3165in"/>
    </style:style>
    <style:style style:name="co18" style:family="table-column">
      <style:table-column-properties fo:break-before="auto" style:column-width="4.8929in"/>
    </style:style>
    <style:style style:name="co19" style:family="table-column">
      <style:table-column-properties fo:break-before="auto" style:column-width="4.8283in"/>
    </style:style>
    <style:style style:name="co20" style:family="table-column">
      <style:table-column-properties fo:break-before="auto" style:column-width="4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luster0_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Unsaturated Fatty Acid Metabolic Process (GO:0033559)</text:p>
          </table:table-cell>
          <table:table-cell office:value-type="string" calcext:value-type="string">
            <text:p>3/49</text:p>
          </table:table-cell>
          <table:table-cell office:value-type="float" office:value="0.00000917270509395961" calcext:value-type="float">
            <text:p>9.17270509395961E-06</text:p>
          </table:table-cell>
          <table:table-cell office:value-type="float" office:value="0.000690843626791928" calcext:value-type="float">
            <text:p>0.000690843626791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8742236024845" calcext:value-type="float">
            <text:p>92.8742236024845</text:p>
          </table:table-cell>
          <table:table-cell office:value-type="float" office:value="1077.27396844073" calcext:value-type="float">
            <text:p>1077.27396844073</text:p>
          </table:table-cell>
          <table:table-cell office:value-type="string" calcext:value-type="string">
            <text:p>GSTM2;GPX1;EPHX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Glutathione Transferase Activity (GO:0004364)</text:p>
          </table:table-cell>
          <table:table-cell table:style-name="ce1" office:value-type="string" calcext:value-type="string">
            <text:p>8/28</text:p>
          </table:table-cell>
          <table:table-cell office:value-type="float" office:value="1.18113087860515E-019" calcext:value-type="float">
            <text:p>1.18113087860515E-19</text:p>
          </table:table-cell>
          <table:table-cell office:value-type="float" office:value="3.07094028437338E-018" calcext:value-type="float">
            <text:p>3.07094028437338E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.244444444444" calcext:value-type="float">
            <text:p>887.244444444444</text:p>
          </table:table-cell>
          <table:table-cell office:value-type="float" office:value="38668.4591319876" calcext:value-type="float">
            <text:p>38668.4591319876</text:p>
          </table:table-cell>
          <table:table-cell office:value-type="string" calcext:value-type="string">
            <text:p>GSTM2;GSTO2;GSTO1;GSTA3;MGST3;GSTA2;MGST1;GSTT1</text:p>
          </table:table-cell>
        </table:table-row>
      </table:table>
      <table:table table:name="Cluster0_KEGG" table:style-name="ta1">
        <table:table-column table:style-name="co10" table:default-cell-style-name="Default"/>
        <table:table-row table:style-name="ro1">
          <table:table-cell/>
        </table:table-row>
      </table:table>
      <table:table table:name="Cluster1_GO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ntegrin-Mediated Signaling Pathway (GO:0007229)</text:p>
          </table:table-cell>
          <table:table-cell office:value-type="string" calcext:value-type="string">
            <text:p>12/85</text:p>
          </table:table-cell>
          <table:table-cell office:value-type="float" office:value="7.16043688241785E-019" calcext:value-type="float">
            <text:p>7.16043688241785E-19</text:p>
          </table:table-cell>
          <table:table-cell office:value-type="float" office:value="8.26314416231019E-016" calcext:value-type="float">
            <text:p>8.26314416231019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3698630136986" calcext:value-type="float">
            <text:p>93.3698630136986</text:p>
          </table:table-cell>
          <table:table-cell office:value-type="float" office:value="3901.0438352458" calcext:value-type="float">
            <text:p>3901.0438352458</text:p>
          </table:table-cell>
          <table:table-cell office:value-type="string" calcext:value-type="string">
            <text:p>FGR;ITGB1;LAMA5;ITGAM;ITGA4;ITGB5;ITGA2;ITGB3;ITGB2;FN1;ITGA6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-Matrix Adhesion (GO:0007160)</text:p>
          </table:table-cell>
          <table:table-cell office:value-type="string" calcext:value-type="string">
            <text:p>12/109</text:p>
          </table:table-cell>
          <table:table-cell office:value-type="float" office:value="1.64050075180476E-017" calcext:value-type="float">
            <text:p>1.64050075180476E-17</text:p>
          </table:table-cell>
          <table:table-cell office:value-type="float" office:value="9.05820682803717E-015" calcext:value-type="float">
            <text:p>9.05820682803717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1832106038292" calcext:value-type="float">
            <text:p>70.1832106038292</text:p>
          </table:table-cell>
          <table:table-cell office:value-type="float" office:value="2712.50705000397" calcext:value-type="float">
            <text:p>2712.50705000397</text:p>
          </table:table-cell>
          <table:table-cell office:value-type="string" calcext:value-type="string">
            <text:p>ITGB1;ITGAM;ITGA4;ITGB5;ITGA2;ITGB3;ITGB2;FN1;ITGA6;ITGA5;CD34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tein Phosphorylation (GO:0001932)</text:p>
          </table:table-cell>
          <table:table-cell office:value-type="string" calcext:value-type="string">
            <text:p>15/265</text:p>
          </table:table-cell>
          <table:table-cell office:value-type="float" office:value="2.35481979931642E-017" calcext:value-type="float">
            <text:p>2.35481979931642E-17</text:p>
          </table:table-cell>
          <table:table-cell office:value-type="float" office:value="9.05820682803717E-015" calcext:value-type="float">
            <text:p>9.05820682803717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43125" calcext:value-type="float">
            <text:p>36.943125</text:p>
          </table:table-cell>
          <table:table-cell office:value-type="float" office:value="1414.45924730366" calcext:value-type="float">
            <text:p>1414.45924730366</text:p>
          </table:table-cell>
          <table:table-cell office:value-type="string" calcext:value-type="string">
            <text:p>LYN;TGFB1;INSR;ITGB3;ITGB2;FN1;FGF2;PGF;VEGFA;FGR;FGF6;FGF18;AKT1;FYN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ell Migration (GO:0030334)</text:p>
          </table:table-cell>
          <table:table-cell office:value-type="string" calcext:value-type="string">
            <text:p>15/434</text:p>
          </table:table-cell>
          <table:table-cell office:value-type="float" office:value="0.0000000000000349120539325722" calcext:value-type="float">
            <text:p>3.49120539325722E-14</text:p>
          </table:table-cell>
          <table:table-cell office:value-type="float" office:value="0.0000000000100721275595471" calcext:value-type="float">
            <text:p>1.00721275595471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33711217184" calcext:value-type="float">
            <text:p>21.8533711217184</text:p>
          </table:table-cell>
          <table:table-cell office:value-type="float" office:value="677.147339043349" calcext:value-type="float">
            <text:p>677.147339043349</text:p>
          </table:table-cell>
          <table:table-cell office:value-type="string" calcext:value-type="string">
            <text:p>ITGB1;TGFB1;INSR;CAV1;PIK3CD;FGF2;VEGFA;COL1A1;FGR;FGF6;FGF18;KIT;AKT1;ITGA6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membrane Receptor Protein Tyrosine Kinase Signaling Pathway (GO:0007169)</text:p>
          </table:table-cell>
          <table:table-cell office:value-type="string" calcext:value-type="string">
            <text:p>13/284</text:p>
          </table:table-cell>
          <table:table-cell office:value-type="float" office:value="0.0000000000000662792713880931" calcext:value-type="float">
            <text:p>6.62792713880931E-14</text:p>
          </table:table-cell>
          <table:table-cell office:value-type="float" office:value="0.0000000000152972558363719" calcext:value-type="float">
            <text:p>1.52972558363719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692641632299" calcext:value-type="float">
            <text:p>27.7692641632299</text:p>
          </table:table-cell>
          <table:table-cell office:value-type="float" office:value="842.655521762266" calcext:value-type="float">
            <text:p>842.655521762266</text:p>
          </table:table-cell>
          <table:table-cell office:value-type="string" calcext:value-type="string">
            <text:p>LYN;INSR;CD3E;FGF2;PGF;VEGFA;FGR;FGF6;COL4A2;FGF18;KIT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Phosphorylation (GO:0001934)</text:p>
          </table:table-cell>
          <table:table-cell office:value-type="string" calcext:value-type="string">
            <text:p>14/377</text:p>
          </table:table-cell>
          <table:table-cell office:value-type="float" office:value="0.000000000000109323134510877" calcext:value-type="float">
            <text:p>1.09323134510877E-13</text:p>
          </table:table-cell>
          <table:table-cell office:value-type="float" office:value="0.0000000000210264828709254" calcext:value-type="float">
            <text:p>2.10264828709254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950663661407" calcext:value-type="float">
            <text:p>22.8950663661407</text:p>
          </table:table-cell>
          <table:table-cell office:value-type="float" office:value="683.291083797778" calcext:value-type="float">
            <text:p>683.291083797778</text:p>
          </table:table-cell>
          <table:table-cell office:value-type="string" calcext:value-type="string">
            <text:p>LYN;TGFB1;INSR;CAV1;ITGB3;FGF2;PGF;VEGFA;FGF6;FGF18;AKT1;ITGA5;PPIA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hosphorylation (GO:0042327)</text:p>
          </table:table-cell>
          <table:table-cell office:value-type="string" calcext:value-type="string">
            <text:p>12/231</text:p>
          </table:table-cell>
          <table:table-cell office:value-type="float" office:value="0.000000000000154761488169203" calcext:value-type="float">
            <text:p>1.54761488169203E-13</text:p>
          </table:table-cell>
          <table:table-cell office:value-type="float" office:value="0.0000000000255135367638943" calcext:value-type="float">
            <text:p>2.55135367638943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947162426615" calcext:value-type="float">
            <text:p>30.8947162426615</text:p>
          </table:table-cell>
          <table:table-cell office:value-type="float" office:value="911.298085182939" calcext:value-type="float">
            <text:p>911.298085182939</text:p>
          </table:table-cell>
          <table:table-cell office:value-type="string" calcext:value-type="string">
            <text:p>LYN;FGF6;TGFB1;INSR;ITGB3;FGF18;AKT1;ITGA6;PPIA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Intracellular Signal Transduction (GO:1902533)</text:p>
          </table:table-cell>
          <table:table-cell office:value-type="string" calcext:value-type="string">
            <text:p>15/525</text:p>
          </table:table-cell>
          <table:table-cell office:value-type="float" office:value="0.000000000000550967753475304" calcext:value-type="float">
            <text:p>5.50967753475304E-13</text:p>
          </table:table-cell>
          <table:table-cell office:value-type="float" office:value="0.0000000000794770984388126" calcext:value-type="float">
            <text:p>7.94770984388126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704044117647" calcext:value-type="float">
            <text:p>17.8704044117647</text:p>
          </table:table-cell>
          <table:table-cell office:value-type="float" office:value="504.42969435688" calcext:value-type="float">
            <text:p>504.42969435688</text:p>
          </table:table-cell>
          <table:table-cell office:value-type="string" calcext:value-type="string">
            <text:p>LYN;ITGB1;TGFB1;INSR;CAV1;LAPTM5;FN1;PIK3CD;FGF2;VEGFA;FGR;SELP;KIT;PPIA;GAPDH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Modification Process (GO:0031401)</text:p>
          </table:table-cell>
          <table:table-cell office:value-type="string" calcext:value-type="string">
            <text:p>11/225</text:p>
          </table:table-cell>
          <table:table-cell office:value-type="float" office:value="0.00000000000348919889497026" calcext:value-type="float">
            <text:p>3.48919889497026E-12</text:p>
          </table:table-cell>
          <table:table-cell office:value-type="float" office:value="0.00000000044739283608841" calcext:value-type="float">
            <text:p>4.473928360884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839304257529" calcext:value-type="float">
            <text:p>28.1839304257529</text:p>
          </table:table-cell>
          <table:table-cell office:value-type="float" office:value="743.530103317581" calcext:value-type="float">
            <text:p>743.530103317581</text:p>
          </table:table-cell>
          <table:table-cell office:value-type="string" calcext:value-type="string">
            <text:p>LYN;FGF6;TGFB1;INSR;ITGB3;FGF18;AKT1;PPIA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 Migration (GO:0030335)</text:p>
          </table:table-cell>
          <table:table-cell office:value-type="string" calcext:value-type="string">
            <text:p>11/272</text:p>
          </table:table-cell>
          <table:table-cell office:value-type="float" office:value="0.0000000000271567938840727" calcext:value-type="float">
            <text:p>2.71567938840727E-11</text:p>
          </table:table-cell>
          <table:table-cell office:value-type="float" office:value="0.00000000313389401422199" calcext:value-type="float">
            <text:p>3.1338940142219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536398467433" calcext:value-type="float">
            <text:p>23.0536398467433</text:p>
          </table:table-cell>
          <table:table-cell office:value-type="float" office:value="560.881083869676" calcext:value-type="float">
            <text:p>560.881083869676</text:p>
          </table:table-cell>
          <table:table-cell office:value-type="string" calcext:value-type="string">
            <text:p>COL1A1;FGR;ITGB1;TGFB1;INSR;CAV1;KIT;FN1;PIK3CD;ITGA6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Angiogenesis (GO:0045765)</text:p>
          </table:table-cell>
          <table:table-cell office:value-type="string" calcext:value-type="string">
            <text:p>10/205</text:p>
          </table:table-cell>
          <table:table-cell office:value-type="float" office:value="0.0000000000382264778181249" calcext:value-type="float">
            <text:p>3.82264778181249E-11</text:p>
          </table:table-cell>
          <table:table-cell office:value-type="float" office:value="0.00000000401030503655601" calcext:value-type="float">
            <text:p>4.0103050365560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846153846154" calcext:value-type="float">
            <text:p>27.3846153846154</text:p>
          </table:table-cell>
          <table:table-cell office:value-type="float" office:value="656.888261735491" calcext:value-type="float">
            <text:p>656.888261735491</text:p>
          </table:table-cell>
          <table:table-cell office:value-type="string" calcext:value-type="string">
            <text:p>ITGB1;COL4A2;FGF18;COL4A3;PIK3CD;HSPG2;FGF2;CD34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Endothelial Cell Proliferation (GO:0001936)</text:p>
          </table:table-cell>
          <table:table-cell office:value-type="string" calcext:value-type="string">
            <text:p>8/93</text:p>
          </table:table-cell>
          <table:table-cell office:value-type="float" office:value="0.0000000000435639111685519" calcext:value-type="float">
            <text:p>4.35639111685519E-11</text:p>
          </table:table-cell>
          <table:table-cell office:value-type="float" office:value="0.00000000418939612404241" calcext:value-type="float">
            <text:p>4.1893961240424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469079939668" calcext:value-type="float">
            <text:p>47.9469079939668</text:p>
          </table:table-cell>
          <table:table-cell office:value-type="float" office:value="1143.85941267674" calcext:value-type="float">
            <text:p>1143.85941267674</text:p>
          </table:table-cell>
          <table:table-cell office:value-type="string" calcext:value-type="string">
            <text:p>CAV1;ITGB3;FGF18;PIK3CD;AKT1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 Motility (GO:2000147)</text:p>
          </table:table-cell>
          <table:table-cell office:value-type="string" calcext:value-type="string">
            <text:p>10/221</text:p>
          </table:table-cell>
          <table:table-cell office:value-type="float" office:value="0.0000000000801850206875584" calcext:value-type="float">
            <text:p>8.01850206875584E-11</text:p>
          </table:table-cell>
          <table:table-cell office:value-type="float" office:value="0.00000000655131846790656" calcext:value-type="float">
            <text:p>6.551318467906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875624439606" calcext:value-type="float">
            <text:p>25.2875624439606</text:p>
          </table:table-cell>
          <table:table-cell office:value-type="float" office:value="587.851983202271" calcext:value-type="float">
            <text:p>587.851983202271</text:p>
          </table:table-cell>
          <table:table-cell office:value-type="string" calcext:value-type="string">
            <text:p>COL1A1;FGR;ITGB1;TGFB1;INSR;CAV1;KIT;PIK3CD;ITGA6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dodermal Cell Differentiation (GO:0035987)</text:p>
          </table:table-cell>
          <table:table-cell office:value-type="string" calcext:value-type="string">
            <text:p>6/31</text:p>
          </table:table-cell>
          <table:table-cell office:value-type="float" office:value="0.0000000000851557859779882" calcext:value-type="float">
            <text:p>8.51557859779882E-11</text:p>
          </table:table-cell>
          <table:table-cell office:value-type="float" office:value="0.00000000655131846790656" calcext:value-type="float">
            <text:p>6.551318467906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651707317073" calcext:value-type="float">
            <text:p>116.651707317073</text:p>
          </table:table-cell>
          <table:table-cell office:value-type="float" office:value="2704.7493332105" calcext:value-type="float">
            <text:p>2704.7493332105</text:p>
          </table:table-cell>
          <table:table-cell office:value-type="string" calcext:value-type="string">
            <text:p>ITGB5;ITGA4;COL4A2;ITGB2;FN1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Leukocyte Cell-Cell Adhesion (GO:0007159)</text:p>
          </table:table-cell>
          <table:table-cell office:value-type="string" calcext:value-type="string">
            <text:p>6/31</text:p>
          </table:table-cell>
          <table:table-cell office:value-type="float" office:value="0.0000000000851557859779882" calcext:value-type="float">
            <text:p>8.51557859779882E-11</text:p>
          </table:table-cell>
          <table:table-cell office:value-type="float" office:value="0.00000000655131846790656" calcext:value-type="float">
            <text:p>6.551318467906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651707317073" calcext:value-type="float">
            <text:p>116.651707317073</text:p>
          </table:table-cell>
          <table:table-cell office:value-type="float" office:value="2704.7493332105" calcext:value-type="float">
            <text:p>2704.7493332105</text:p>
          </table:table-cell>
          <table:table-cell office:value-type="string" calcext:value-type="string">
            <text:p>ITGB1;SELP;ITGA4;ITGB2;SELE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doderm Formation (GO:0001706)</text:p>
          </table:table-cell>
          <table:table-cell office:value-type="string" calcext:value-type="string">
            <text:p>6/35</text:p>
          </table:table-cell>
          <table:table-cell office:value-type="float" office:value="0.000000000186415760110757" calcext:value-type="float">
            <text:p>1.86415760110757E-10</text:p>
          </table:table-cell>
          <table:table-cell office:value-type="float" office:value="0.0000000134452366979884" calcext:value-type="float">
            <text:p>1.3445236697988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541631623213" calcext:value-type="float">
            <text:p>100.541631623213</text:p>
          </table:table-cell>
          <table:table-cell office:value-type="float" office:value="2252.43836255324" calcext:value-type="float">
            <text:p>2252.43836255324</text:p>
          </table:table-cell>
          <table:table-cell office:value-type="string" calcext:value-type="string">
            <text:p>ITGB5;ITGA4;COL4A2;ITGB2;FN1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Angiogenesis (GO:0045766)</text:p>
          </table:table-cell>
          <table:table-cell office:value-type="string" calcext:value-type="string">
            <text:p>8/119</text:p>
          </table:table-cell>
          <table:table-cell office:value-type="float" office:value="0.000000000320650294662062" calcext:value-type="float">
            <text:p>3.20650294662062E-10</text:p>
          </table:table-cell>
          <table:table-cell office:value-type="float" office:value="0.0000000217664964729423" calcext:value-type="float">
            <text:p>2.1766496472942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680526680527" calcext:value-type="float">
            <text:p>36.6680526680527</text:p>
          </table:table-cell>
          <table:table-cell office:value-type="float" office:value="801.588199336267" calcext:value-type="float">
            <text:p>801.588199336267</text:p>
          </table:table-cell>
          <table:table-cell office:value-type="string" calcext:value-type="string">
            <text:p>ITGB1;FGF18;PIK3CD;ITGA5;FGF2;CD34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Endothelial Cell Proliferation (GO:0001938)</text:p>
          </table:table-cell>
          <table:table-cell office:value-type="string" calcext:value-type="string">
            <text:p>7/77</text:p>
          </table:table-cell>
          <table:table-cell office:value-type="float" office:value="0.000000000527177950717187" calcext:value-type="float">
            <text:p>5.27177950717187E-10</text:p>
          </table:table-cell>
          <table:table-cell office:value-type="float" office:value="0.0000000337979641737574" calcext:value-type="float">
            <text:p>3.3797964173757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075" calcext:value-type="float">
            <text:p>49.7075</text:p>
          </table:table-cell>
          <table:table-cell office:value-type="float" office:value="1061.92532908453" calcext:value-type="float">
            <text:p>1061.92532908453</text:p>
          </table:table-cell>
          <table:table-cell office:value-type="string" calcext:value-type="string">
            <text:p>ITGA4;ITGB3;PIK3CD;AKT1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acromolecule Metabolic Process (GO:0010604)</text:p>
          </table:table-cell>
          <table:table-cell office:value-type="string" calcext:value-type="string">
            <text:p>11/364</text:p>
          </table:table-cell>
          <table:table-cell office:value-type="float" office:value="0.00000000060500521801015" calcext:value-type="float">
            <text:p>6.0500521801015E-10</text:p>
          </table:table-cell>
          <table:table-cell office:value-type="float" office:value="0.0000000367461063991428" calcext:value-type="float">
            <text:p>3.6746106399142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65690903368" calcext:value-type="float">
            <text:p>16.965690903368</text:p>
          </table:table-cell>
          <table:table-cell office:value-type="float" office:value="360.110091087637" calcext:value-type="float">
            <text:p>360.110091087637</text:p>
          </table:table-cell>
          <table:table-cell office:value-type="string" calcext:value-type="string">
            <text:p>FGF6;TGFB1;FGF18;LAPTM5;FN1;PIK3CD;AKT1;CD3E;FGF2;CD3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Gene Expression (GO:0010628)</text:p>
          </table:table-cell>
          <table:table-cell office:value-type="string" calcext:value-type="string">
            <text:p>12/480</text:p>
          </table:table-cell>
          <table:table-cell office:value-type="float" office:value="0.00000000077653218954917" calcext:value-type="float">
            <text:p>7.7653218954917E-10</text:p>
          </table:table-cell>
          <table:table-cell office:value-type="float" office:value="0.0000000448059073369871" calcext:value-type="float">
            <text:p>4.48059073369871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747252747253" calcext:value-type="float">
            <text:p>14.2747252747253</text:p>
          </table:table-cell>
          <table:table-cell office:value-type="float" office:value="299.429249916173" calcext:value-type="float">
            <text:p>299.429249916173</text:p>
          </table:table-cell>
          <table:table-cell office:value-type="string" calcext:value-type="string">
            <text:p>FGR;FGF6;TGFB1;FGF18;FN1;PIK3CD;AKT1;CD3E;GAPDH;FGF2;CD3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Endothelial Cell Migration (GO:0010595)</text:p>
          </table:table-cell>
          <table:table-cell office:value-type="string" calcext:value-type="string">
            <text:p>7/85</text:p>
          </table:table-cell>
          <table:table-cell office:value-type="float" office:value="0.00000000106696391691899" calcext:value-type="float">
            <text:p>1.06696391691899E-09</text:p>
          </table:table-cell>
          <table:table-cell office:value-type="float" office:value="0.0000000586322076249771" calcext:value-type="float">
            <text:p>5.86322076249771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913461538462" calcext:value-type="float">
            <text:p>44.5913461538462</text:p>
          </table:table-cell>
          <table:table-cell office:value-type="float" office:value="921.188036203678" calcext:value-type="float">
            <text:p>921.188036203678</text:p>
          </table:table-cell>
          <table:table-cell office:value-type="string" calcext:value-type="string">
            <text:p>TGFB1;ITGB3;FGF18;PIK3CD;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eptidyl-Tyrosine Phosphorylation (GO:0050730)</text:p>
          </table:table-cell>
          <table:table-cell office:value-type="string" calcext:value-type="string">
            <text:p>7/90</text:p>
          </table:table-cell>
          <table:table-cell office:value-type="float" office:value="0.00000000160096680574747" calcext:value-type="float">
            <text:p>1.60096680574747E-09</text:p>
          </table:table-cell>
          <table:table-cell office:value-type="float" office:value="0.0000000839779860832992" calcext:value-type="float">
            <text:p>8.39779860832992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94578313253" calcext:value-type="float">
            <text:p>41.894578313253</text:p>
          </table:table-cell>
          <table:table-cell office:value-type="float" office:value="848.47657235517" calcext:value-type="float">
            <text:p>848.47657235517</text:p>
          </table:table-cell>
          <table:table-cell office:value-type="string" calcext:value-type="string">
            <text:p>TGFB1;ITGB3;ITGB2;FYN;ITGA5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APK Cascade (GO:0043410)</text:p>
          </table:table-cell>
          <table:table-cell office:value-type="string" calcext:value-type="string">
            <text:p>10/310</text:p>
          </table:table-cell>
          <table:table-cell office:value-type="float" office:value="0.00000000215888920888213" calcext:value-type="float">
            <text:p>2.15888920888213E-09</text:p>
          </table:table-cell>
          <table:table-cell office:value-type="float" office:value="0.000000108319919436956" calcext:value-type="float">
            <text:p>1.0831991943695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054054054054" calcext:value-type="float">
            <text:p>17.7054054054054</text:p>
          </table:table-cell>
          <table:table-cell office:value-type="float" office:value="353.287852133796" calcext:value-type="float">
            <text:p>353.287852133796</text:p>
          </table:table-cell>
          <table:table-cell office:value-type="string" calcext:value-type="string">
            <text:p>TGFB1;INSR;FGF18;KIT;LAPTM5;PPIA;FGF2;CD44;VEGFA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Vasculature Development (GO:1904018)</text:p>
          </table:table-cell>
          <table:table-cell office:value-type="string" calcext:value-type="string">
            <text:p>7/104</text:p>
          </table:table-cell>
          <table:table-cell office:value-type="float" office:value="0.00000000444164891726907" calcext:value-type="float">
            <text:p>4.44164891726907E-09</text:p>
          </table:table-cell>
          <table:table-cell office:value-type="float" office:value="0.000000213569285438688" calcext:value-type="float">
            <text:p>2.13569285438688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226804123711" calcext:value-type="float">
            <text:p>35.8226804123711</text:p>
          </table:table-cell>
          <table:table-cell office:value-type="float" office:value="688.950392567699" calcext:value-type="float">
            <text:p>688.950392567699</text:p>
          </table:table-cell>
          <table:table-cell office:value-type="string" calcext:value-type="string">
            <text:p>ITGB1;FGF18;PIK3CD;FGF2;CD34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eterotypic Cell-Cell Adhesion (GO:0034113)</text:p>
          </table:table-cell>
          <table:table-cell table:style-name="ce1" office:value-type="string" calcext:value-type="string">
            <text:p>5/29</text:p>
          </table:table-cell>
          <table:table-cell office:value-type="float" office:value="0.00000000655201850831365" calcext:value-type="float">
            <text:p>6.55201850831365E-09</text:p>
          </table:table-cell>
          <table:table-cell office:value-type="float" office:value="0.000000302441174343758" calcext:value-type="float">
            <text:p>3.02441174343758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8541666666667" calcext:value-type="float">
            <text:p>98.8541666666667</text:p>
          </table:table-cell>
          <table:table-cell office:value-type="float" office:value="1862.75776454392" calcext:value-type="float">
            <text:p>1862.75776454392</text:p>
          </table:table-cell>
          <table:table-cell office:value-type="string" calcext:value-type="string">
            <text:p>ITGB1;ITGA4;ITGB3;ITGB2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MAP Kinase Activity (GO:0043405)</text:p>
          </table:table-cell>
          <table:table-cell office:value-type="string" calcext:value-type="string">
            <text:p>7/114</text:p>
          </table:table-cell>
          <table:table-cell office:value-type="float" office:value="0.00000000845359026831401" calcext:value-type="float">
            <text:p>8.45359026831401E-09</text:p>
          </table:table-cell>
          <table:table-cell office:value-type="float" office:value="0.000000375209352678245" calcext:value-type="float">
            <text:p>3.7520935267824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584112149533" calcext:value-type="float">
            <text:p>32.4584112149533</text:p>
          </table:table-cell>
          <table:table-cell office:value-type="float" office:value="603.358844172374" calcext:value-type="float">
            <text:p>603.358844172374</text:p>
          </table:table-cell>
          <table:table-cell office:value-type="string" calcext:value-type="string">
            <text:p>LYN;TGFB1;INSR;FGF18;KIT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Serine/Threonine Kinase Activity (GO:0071902)</text:p>
          </table:table-cell>
          <table:table-cell office:value-type="string" calcext:value-type="string">
            <text:p>7/117</text:p>
          </table:table-cell>
          <table:table-cell office:value-type="float" office:value="0.0000000101357182695339" calcext:value-type="float">
            <text:p>1.01357182695339E-08</text:p>
          </table:table-cell>
          <table:table-cell office:value-type="float" office:value="0.000000433208106779336" calcext:value-type="float">
            <text:p>4.3320810677933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684090909091" calcext:value-type="float">
            <text:p>31.5684090909091</text:p>
          </table:table-cell>
          <table:table-cell office:value-type="float" office:value="581.086025795597" calcext:value-type="float">
            <text:p>581.086025795597</text:p>
          </table:table-cell>
          <table:table-cell office:value-type="string" calcext:value-type="string">
            <text:p>TGFB1;INSR;FGF18;KIT;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hosphatidylinositol 3-Kinase Signaling (GO:0014068)</text:p>
          </table:table-cell>
          <table:table-cell office:value-type="string" calcext:value-type="string">
            <text:p>6/69</text:p>
          </table:table-cell>
          <table:table-cell office:value-type="float" office:value="0.0000000129690965037283" calcext:value-type="float">
            <text:p>1.29690965037283E-08</text:p>
          </table:table-cell>
          <table:table-cell office:value-type="float" office:value="0.000000534512048760801" calcext:value-type="float">
            <text:p>5.3451204876080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020905923345" calcext:value-type="float">
            <text:p>46.2020905923345</text:p>
          </table:table-cell>
          <table:table-cell office:value-type="float" office:value="839.062144982777" calcext:value-type="float">
            <text:p>839.062144982777</text:p>
          </table:table-cell>
          <table:table-cell office:value-type="string" calcext:value-type="string">
            <text:p>FGR;SELP;INSR;KIT;FN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eptidyl-Tyrosine Phosphorylation (GO:0050731)</text:p>
          </table:table-cell>
          <table:table-cell office:value-type="string" calcext:value-type="string">
            <text:p>7/130</text:p>
          </table:table-cell>
          <table:table-cell office:value-type="float" office:value="0.0000000211024223638648" calcext:value-type="float">
            <text:p>2.11024223638648E-08</text:p>
          </table:table-cell>
          <table:table-cell office:value-type="float" office:value="0.000000839730876134484" calcext:value-type="float">
            <text:p>8.3973087613448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134146341463" calcext:value-type="float">
            <text:p>28.2134146341463</text:p>
          </table:table-cell>
          <table:table-cell office:value-type="float" office:value="498.640448181339" calcext:value-type="float">
            <text:p>498.640448181339</text:p>
          </table:table-cell>
          <table:table-cell office:value-type="string" calcext:value-type="string">
            <text:p>LYN;TGFB1;ITGB3;KIT;ITGA5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MAPK Cascade (GO:0043408)</text:p>
          </table:table-cell>
          <table:table-cell office:value-type="string" calcext:value-type="string">
            <text:p>8/204</text:p>
          </table:table-cell>
          <table:table-cell office:value-type="float" office:value="0.0000000228292844071639" calcext:value-type="float">
            <text:p>2.28292844071639E-08</text:p>
          </table:table-cell>
          <table:table-cell office:value-type="float" office:value="0.000000878166473528904" calcext:value-type="float">
            <text:p>8.7816647352890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771323914181" calcext:value-type="float">
            <text:p>20.6771323914181</text:p>
          </table:table-cell>
          <table:table-cell office:value-type="float" office:value="363.818728987759" calcext:value-type="float">
            <text:p>363.818728987759</text:p>
          </table:table-cell>
          <table:table-cell office:value-type="string" calcext:value-type="string">
            <text:p>LYN;INSR;CAV1;KIT;LAPTM5;FN1;PPIA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Leukocyte Tethering Or Rolling (GO:0050901)</text:p>
          </table:table-cell>
          <table:table-cell table:style-name="ce1" office:value-type="string" calcext:value-type="string">
            <text:p>4/17</text:p>
          </table:table-cell>
          <table:table-cell office:value-type="float" office:value="0.0000000622775485241002" calcext:value-type="float">
            <text:p>6.22775485241002E-08</text:p>
          </table:table-cell>
          <table:table-cell office:value-type="float" office:value="0.00000231833196763909" calcext:value-type="float">
            <text:p>2.3183319676390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683363148479" calcext:value-type="float">
            <text:p>142.683363148479</text:p>
          </table:table-cell>
          <table:table-cell office:value-type="float" office:value="2367.3545414477" calcext:value-type="float">
            <text:p>2367.3545414477</text:p>
          </table:table-cell>
          <table:table-cell office:value-type="string" calcext:value-type="string">
            <text:p>ITGB1;SELP;ITGA4;SEL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hosphatidylinositol 3-Kinase Signaling (GO:0014066)</text:p>
          </table:table-cell>
          <table:table-cell office:value-type="string" calcext:value-type="string">
            <text:p>6/90</text:p>
          </table:table-cell>
          <table:table-cell office:value-type="float" office:value="0.0000000649158841690383" calcext:value-type="float">
            <text:p>6.49158841690383E-08</text:p>
          </table:table-cell>
          <table:table-cell office:value-type="float" office:value="0.00000234102907284594" calcext:value-type="float">
            <text:p>2.341029072845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149825783972" calcext:value-type="float">
            <text:p>34.6149825783972</text:p>
          </table:table-cell>
          <table:table-cell office:value-type="float" office:value="572.883967192474" calcext:value-type="float">
            <text:p>572.883967192474</text:p>
          </table:table-cell>
          <table:table-cell office:value-type="string" calcext:value-type="string">
            <text:p>FGR;SELP;INSR;KIT;FN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AP Kinase Activity (GO:0043406)</text:p>
          </table:table-cell>
          <table:table-cell office:value-type="string" calcext:value-type="string">
            <text:p>6/91</text:p>
          </table:table-cell>
          <table:table-cell office:value-type="float" office:value="0.000000069376033485557" calcext:value-type="float">
            <text:p>6.9376033485557E-08</text:p>
          </table:table-cell>
          <table:table-cell office:value-type="float" office:value="0.00000242605886794948" calcext:value-type="float">
            <text:p>2.4260588679494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060258249641" calcext:value-type="float">
            <text:p>34.2060258249641</text:p>
          </table:table-cell>
          <table:table-cell office:value-type="float" office:value="563.842701420035" calcext:value-type="float">
            <text:p>563.842701420035</text:p>
          </table:table-cell>
          <table:table-cell office:value-type="string" calcext:value-type="string">
            <text:p>TGFB1;INSR;FGF18;KIT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Blood Vessel Endothelial Cell Migration (GO:0043536)</text:p>
          </table:table-cell>
          <table:table-cell office:value-type="string" calcext:value-type="string">
            <text:p>5/46</text:p>
          </table:table-cell>
          <table:table-cell office:value-type="float" office:value="0.0000000734122580525478" calcext:value-type="float">
            <text:p>7.34122580525478E-08</text:p>
          </table:table-cell>
          <table:table-cell office:value-type="float" office:value="0.00000249169840566589" calcext:value-type="float">
            <text:p>2.4916984056658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8164924506388" calcext:value-type="float">
            <text:p>57.8164924506388</text:p>
          </table:table-cell>
          <table:table-cell office:value-type="float" office:value="949.76163427507" calcext:value-type="float">
            <text:p>949.76163427507</text:p>
          </table:table-cell>
          <table:table-cell office:value-type="string" calcext:value-type="string">
            <text:p>TGFB1;FGF18;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ular Process (GO:0048522)</text:p>
          </table:table-cell>
          <table:table-cell office:value-type="string" calcext:value-type="string">
            <text:p>11/594</text:p>
          </table:table-cell>
          <table:table-cell office:value-type="float" office:value="0.0000000953800136944265" calcext:value-type="float">
            <text:p>9.53800136944265E-08</text:p>
          </table:table-cell>
          <table:table-cell office:value-type="float" office:value="0.00000314481530866766" calcext:value-type="float">
            <text:p>3.1448153086676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519916142558" calcext:value-type="float">
            <text:p>10.1519916142558</text:p>
          </table:table-cell>
          <table:table-cell office:value-type="float" office:value="164.110972556741" calcext:value-type="float">
            <text:p>164.110972556741</text:p>
          </table:table-cell>
          <table:table-cell office:value-type="string" calcext:value-type="string">
            <text:p>LYN;FGF6;TGFB1;INSR;CAV1;FGF18;FN1;AKT1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Leukocyte Adhesion To Vascular Endothelial Cell (GO:0061756)</text:p>
          </table:table-cell>
          <table:table-cell table:style-name="ce1" office:value-type="string" calcext:value-type="string">
            <text:p>4/19</text:p>
          </table:table-cell>
          <table:table-cell office:value-type="float" office:value="0.000000101075670048295" calcext:value-type="float">
            <text:p>1.01075670048295E-07</text:p>
          </table:table-cell>
          <table:table-cell office:value-type="float" office:value="0.00000324003675654812" calcext:value-type="float">
            <text:p>3.2400367565481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646511627907" calcext:value-type="float">
            <text:p>123.646511627907</text:p>
          </table:table-cell>
          <table:table-cell office:value-type="float" office:value="1991.62337530627" calcext:value-type="float">
            <text:p>1991.62337530627</text:p>
          </table:table-cell>
          <table:table-cell office:value-type="string" calcext:value-type="string">
            <text:p>ITGB1;SELP;ITGA4;SEL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prouting Angiogenesis (GO:0002040)</text:p>
          </table:table-cell>
          <table:table-cell office:value-type="string" calcext:value-type="string">
            <text:p>5/52</text:p>
          </table:table-cell>
          <table:table-cell office:value-type="float" office:value="0.000000137736527488764" calcext:value-type="float">
            <text:p>1.37736527488764E-07</text:p>
          </table:table-cell>
          <table:table-cell office:value-type="float" office:value="0.00000422308996637562" calcext:value-type="float">
            <text:p>4.223089966375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4204660587639" calcext:value-type="float">
            <text:p>50.4204660587639</text:p>
          </table:table-cell>
          <table:table-cell office:value-type="float" office:value="796.538650392163" calcext:value-type="float">
            <text:p>796.538650392163</text:p>
          </table:table-cell>
          <table:table-cell office:value-type="string" calcext:value-type="string">
            <text:p>TGFB1;AKT1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ell Population Proliferation (GO:0042127)</text:p>
          </table:table-cell>
          <table:table-cell office:value-type="string" calcext:value-type="string">
            <text:p>12/766</text:p>
          </table:table-cell>
          <table:table-cell office:value-type="float" office:value="0.00000013906188797424" calcext:value-type="float">
            <text:p>1.3906188797424E-07</text:p>
          </table:table-cell>
          <table:table-cell office:value-type="float" office:value="0.00000422308996637562" calcext:value-type="float">
            <text:p>4.2230899663756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3012504736643" calcext:value-type="float">
            <text:p>8.73012504736643</text:p>
          </table:table-cell>
          <table:table-cell office:value-type="float" office:value="137.834241555567" calcext:value-type="float">
            <text:p>137.834241555567</text:p>
          </table:table-cell>
          <table:table-cell office:value-type="string" calcext:value-type="string">
            <text:p>LYN;FGF6;TGFB1;INSR;FGF18;KIT;COL4A3;FN1;AKT1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 Population Proliferation (GO:0008284)</text:p>
          </table:table-cell>
          <table:table-cell office:value-type="string" calcext:value-type="string">
            <text:p>10/483</text:p>
          </table:table-cell>
          <table:table-cell office:value-type="float" office:value="0.000000142898118555074" calcext:value-type="float">
            <text:p>1.42898118555074E-07</text:p>
          </table:table-cell>
          <table:table-cell office:value-type="float" office:value="0.00000422831868750143" calcext:value-type="float">
            <text:p>4.2283186875014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307925261414" calcext:value-type="float">
            <text:p>11.1307925261414</text:p>
          </table:table-cell>
          <table:table-cell office:value-type="float" office:value="175.433911620903" calcext:value-type="float">
            <text:p>175.433911620903</text:p>
          </table:table-cell>
          <table:table-cell office:value-type="string" calcext:value-type="string">
            <text:p>LYN;FGF6;TGFB1;INSR;FGF18;FN1;AKT1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Blood Vessel Endothelial Cell Migration (GO:0043535)</text:p>
          </table:table-cell>
          <table:table-cell office:value-type="string" calcext:value-type="string">
            <text:p>5/54</text:p>
          </table:table-cell>
          <table:table-cell office:value-type="float" office:value="0.000000167017317936342" calcext:value-type="float">
            <text:p>1.67017317936342E-07</text:p>
          </table:table-cell>
          <table:table-cell office:value-type="float" office:value="0.00000481844962246345" calcext:value-type="float">
            <text:p>4.8184496224634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57628765792" calcext:value-type="float">
            <text:p>48.357628765792</text:p>
          </table:table-cell>
          <table:table-cell office:value-type="float" office:value="754.628936914773" calcext:value-type="float">
            <text:p>754.628936914773</text:p>
          </table:table-cell>
          <table:table-cell office:value-type="string" calcext:value-type="string">
            <text:p>TGFB1;FGF18;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ulticellular Organismal Process (GO:0051240)</text:p>
          </table:table-cell>
          <table:table-cell office:value-type="string" calcext:value-type="string">
            <text:p>9/387</text:p>
          </table:table-cell>
          <table:table-cell office:value-type="float" office:value="0.000000246603720514927" calcext:value-type="float">
            <text:p>2.46603720514927E-07</text:p>
          </table:table-cell>
          <table:table-cell office:value-type="float" office:value="0.0000069409925237616" calcext:value-type="float">
            <text:p>6.940992523761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65037593985" calcext:value-type="float">
            <text:p>12.265037593985</text:p>
          </table:table-cell>
          <table:table-cell office:value-type="float" office:value="186.618472956807" calcext:value-type="float">
            <text:p>186.618472956807</text:p>
          </table:table-cell>
          <table:table-cell office:value-type="string" calcext:value-type="string">
            <text:p>COL1A1;FGR;TGFB1;CAV1;SPP1;PIK3CD;GAPDH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hosphatidylinositol 3-Kinase Activity (GO:0043552)</text:p>
          </table:table-cell>
          <table:table-cell table:style-name="ce1" office:value-type="string" calcext:value-type="string">
            <text:p>4/26</text:p>
          </table:table-cell>
          <table:table-cell office:value-type="float" office:value="0.000000385195272858151" calcext:value-type="float">
            <text:p>3.85195272858151E-07</text:p>
          </table:table-cell>
          <table:table-cell office:value-type="float" office:value="0.0000105836986875787" calcext:value-type="float">
            <text:p>1.0583698687578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748414376321" calcext:value-type="float">
            <text:p>84.2748414376321</text:p>
          </table:table-cell>
          <table:table-cell office:value-type="float" office:value="1244.69857089075" calcext:value-type="float">
            <text:p>1244.69857089075</text:p>
          </table:table-cell>
          <table:table-cell office:value-type="string" calcext:value-type="string">
            <text:p>FGR;TGFB1;KIT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ceptor-Mediated Endocytosis (GO:0006898)</text:p>
          </table:table-cell>
          <table:table-cell office:value-type="string" calcext:value-type="string">
            <text:p>6/122</text:p>
          </table:table-cell>
          <table:table-cell office:value-type="float" office:value="0.000000398371548508915" calcext:value-type="float">
            <text:p>3.98371548508915E-07</text:p>
          </table:table-cell>
          <table:table-cell office:value-type="float" office:value="0.0000106911806274253" calcext:value-type="float">
            <text:p>1.0691180627425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256518082422" calcext:value-type="float">
            <text:p>25.0256518082422</text:p>
          </table:table-cell>
          <table:table-cell office:value-type="float" office:value="368.775020191003" calcext:value-type="float">
            <text:p>368.775020191003</text:p>
          </table:table-cell>
          <table:table-cell office:value-type="string" calcext:value-type="string">
            <text:p>ITGB1;ITGAM;INSR;CAV1;ITGB2;HSPG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Epithelial Cell Proliferation (GO:0050679)</text:p>
          </table:table-cell>
          <table:table-cell office:value-type="string" calcext:value-type="string">
            <text:p>6/123</text:p>
          </table:table-cell>
          <table:table-cell office:value-type="float" office:value="0.000000418064504289612" calcext:value-type="float">
            <text:p>4.18064504289612E-07</text:p>
          </table:table-cell>
          <table:table-cell office:value-type="float" office:value="0.0000107210319544492" calcext:value-type="float">
            <text:p>1.0721031954449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05065666041" calcext:value-type="float">
            <text:p>24.8105065666041</text:p>
          </table:table-cell>
          <table:table-cell office:value-type="float" office:value="364.407543040054" calcext:value-type="float">
            <text:p>364.407543040054</text:p>
          </table:table-cell>
          <table:table-cell office:value-type="string" calcext:value-type="string">
            <text:p>ITGB3;PIK3CD;AKT1;FGF2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ell Motility (GO:2000145)</text:p>
          </table:table-cell>
          <table:table-cell office:value-type="string" calcext:value-type="string">
            <text:p>6/123</text:p>
          </table:table-cell>
          <table:table-cell office:value-type="float" office:value="0.000000418064504289612" calcext:value-type="float">
            <text:p>4.18064504289612E-07</text:p>
          </table:table-cell>
          <table:table-cell office:value-type="float" office:value="0.0000107210319544492" calcext:value-type="float">
            <text:p>1.0721031954449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105065666041" calcext:value-type="float">
            <text:p>24.8105065666041</text:p>
          </table:table-cell>
          <table:table-cell office:value-type="float" office:value="364.407543040054" calcext:value-type="float">
            <text:p>364.407543040054</text:p>
          </table:table-cell>
          <table:table-cell office:value-type="string" calcext:value-type="string">
            <text:p>FGF6;TGFB1;FGF18;AKT1;FYN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esodermal Cell Differentiation (GO:0048333)</text:p>
          </table:table-cell>
          <table:table-cell table:style-name="ce1" office:value-type="string" calcext:value-type="string">
            <text:p>3/8</text:p>
          </table:table-cell>
          <table:table-cell office:value-type="float" office:value="0.000000675466060900499" calcext:value-type="float">
            <text:p>6.75466060900499E-07</text:p>
          </table:table-cell>
          <table:table-cell office:value-type="float" office:value="0.0000169453877017212" calcext:value-type="float">
            <text:p>1.694538770172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018181818182" calcext:value-type="float">
            <text:p>272.018181818182</text:p>
          </table:table-cell>
          <table:table-cell office:value-type="float" office:value="3864.79704003738" calcext:value-type="float">
            <text:p>3864.79704003738</text:p>
          </table:table-cell>
          <table:table-cell office:value-type="string" calcext:value-type="string">
            <text:p>ITGB1;ITGA2;ITGB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Lipid Kinase Activity (GO:0090218)</text:p>
          </table:table-cell>
          <table:table-cell table:style-name="ce1" office:value-type="string" calcext:value-type="string">
            <text:p>4/30</text:p>
          </table:table-cell>
          <table:table-cell office:value-type="float" office:value="0.000000701268205459166" calcext:value-type="float">
            <text:p>7.01268205459166E-07</text:p>
          </table:table-cell>
          <table:table-cell office:value-type="float" office:value="0.0000172183725340399" calcext:value-type="float">
            <text:p>1.7218372534039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951699463327" calcext:value-type="float">
            <text:p>71.2951699463327</text:p>
          </table:table-cell>
          <table:table-cell office:value-type="float" office:value="1010.27932370147" calcext:value-type="float">
            <text:p>1010.27932370147</text:p>
          </table:table-cell>
          <table:table-cell office:value-type="string" calcext:value-type="string">
            <text:p>FGR;TGFB1;KIT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Sprouting Angiogenesis (GO:1903670)</text:p>
          </table:table-cell>
          <table:table-cell office:value-type="string" calcext:value-type="string">
            <text:p>4/33</text:p>
          </table:table-cell>
          <table:table-cell office:value-type="float" office:value="0.00000104171939794831" calcext:value-type="float">
            <text:p>1.04171939794831E-06</text:p>
          </table:table-cell>
          <table:table-cell office:value-type="float" office:value="0.0000250446705256739" calcext:value-type="float">
            <text:p>2.5044670525673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101844426624" calcext:value-type="float">
            <text:p>63.9101844426624</text:p>
          </table:table-cell>
          <table:table-cell office:value-type="float" office:value="880.339651548526" calcext:value-type="float">
            <text:p>880.339651548526</text:p>
          </table:table-cell>
          <table:table-cell office:value-type="string" calcext:value-type="string">
            <text:p>FGF18;ITGA5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Localization To Membrane (GO:1905477)</text:p>
          </table:table-cell>
          <table:table-cell office:value-type="string" calcext:value-type="string">
            <text:p>5/79</text:p>
          </table:table-cell>
          <table:table-cell office:value-type="float" office:value="0.00000113929096319353" calcext:value-type="float">
            <text:p>1.13929096319353E-06</text:p>
          </table:table-cell>
          <table:table-cell office:value-type="float" office:value="0.0000268314647250068" calcext:value-type="float">
            <text:p>2.6831464725006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803732303732" calcext:value-type="float">
            <text:p>31.9803732303732</text:p>
          </table:table-cell>
          <table:table-cell office:value-type="float" office:value="437.654748044978" calcext:value-type="float">
            <text:p>437.654748044978</text:p>
          </table:table-cell>
          <table:table-cell office:value-type="string" calcext:value-type="string">
            <text:p>ITGB1;ITGAM;ITGB2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hosphatidylinositol 3-Kinase Activity (GO:0043551)</text:p>
          </table:table-cell>
          <table:table-cell office:value-type="string" calcext:value-type="string">
            <text:p>4/34</text:p>
          </table:table-cell>
          <table:table-cell office:value-type="float" office:value="0.00000117858794032274" calcext:value-type="float">
            <text:p>1.17858794032274E-06</text:p>
          </table:table-cell>
          <table:table-cell office:value-type="float" office:value="0.0000272018096626488" calcext:value-type="float">
            <text:p>2.7201809662648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7767441860465" calcext:value-type="float">
            <text:p>61.7767441860465</text:p>
          </table:table-cell>
          <table:table-cell office:value-type="float" office:value="843.326288486056" calcext:value-type="float">
            <text:p>843.326288486056</text:p>
          </table:table-cell>
          <table:table-cell office:value-type="string" calcext:value-type="string">
            <text:p>FGR;TGFB1;KIT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nflammatory Response (GO:0006954)</text:p>
          </table:table-cell>
          <table:table-cell office:value-type="string" calcext:value-type="string">
            <text:p>7/236</text:p>
          </table:table-cell>
          <table:table-cell office:value-type="float" office:value="0.00000122633066096026" calcext:value-type="float">
            <text:p>1.22633066096026E-06</text:p>
          </table:table-cell>
          <table:table-cell office:value-type="float" office:value="0.0000277487369166303" calcext:value-type="float">
            <text:p>2.7748736916630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29257641921" calcext:value-type="float">
            <text:p>15.0729257641921</text:p>
          </table:table-cell>
          <table:table-cell office:value-type="float" office:value="205.164888621151" calcext:value-type="float">
            <text:p>205.164888621151</text:p>
          </table:table-cell>
          <table:table-cell office:value-type="string" calcext:value-type="string">
            <text:p>TGFB1;KIT;ITGB2;PIK3CD;SELE;HSPG2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ngiogenesis Involved In Wound Healing (GO:0060055)</text:p>
          </table:table-cell>
          <table:table-cell table:style-name="ce1" office:value-type="string" calcext:value-type="string">
            <text:p>3/10</text:p>
          </table:table-cell>
          <table:table-cell office:value-type="float" office:value="0.00000144267015760341" calcext:value-type="float">
            <text:p>1.44267015760341E-06</text:p>
          </table:table-cell>
          <table:table-cell office:value-type="float" office:value="0.0000320161800360449" calcext:value-type="float">
            <text:p>3.2016180036044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279220779221" calcext:value-type="float">
            <text:p>194.279220779221</text:p>
          </table:table-cell>
          <table:table-cell office:value-type="float" office:value="2612.86413216628" calcext:value-type="float">
            <text:p>2612.86413216628</text:p>
          </table:table-cell>
          <table:table-cell office:value-type="string" calcext:value-type="string">
            <text:p>ITGB3;CD3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ubstrate Adhesion-Dependent Cell Spreading (GO:0034446)</text:p>
          </table:table-cell>
          <table:table-cell office:value-type="string" calcext:value-type="string">
            <text:p>4/36</text:p>
          </table:table-cell>
          <table:table-cell office:value-type="float" office:value="0.0000014918598096355" calcext:value-type="float">
            <text:p>1.4918598096355E-06</text:p>
          </table:table-cell>
          <table:table-cell office:value-type="float" office:value="0.0000324831362324409" calcext:value-type="float">
            <text:p>3.248313623244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9098837209302" calcext:value-type="float">
            <text:p>57.9098837209302</text:p>
          </table:table-cell>
          <table:table-cell office:value-type="float" office:value="776.889293501796" calcext:value-type="float">
            <text:p>776.889293501796</text:p>
          </table:table-cell>
          <table:table-cell office:value-type="string" calcext:value-type="string">
            <text:p>LAMA5;ITGA4;ITGB3;FN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Endothelial Cell Migration (GO:0010594)</text:p>
          </table:table-cell>
          <table:table-cell office:value-type="string" calcext:value-type="string">
            <text:p>5/88</text:p>
          </table:table-cell>
          <table:table-cell office:value-type="float" office:value="0.00000194942020177828" calcext:value-type="float">
            <text:p>1.94942020177828E-06</text:p>
          </table:table-cell>
          <table:table-cell office:value-type="float" office:value="0.0000416598317194839" calcext:value-type="float">
            <text:p>4.1659831719483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997131382674" calcext:value-type="float">
            <text:p>28.4997131382674</text:p>
          </table:table-cell>
          <table:table-cell office:value-type="float" office:value="374.713617365718" calcext:value-type="float">
            <text:p>374.713617365718</text:p>
          </table:table-cell>
          <table:table-cell office:value-type="string" calcext:value-type="string">
            <text:p>ITGB3;PIK3CD;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eptidyl-Serine Phosphorylation (GO:0033138)</text:p>
          </table:table-cell>
          <table:table-cell office:value-type="string" calcext:value-type="string">
            <text:p>5/89</text:p>
          </table:table-cell>
          <table:table-cell office:value-type="float" office:value="0.00000206184557775473" calcext:value-type="float">
            <text:p>2.06184557775473E-06</text:p>
          </table:table-cell>
          <table:table-cell office:value-type="float" office:value="0.0000432612690314356" calcext:value-type="float">
            <text:p>4.3261269031435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590136054422" calcext:value-type="float">
            <text:p>28.1590136054422</text:p>
          </table:table-cell>
          <table:table-cell office:value-type="float" office:value="368.655245474678" calcext:value-type="float">
            <text:p>368.655245474678</text:p>
          </table:table-cell>
          <table:table-cell office:value-type="string" calcext:value-type="string">
            <text:p>TGFB1;CAV1;AKT1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Autophosphorylation (GO:0046777)</text:p>
          </table:table-cell>
          <table:table-cell office:value-type="string" calcext:value-type="string">
            <text:p>6/162</text:p>
          </table:table-cell>
          <table:table-cell office:value-type="float" office:value="0.00000209983898425522" calcext:value-type="float">
            <text:p>2.09983898425522E-06</text:p>
          </table:table-cell>
          <table:table-cell office:value-type="float" office:value="0.0000432716819255452" calcext:value-type="float">
            <text:p>4.3271681925545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12945590994" calcext:value-type="float">
            <text:p>18.5712945590994</text:p>
          </table:table-cell>
          <table:table-cell office:value-type="float" office:value="242.794603076018" calcext:value-type="float">
            <text:p>242.794603076018</text:p>
          </table:table-cell>
          <table:table-cell office:value-type="string" calcext:value-type="string">
            <text:p>LYN;FGR;INSR;KIT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eptidyl-Serine Phosphorylation (GO:0033135)</text:p>
          </table:table-cell>
          <table:table-cell office:value-type="string" calcext:value-type="string">
            <text:p>5/93</text:p>
          </table:table-cell>
          <table:table-cell office:value-type="float" office:value="0.00000256360639868486" calcext:value-type="float">
            <text:p>2.56360639868486E-06</text:p>
          </table:table-cell>
          <table:table-cell office:value-type="float" office:value="0.0000510069273117644" calcext:value-type="float">
            <text:p>5.1006927311764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736471861472" calcext:value-type="float">
            <text:p>26.8736471861472</text:p>
          </table:table-cell>
          <table:table-cell office:value-type="float" office:value="345.973901418806" calcext:value-type="float">
            <text:p>345.973901418806</text:p>
          </table:table-cell>
          <table:table-cell office:value-type="string" calcext:value-type="string">
            <text:p>TGFB1;CAV1;AKT1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Kinase B Signaling (GO:0051897)</text:p>
          </table:table-cell>
          <table:table-cell office:value-type="string" calcext:value-type="string">
            <text:p>5/93</text:p>
          </table:table-cell>
          <table:table-cell office:value-type="float" office:value="0.00000256360639868486" calcext:value-type="float">
            <text:p>2.56360639868486E-06</text:p>
          </table:table-cell>
          <table:table-cell office:value-type="float" office:value="0.0000510069273117644" calcext:value-type="float">
            <text:p>5.1006927311764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736471861472" calcext:value-type="float">
            <text:p>26.8736471861472</text:p>
          </table:table-cell>
          <table:table-cell office:value-type="float" office:value="345.973901418806" calcext:value-type="float">
            <text:p>345.973901418806</text:p>
          </table:table-cell>
          <table:table-cell office:value-type="string" calcext:value-type="string">
            <text:p>ITGB1;TGFB1;INSR;PIK3CD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Epithelial Cell Migration (GO:0010634)</text:p>
          </table:table-cell>
          <table:table-cell office:value-type="string" calcext:value-type="string">
            <text:p>5/95</text:p>
          </table:table-cell>
          <table:table-cell office:value-type="float" office:value="0.00000284806714668356" calcext:value-type="float">
            <text:p>2.84806714668356E-06</text:p>
          </table:table-cell>
          <table:table-cell office:value-type="float" office:value="0.0000557062624961496" calcext:value-type="float">
            <text:p>5.5706262496149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738095238095" calcext:value-type="float">
            <text:p>26.2738095238095</text:p>
          </table:table-cell>
          <table:table-cell office:value-type="float" office:value="335.48685789657" calcext:value-type="float">
            <text:p>335.48685789657</text:p>
          </table:table-cell>
          <table:table-cell office:value-type="string" calcext:value-type="string">
            <text:p>ITGB3;PIK3CD;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-Cell Adhesion Via Plasma-Membrane Adhesion Molecules (GO:0098742)</text:p>
          </table:table-cell>
          <table:table-cell office:value-type="string" calcext:value-type="string">
            <text:p>6/172</text:p>
          </table:table-cell>
          <table:table-cell office:value-type="float" office:value="0.00000297174709830811" calcext:value-type="float">
            <text:p>2.97174709830811E-06</text:p>
          </table:table-cell>
          <table:table-cell office:value-type="float" office:value="0.000057156602524126" calcext:value-type="float">
            <text:p>5.715660252412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437261240082" calcext:value-type="float">
            <text:p>17.4437261240082</text:p>
          </table:table-cell>
          <table:table-cell office:value-type="float" office:value="221.995147632186" calcext:value-type="float">
            <text:p>221.995147632186</text:p>
          </table:table-cell>
          <table:table-cell office:value-type="string" calcext:value-type="string">
            <text:p>SELP;ITGB1;ITGAM;ITGB2;SELE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Leukocyte Degranulation (GO:0043302)</text:p>
          </table:table-cell>
          <table:table-cell table:style-name="ce1" office:value-type="string" calcext:value-type="string">
            <text:p>3/13</text:p>
          </table:table-cell>
          <table:table-cell office:value-type="float" office:value="0.00000342141538850907" calcext:value-type="float">
            <text:p>3.42141538850907E-06</text:p>
          </table:table-cell>
          <table:table-cell office:value-type="float" office:value="0.000062671640608563" calcext:value-type="float">
            <text:p>6.267164060856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975" calcext:value-type="float">
            <text:p>135.975</text:p>
          </table:table-cell>
          <table:table-cell office:value-type="float" office:value="1711.3074117194" calcext:value-type="float">
            <text:p>1711.3074117194</text:p>
          </table:table-cell>
          <table:table-cell office:value-type="string" calcext:value-type="string">
            <text:p>FGR;ITGAM;ITG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mmune Response-Regulating Cell Surface Receptor Signaling Pathway (GO:0002768)</text:p>
          </table:table-cell>
          <table:table-cell table:style-name="ce1" office:value-type="string" calcext:value-type="string">
            <text:p>3/13</text:p>
          </table:table-cell>
          <table:table-cell office:value-type="float" office:value="0.00000342141538850907" calcext:value-type="float">
            <text:p>3.42141538850907E-06</text:p>
          </table:table-cell>
          <table:table-cell office:value-type="float" office:value="0.000062671640608563" calcext:value-type="float">
            <text:p>6.267164060856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975" calcext:value-type="float">
            <text:p>135.975</text:p>
          </table:table-cell>
          <table:table-cell office:value-type="float" office:value="1711.3074117194" calcext:value-type="float">
            <text:p>1711.3074117194</text:p>
          </table:table-cell>
          <table:table-cell office:value-type="string" calcext:value-type="string">
            <text:p>LYN;FGR;KIT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Superoxide Anion Generation (GO:0032930)</text:p>
          </table:table-cell>
          <table:table-cell table:style-name="ce1" office:value-type="string" calcext:value-type="string">
            <text:p>3/13</text:p>
          </table:table-cell>
          <table:table-cell office:value-type="float" office:value="0.00000342141538850907" calcext:value-type="float">
            <text:p>3.42141538850907E-06</text:p>
          </table:table-cell>
          <table:table-cell office:value-type="float" office:value="0.000062671640608563" calcext:value-type="float">
            <text:p>6.267164060856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975" calcext:value-type="float">
            <text:p>135.975</text:p>
          </table:table-cell>
          <table:table-cell office:value-type="float" office:value="1711.3074117194" calcext:value-type="float">
            <text:p>1711.3074117194</text:p>
          </table:table-cell>
          <table:table-cell office:value-type="string" calcext:value-type="string">
            <text:p>ITGAM;TGFB1;ITG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Superoxide Anion Generation (GO:0032928)</text:p>
          </table:table-cell>
          <table:table-cell table:style-name="ce1" office:value-type="string" calcext:value-type="string">
            <text:p>3/14</text:p>
          </table:table-cell>
          <table:table-cell office:value-type="float" office:value="0.00000434735993719933" calcext:value-type="float">
            <text:p>4.34735993719933E-06</text:p>
          </table:table-cell>
          <table:table-cell office:value-type="float" office:value="0.0000748784084705675" calcext:value-type="float">
            <text:p>7.4878408470567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607438016529" calcext:value-type="float">
            <text:p>123.607438016529</text:p>
          </table:table-cell>
          <table:table-cell office:value-type="float" office:value="1526.05023680007" calcext:value-type="float">
            <text:p>1526.05023680007</text:p>
          </table:table-cell>
          <table:table-cell office:value-type="string" calcext:value-type="string">
            <text:p>ITGAM;TGFB1;ITG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Endothelial Cell Chemotaxis (GO:2001028)</text:p>
          </table:table-cell>
          <table:table-cell table:style-name="ce1" office:value-type="string" calcext:value-type="string">
            <text:p>3/14</text:p>
          </table:table-cell>
          <table:table-cell office:value-type="float" office:value="0.00000434735993719933" calcext:value-type="float">
            <text:p>4.34735993719933E-06</text:p>
          </table:table-cell>
          <table:table-cell office:value-type="float" office:value="0.0000748784084705675" calcext:value-type="float">
            <text:p>7.4878408470567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607438016529" calcext:value-type="float">
            <text:p>123.607438016529</text:p>
          </table:table-cell>
          <table:table-cell office:value-type="float" office:value="1526.05023680007" calcext:value-type="float">
            <text:p>1526.05023680007</text:p>
          </table:table-cell>
          <table:table-cell office:value-type="string" calcext:value-type="string">
            <text:p>FGF18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Vascular Endothelial Growth Factor Signaling Pathway (GO:0038084)</text:p>
          </table:table-cell>
          <table:table-cell table:style-name="ce1" office:value-type="string" calcext:value-type="string">
            <text:p>3/14</text:p>
          </table:table-cell>
          <table:table-cell office:value-type="float" office:value="0.00000434735993719933" calcext:value-type="float">
            <text:p>4.34735993719933E-06</text:p>
          </table:table-cell>
          <table:table-cell office:value-type="float" office:value="0.0000748784084705675" calcext:value-type="float">
            <text:p>7.4878408470567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607438016529" calcext:value-type="float">
            <text:p>123.607438016529</text:p>
          </table:table-cell>
          <table:table-cell office:value-type="float" office:value="1526.05023680007" calcext:value-type="float">
            <text:p>1526.05023680007</text:p>
          </table:table-cell>
          <table:table-cell office:value-type="string" calcext:value-type="string">
            <text:p>PIK3CD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yaluronan Metabolic Process (GO:0030212)</text:p>
          </table:table-cell>
          <table:table-cell table:style-name="ce1" office:value-type="string" calcext:value-type="string">
            <text:p>3/14</text:p>
          </table:table-cell>
          <table:table-cell office:value-type="float" office:value="0.00000434735993719933" calcext:value-type="float">
            <text:p>4.34735993719933E-06</text:p>
          </table:table-cell>
          <table:table-cell office:value-type="float" office:value="0.0000748784084705675" calcext:value-type="float">
            <text:p>7.4878408470567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607438016529" calcext:value-type="float">
            <text:p>123.607438016529</text:p>
          </table:table-cell>
          <table:table-cell office:value-type="float" office:value="1526.05023680007" calcext:value-type="float">
            <text:p>1526.05023680007</text:p>
          </table:table-cell>
          <table:table-cell office:value-type="string" calcext:value-type="string">
            <text:p>TGFB1;FGF2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docytosis (GO:0006897)</text:p>
          </table:table-cell>
          <table:table-cell office:value-type="string" calcext:value-type="string">
            <text:p>6/189</text:p>
          </table:table-cell>
          <table:table-cell office:value-type="float" office:value="0.0000051178965793316" calcext:value-type="float">
            <text:p>5.1178965793316E-06</text:p>
          </table:table-cell>
          <table:table-cell office:value-type="float" office:value="0.0000868537154786569" calcext:value-type="float">
            <text:p>8.6853715478656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096761295482" calcext:value-type="float">
            <text:p>15.8096761295482</text:p>
          </table:table-cell>
          <table:table-cell office:value-type="float" office:value="192.605601069258" calcext:value-type="float">
            <text:p>192.605601069258</text:p>
          </table:table-cell>
          <table:table-cell office:value-type="string" calcext:value-type="string">
            <text:p>ITGB1;ITGAM;INSR;CAV1;ITGB2;HSPG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Sprouting Angiogenesis (GO:1903672)</text:p>
          </table:table-cell>
          <table:table-cell table:style-name="ce1" office:value-type="string" calcext:value-type="string">
            <text:p>3/15</text:p>
          </table:table-cell>
          <table:table-cell office:value-type="float" office:value="0.00000542525296659353" calcext:value-type="float">
            <text:p>5.42525296659353E-06</text:p>
          </table:table-cell>
          <table:table-cell office:value-type="float" office:value="0.000090735390194912" calcext:value-type="float">
            <text:p>9.073539019491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301136363636" calcext:value-type="float">
            <text:p>113.301136363636</text:p>
          </table:table-cell>
          <table:table-cell office:value-type="float" office:value="1373.71351296023" calcext:value-type="float">
            <text:p>1373.71351296023</text:p>
          </table:table-cell>
          <table:table-cell office:value-type="string" calcext:value-type="string">
            <text:p>ITGA5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Inflammatory Response To Antigenic Stimulus (GO:0002862)</text:p>
          </table:table-cell>
          <table:table-cell table:style-name="ce1" office:value-type="string" calcext:value-type="string">
            <text:p>3/16</text:p>
          </table:table-cell>
          <table:table-cell office:value-type="float" office:value="0.00000666624021583049" calcext:value-type="float">
            <text:p>6.66624021583049E-06</text:p>
          </table:table-cell>
          <table:table-cell office:value-type="float" office:value="0.000108349876184062" calcext:value-type="float">
            <text:p>0.00010834987618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58041958042" calcext:value-type="float">
            <text:p>104.58041958042</text:p>
          </table:table-cell>
          <table:table-cell office:value-type="float" office:value="1246.43697683094" calcext:value-type="float">
            <text:p>1246.43697683094</text:p>
          </table:table-cell>
          <table:table-cell office:value-type="string" calcext:value-type="string">
            <text:p>LYN;FG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Anoikis (GO:2000811)</text:p>
          </table:table-cell>
          <table:table-cell table:style-name="ce1" office:value-type="string" calcext:value-type="string">
            <text:p>3/16</text:p>
          </table:table-cell>
          <table:table-cell office:value-type="float" office:value="0.00000666624021583049" calcext:value-type="float">
            <text:p>6.66624021583049E-06</text:p>
          </table:table-cell>
          <table:table-cell office:value-type="float" office:value="0.000108349876184062" calcext:value-type="float">
            <text:p>0.00010834987618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58041958042" calcext:value-type="float">
            <text:p>104.58041958042</text:p>
          </table:table-cell>
          <table:table-cell office:value-type="float" office:value="1246.43697683094" calcext:value-type="float">
            <text:p>1246.43697683094</text:p>
          </table:table-cell>
          <table:table-cell office:value-type="string" calcext:value-type="string">
            <text:p>ITGB1;CAV1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eptidyl-Tyrosine Modification (GO:0018212)</text:p>
          </table:table-cell>
          <table:table-cell office:value-type="string" calcext:value-type="string">
            <text:p>4/54</text:p>
          </table:table-cell>
          <table:table-cell office:value-type="float" office:value="0.00000776556543727699" calcext:value-type="float">
            <text:p>7.76556543727699E-06</text:p>
          </table:table-cell>
          <table:table-cell office:value-type="float" office:value="0.000122709550638448" calcext:value-type="float">
            <text:p>0.00012270955063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288372093023" calcext:value-type="float">
            <text:p>37.0288372093023</text:p>
          </table:table-cell>
          <table:table-cell office:value-type="float" office:value="435.674310718952" calcext:value-type="float">
            <text:p>435.674310718952</text:p>
          </table:table-cell>
          <table:table-cell office:value-type="string" calcext:value-type="string">
            <text:p>LYN;FGR;INS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Gene Expression (GO:0010468)</text:p>
          </table:table-cell>
          <table:table-cell office:value-type="string" calcext:value-type="string">
            <text:p>12/1127</text:p>
          </table:table-cell>
          <table:table-cell office:value-type="float" office:value="0.00000804237929905402" calcext:value-type="float">
            <text:p>8.04237929905402E-06</text:p>
          </table:table-cell>
          <table:table-cell office:value-type="float" office:value="0.000122709550638448" calcext:value-type="float">
            <text:p>0.00012270955063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9259449071108" calcext:value-type="float">
            <text:p>5.79259449071108</text:p>
          </table:table-cell>
          <table:table-cell office:value-type="float" office:value="67.951683956219" calcext:value-type="float">
            <text:p>67.951683956219</text:p>
          </table:table-cell>
          <table:table-cell office:value-type="string" calcext:value-type="string">
            <text:p>LYN;FGF6;TGFB1;INSR;FGF18;FN1;PIK3CD;AKT1;CD3E;FGF2;CD3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Inflammatory Response To Antigenic Stimulus (GO:0002861)</text:p>
          </table:table-cell>
          <table:table-cell table:style-name="ce1" office:value-type="string" calcext:value-type="string">
            <text:p>3/17</text:p>
          </table:table-cell>
          <table:table-cell office:value-type="float" office:value="0.0000080813915498458" calcext:value-type="float">
            <text:p>8.0813915498458E-06</text:p>
          </table:table-cell>
          <table:table-cell office:value-type="float" office:value="0.000122709550638448" calcext:value-type="float">
            <text:p>0.00012270955063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055194805195" calcext:value-type="float">
            <text:p>97.1055194805195</text:p>
          </table:table-cell>
          <table:table-cell office:value-type="float" office:value="1138.65412421922" calcext:value-type="float">
            <text:p>1138.65412421922</text:p>
          </table:table-cell>
          <table:table-cell office:value-type="string" calcext:value-type="string">
            <text:p>LYN;FG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 Migration Involved In Sprouting Angiogenesis (GO:0002042)</text:p>
          </table:table-cell>
          <table:table-cell table:style-name="ce1" office:value-type="string" calcext:value-type="string">
            <text:p>3/17</text:p>
          </table:table-cell>
          <table:table-cell office:value-type="float" office:value="0.0000080813915498458" calcext:value-type="float">
            <text:p>8.0813915498458E-06</text:p>
          </table:table-cell>
          <table:table-cell office:value-type="float" office:value="0.000122709550638448" calcext:value-type="float">
            <text:p>0.00012270955063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055194805195" calcext:value-type="float">
            <text:p>97.1055194805195</text:p>
          </table:table-cell>
          <table:table-cell office:value-type="float" office:value="1138.65412421922" calcext:value-type="float">
            <text:p>1138.65412421922</text:p>
          </table:table-cell>
          <table:table-cell office:value-type="string" calcext:value-type="string">
            <text:p>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Leukocyte Adhesion To Vascular Endothelial Cell (GO:1904996)</text:p>
          </table:table-cell>
          <table:table-cell table:style-name="ce1" office:value-type="string" calcext:value-type="string">
            <text:p>3/17</text:p>
          </table:table-cell>
          <table:table-cell office:value-type="float" office:value="0.0000080813915498458" calcext:value-type="float">
            <text:p>8.0813915498458E-06</text:p>
          </table:table-cell>
          <table:table-cell office:value-type="float" office:value="0.000122709550638448" calcext:value-type="float">
            <text:p>0.00012270955063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055194805195" calcext:value-type="float">
            <text:p>97.1055194805195</text:p>
          </table:table-cell>
          <table:table-cell office:value-type="float" office:value="1138.65412421922" calcext:value-type="float">
            <text:p>1138.65412421922</text:p>
          </table:table-cell>
          <table:table-cell office:value-type="string" calcext:value-type="string">
            <text:p>SELP;ITGB2;SEL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Fibroblast Growth Factor Stimulus (GO:0044344)</text:p>
          </table:table-cell>
          <table:table-cell office:value-type="string" calcext:value-type="string">
            <text:p>4/55</text:p>
          </table:table-cell>
          <table:table-cell office:value-type="float" office:value="0.00000836025133510035" calcext:value-type="float">
            <text:p>8.36025133510035E-06</text:p>
          </table:table-cell>
          <table:table-cell office:value-type="float" office:value="0.000125295195333842" calcext:value-type="float">
            <text:p>0.00012529519533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009575923393" calcext:value-type="float">
            <text:p>36.3009575923393</text:p>
          </table:table-cell>
          <table:table-cell office:value-type="float" office:value="424.431597234201" calcext:value-type="float">
            <text:p>424.431597234201</text:p>
          </table:table-cell>
          <table:table-cell office:value-type="string" calcext:value-type="string">
            <text:p>FGF6;FGF18;FGF2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Peptide (GO:1901653)</text:p>
          </table:table-cell>
          <table:table-cell office:value-type="string" calcext:value-type="string">
            <text:p>4/56</text:p>
          </table:table-cell>
          <table:table-cell office:value-type="float" office:value="0.0000089878904255499" calcext:value-type="float">
            <text:p>8.9878904255499E-06</text:p>
          </table:table-cell>
          <table:table-cell office:value-type="float" office:value="0.000132974686552366" calcext:value-type="float">
            <text:p>0.000132974686552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010733452594" calcext:value-type="float">
            <text:p>35.6010733452594</text:p>
          </table:table-cell>
          <table:table-cell office:value-type="float" office:value="413.671385136119" calcext:value-type="float">
            <text:p>413.671385136119</text:p>
          </table:table-cell>
          <table:table-cell office:value-type="string" calcext:value-type="string">
            <text:p>ITGA4;CAV1;FYN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Vascular Endothelial Cell Proliferation (GO:1905562)</text:p>
          </table:table-cell>
          <table:table-cell table:style-name="ce1" office:value-type="string" calcext:value-type="string">
            <text:p>3/18</text:p>
          </table:table-cell>
          <table:table-cell office:value-type="float" office:value="0.0000096817012839485" calcext:value-type="float">
            <text:p>9.6817012839485E-06</text:p>
          </table:table-cell>
          <table:table-cell office:value-type="float" office:value="0.000141426370654134" calcext:value-type="float">
            <text:p>0.000141426370654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6272727272727" calcext:value-type="float">
            <text:p>90.6272727272727</text:p>
          </table:table-cell>
          <table:table-cell office:value-type="float" office:value="1046.31659759941" calcext:value-type="float">
            <text:p>1046.31659759941</text:p>
          </table:table-cell>
          <table:table-cell office:value-type="string" calcext:value-type="string">
            <text:p>ITGA4;COL4A3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zyme-Linked Receptor Protein Signaling Pathway (GO:0007167)</text:p>
          </table:table-cell>
          <table:table-cell office:value-type="string" calcext:value-type="string">
            <text:p>5/124</text:p>
          </table:table-cell>
          <table:table-cell office:value-type="float" office:value="0.0000105196358228736" calcext:value-type="float">
            <text:p>1.05196358228736E-05</text:p>
          </table:table-cell>
          <table:table-cell office:value-type="float" office:value="0.000151745746744952" calcext:value-type="float">
            <text:p>0.00015174574674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419367747099" calcext:value-type="float">
            <text:p>19.8419367747099</text:p>
          </table:table-cell>
          <table:table-cell office:value-type="float" office:value="227.433576490797" calcext:value-type="float">
            <text:p>227.433576490797</text:p>
          </table:table-cell>
          <table:table-cell office:value-type="string" calcext:value-type="string">
            <text:p>LYN;FGR;INSR;FYN;CD3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Gene Expression (GO:0010629)</text:p>
          </table:table-cell>
          <table:table-cell office:value-type="string" calcext:value-type="string">
            <text:p>7/336</text:p>
          </table:table-cell>
          <table:table-cell office:value-type="float" office:value="0.0000125280249373933" calcext:value-type="float">
            <text:p>1.25280249373933E-05</text:p>
          </table:table-cell>
          <table:table-cell office:value-type="float" office:value="0.00017848568861422" calcext:value-type="float">
            <text:p>0.000178485688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382978723404" calcext:value-type="float">
            <text:p>10.4382978723404</text:p>
          </table:table-cell>
          <table:table-cell office:value-type="float" office:value="117.822730112077" calcext:value-type="float">
            <text:p>117.822730112077</text:p>
          </table:table-cell>
          <table:table-cell office:value-type="string" calcext:value-type="string">
            <text:p>SRGN;TGFB1;CD3E;GAPDH;FGF2;CD3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Fc-gamma Receptor Signaling Pathway Involved In Phagocytosis (GO:0038096)</text:p>
          </table:table-cell>
          <table:table-cell table:style-name="ce1" office:value-type="string" calcext:value-type="string">
            <text:p>3/20</text:p>
          </table:table-cell>
          <table:table-cell office:value-type="float" office:value="0.000013481397438262" calcext:value-type="float">
            <text:p>1.3481397438262E-05</text:p>
          </table:table-cell>
          <table:table-cell office:value-type="float" office:value="0.000185208721949456" calcext:value-type="float">
            <text:p>0.00018520872194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572192513369" calcext:value-type="float">
            <text:p>79.9572192513369</text:p>
          </table:table-cell>
          <table:table-cell office:value-type="float" office:value="896.656231363422" calcext:value-type="float">
            <text:p>896.656231363422</text:p>
          </table:table-cell>
          <table:table-cell office:value-type="string" calcext:value-type="string">
            <text:p>LYN;FG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Fibroblast Migration (GO:0010762)</text:p>
          </table:table-cell>
          <table:table-cell table:style-name="ce1" office:value-type="string" calcext:value-type="string">
            <text:p>3/20</text:p>
          </table:table-cell>
          <table:table-cell office:value-type="float" office:value="0.000013481397438262" calcext:value-type="float">
            <text:p>1.3481397438262E-05</text:p>
          </table:table-cell>
          <table:table-cell office:value-type="float" office:value="0.000185208721949456" calcext:value-type="float">
            <text:p>0.00018520872194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572192513369" calcext:value-type="float">
            <text:p>79.9572192513369</text:p>
          </table:table-cell>
          <table:table-cell office:value-type="float" office:value="896.656231363422" calcext:value-type="float">
            <text:p>896.656231363422</text:p>
          </table:table-cell>
          <table:table-cell office:value-type="string" calcext:value-type="string">
            <text:p>ITGB1;TGFB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esoderm Formation (GO:0001707)</text:p>
          </table:table-cell>
          <table:table-cell table:style-name="ce1" office:value-type="string" calcext:value-type="string">
            <text:p>3/20</text:p>
          </table:table-cell>
          <table:table-cell office:value-type="float" office:value="0.000013481397438262" calcext:value-type="float">
            <text:p>1.3481397438262E-05</text:p>
          </table:table-cell>
          <table:table-cell office:value-type="float" office:value="0.000185208721949456" calcext:value-type="float">
            <text:p>0.00018520872194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572192513369" calcext:value-type="float">
            <text:p>79.9572192513369</text:p>
          </table:table-cell>
          <table:table-cell office:value-type="float" office:value="896.656231363422" calcext:value-type="float">
            <text:p>896.656231363422</text:p>
          </table:table-cell>
          <table:table-cell office:value-type="string" calcext:value-type="string">
            <text:p>ITGB1;ITGA2;ITGB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Anoikis (GO:2000209)</text:p>
          </table:table-cell>
          <table:table-cell table:style-name="ce1" office:value-type="string" calcext:value-type="string">
            <text:p>3/21</text:p>
          </table:table-cell>
          <table:table-cell office:value-type="float" office:value="0.000015702397693051" calcext:value-type="float">
            <text:p>1.5702397693051E-05</text:p>
          </table:table-cell>
          <table:table-cell office:value-type="float" office:value="0.000213183140444481" calcext:value-type="float">
            <text:p>0.000213183140444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113636363636" calcext:value-type="float">
            <text:p>75.5113636363636</text:p>
          </table:table-cell>
          <table:table-cell office:value-type="float" office:value="835.28383502041" calcext:value-type="float">
            <text:p>835.28383502041</text:p>
          </table:table-cell>
          <table:table-cell office:value-type="string" calcext:value-type="string">
            <text:p>ITGB1;CAV1;ITGA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tein Kinase B Signaling (GO:0051896)</text:p>
          </table:table-cell>
          <table:table-cell office:value-type="string" calcext:value-type="string">
            <text:p>5/136</text:p>
          </table:table-cell>
          <table:table-cell office:value-type="float" office:value="0.0000164676697763029" calcext:value-type="float">
            <text:p>1.64676697763029E-05</text:p>
          </table:table-cell>
          <table:table-cell office:value-type="float" office:value="0.000220973150254111" calcext:value-type="float">
            <text:p>0.000220973150254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13449654671" calcext:value-type="float">
            <text:p>18.013449654671</text:p>
          </table:table-cell>
          <table:table-cell office:value-type="float" office:value="198.402143116957" calcext:value-type="float">
            <text:p>198.402143116957</text:p>
          </table:table-cell>
          <table:table-cell office:value-type="string" calcext:value-type="string">
            <text:p>ITGB1;TGFB1;INSR;PIK3CD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Immune Response (GO:0050777)</text:p>
          </table:table-cell>
          <table:table-cell office:value-type="string" calcext:value-type="string">
            <text:p>4/66</text:p>
          </table:table-cell>
          <table:table-cell office:value-type="float" office:value="0.0000173361903580944" calcext:value-type="float">
            <text:p>1.73361903580944E-05</text:p>
          </table:table-cell>
          <table:table-cell office:value-type="float" office:value="0.000229953605439551" calcext:value-type="float">
            <text:p>0.000229953605439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439609902476" calcext:value-type="float">
            <text:p>29.8439609902476</text:p>
          </table:table-cell>
          <table:table-cell office:value-type="float" office:value="327.170818312818" calcext:value-type="float">
            <text:p>327.170818312818</text:p>
          </table:table-cell>
          <table:table-cell office:value-type="string" calcext:value-type="string">
            <text:p>LYN;FGR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Fc Receptor Mediated Stimulatory Signaling Pathway (GO:0002431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181517846611505" calcext:value-type="float">
            <text:p>1.81517846611505E-05</text:p>
          </table:table-cell>
          <table:table-cell office:value-type="float" office:value="0.000230188565922722" calcext:value-type="float">
            <text:p>0.000230188565922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334928229665" calcext:value-type="float">
            <text:p>71.5334928229665</text:p>
          </table:table-cell>
          <table:table-cell office:value-type="float" office:value="780.912662162171" calcext:value-type="float">
            <text:p>780.912662162171</text:p>
          </table:table-cell>
          <table:table-cell office:value-type="string" calcext:value-type="string">
            <text:p>LYN;FG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Blood Vessel Endothelial Cell Migration (GO:0043534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181517846611505" calcext:value-type="float">
            <text:p>1.81517846611505E-05</text:p>
          </table:table-cell>
          <table:table-cell office:value-type="float" office:value="0.000230188565922722" calcext:value-type="float">
            <text:p>0.000230188565922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334928229665" calcext:value-type="float">
            <text:p>71.5334928229665</text:p>
          </table:table-cell>
          <table:table-cell office:value-type="float" office:value="780.912662162171" calcext:value-type="float">
            <text:p>780.912662162171</text:p>
          </table:table-cell>
          <table:table-cell office:value-type="string" calcext:value-type="string">
            <text:p>AKT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Low-Density Lipoprotein Particle Stimulus (GO:0071404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181517846611505" calcext:value-type="float">
            <text:p>1.81517846611505E-05</text:p>
          </table:table-cell>
          <table:table-cell office:value-type="float" office:value="0.000230188565922722" calcext:value-type="float">
            <text:p>0.000230188565922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334928229665" calcext:value-type="float">
            <text:p>71.5334928229665</text:p>
          </table:table-cell>
          <table:table-cell office:value-type="float" office:value="780.912662162171" calcext:value-type="float">
            <text:p>780.912662162171</text:p>
          </table:table-cell>
          <table:table-cell office:value-type="string" calcext:value-type="string">
            <text:p>ITGB1;ITGB2;AK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Receptor Internalization (GO:0002092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181517846611505" calcext:value-type="float">
            <text:p>1.81517846611505E-05</text:p>
          </table:table-cell>
          <table:table-cell office:value-type="float" office:value="0.000230188565922722" calcext:value-type="float">
            <text:p>0.000230188565922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334928229665" calcext:value-type="float">
            <text:p>71.5334928229665</text:p>
          </table:table-cell>
          <table:table-cell office:value-type="float" office:value="780.912662162171" calcext:value-type="float">
            <text:p>780.912662162171</text:p>
          </table:table-cell>
          <table:table-cell office:value-type="string" calcext:value-type="string">
            <text:p>INSR;SELE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eptidyl-Tyrosine Phosphorylation (GO:0018108)</text:p>
          </table:table-cell>
          <table:table-cell office:value-type="string" calcext:value-type="string">
            <text:p>4/67</text:p>
          </table:table-cell>
          <table:table-cell office:value-type="float" office:value="0.0000184052559194253" calcext:value-type="float">
            <text:p>1.84052559194253E-05</text:p>
          </table:table-cell>
          <table:table-cell office:value-type="float" office:value="0.000230865927511053" calcext:value-type="float">
            <text:p>0.00023086592751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687707641196" calcext:value-type="float">
            <text:p>29.3687707641196</text:p>
          </table:table-cell>
          <table:table-cell office:value-type="float" office:value="320.204015585652" calcext:value-type="float">
            <text:p>320.204015585652</text:p>
          </table:table-cell>
          <table:table-cell office:value-type="string" calcext:value-type="string">
            <text:p>LYN;FGR;INS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Phosphorylation (GO:0006468)</text:p>
          </table:table-cell>
          <table:table-cell office:value-type="string" calcext:value-type="string">
            <text:p>8/500</text:p>
          </table:table-cell>
          <table:table-cell office:value-type="float" office:value="0.0000192477422992266" calcext:value-type="float">
            <text:p>1.92477422992266E-05</text:p>
          </table:table-cell>
          <table:table-cell office:value-type="float" office:value="0.000238837576487178" calcext:value-type="float">
            <text:p>0.000238837576487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382113821138" calcext:value-type="float">
            <text:p>8.11382113821138</text:p>
          </table:table-cell>
          <table:table-cell office:value-type="float" office:value="88.1008175096847" calcext:value-type="float">
            <text:p>88.1008175096847</text:p>
          </table:table-cell>
          <table:table-cell office:value-type="string" calcext:value-type="string">
            <text:p>LYN;FGR;TGFB1;INSR;KIT;PIK3CD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B Cell Differentiation (GO:0030183)</text:p>
          </table:table-cell>
          <table:table-cell office:value-type="string" calcext:value-type="string">
            <text:p>4/68</text:p>
          </table:table-cell>
          <table:table-cell office:value-type="float" office:value="0.0000195220202251043" calcext:value-type="float">
            <text:p>1.95220202251043E-05</text:p>
          </table:table-cell>
          <table:table-cell office:value-type="float" office:value="0.000239663950423089" calcext:value-type="float">
            <text:p>0.000239663950423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084302325581" calcext:value-type="float">
            <text:p>28.9084302325581</text:p>
          </table:table-cell>
          <table:table-cell office:value-type="float" office:value="313.482077547735" calcext:value-type="float">
            <text:p>313.482077547735</text:p>
          </table:table-cell>
          <table:table-cell office:value-type="string" calcext:value-type="string">
            <text:p>ITGB1;ITGA4;KIT;PIK3C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hagocytosis (GO:0006909)</text:p>
          </table:table-cell>
          <table:table-cell office:value-type="string" calcext:value-type="string">
            <text:p>4/69</text:p>
          </table:table-cell>
          <table:table-cell office:value-type="float" office:value="0.0000206878076945736" calcext:value-type="float">
            <text:p>2.06878076945736E-05</text:p>
          </table:table-cell>
          <table:table-cell office:value-type="float" office:value="0.000247933685604338" calcext:value-type="float">
            <text:p>0.000247933685604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622540250447" calcext:value-type="float">
            <text:p>28.4622540250447</text:p>
          </table:table-cell>
          <table:table-cell office:value-type="float" office:value="306.992905093598" calcext:value-type="float">
            <text:p>306.992905093598</text:p>
          </table:table-cell>
          <table:table-cell office:value-type="string" calcext:value-type="string">
            <text:p>ITGB1;ITGAM;ITGB3;ITG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orphogenesis Of An Epithelium (GO:1905332)</text:p>
          </table:table-cell>
          <table:table-cell table:style-name="ce1" office:value-type="string" calcext:value-type="string">
            <text:p>3/23</text:p>
          </table:table-cell>
          <table:table-cell office:value-type="float" office:value="0.0000208401798124964" calcext:value-type="float">
            <text:p>2.08401798124964E-05</text:p>
          </table:table-cell>
          <table:table-cell office:value-type="float" office:value="0.000247933685604338" calcext:value-type="float">
            <text:p>0.000247933685604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534090909091" calcext:value-type="float">
            <text:p>67.9534090909091</text:p>
          </table:table-cell>
          <table:table-cell office:value-type="float" office:value="732.444498411777" calcext:value-type="float">
            <text:p>732.444498411777</text:p>
          </table:table-cell>
          <table:table-cell office:value-type="string" calcext:value-type="string">
            <text:p>PIK3CD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Targeting To Membrane (GO:0090314)</text:p>
          </table:table-cell>
          <table:table-cell table:style-name="ce1" office:value-type="string" calcext:value-type="string">
            <text:p>3/23</text:p>
          </table:table-cell>
          <table:table-cell office:value-type="float" office:value="0.0000208401798124964" calcext:value-type="float">
            <text:p>2.08401798124964E-05</text:p>
          </table:table-cell>
          <table:table-cell office:value-type="float" office:value="0.000247933685604338" calcext:value-type="float">
            <text:p>0.000247933685604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534090909091" calcext:value-type="float">
            <text:p>67.9534090909091</text:p>
          </table:table-cell>
          <table:table-cell office:value-type="float" office:value="732.444498411777" calcext:value-type="float">
            <text:p>732.444498411777</text:p>
          </table:table-cell>
          <table:table-cell office:value-type="string" calcext:value-type="string">
            <text:p>ITGAM;ITGB2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ERK1 And ERK2 Cascade (GO:0070372)</text:p>
          </table:table-cell>
          <table:table-cell office:value-type="string" calcext:value-type="string">
            <text:p>6/244</text:p>
          </table:table-cell>
          <table:table-cell office:value-type="float" office:value="0.000021903064578244" calcext:value-type="float">
            <text:p>2.1903064578244E-05</text:p>
          </table:table-cell>
          <table:table-cell office:value-type="float" office:value="0.000257919760441771" calcext:value-type="float">
            <text:p>0.000257919760441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223611395778" calcext:value-type="float">
            <text:p>12.1223611395778</text:p>
          </table:table-cell>
          <table:table-cell office:value-type="float" office:value="130.059406422357" calcext:value-type="float">
            <text:p>130.059406422357</text:p>
          </table:table-cell>
          <table:table-cell office:value-type="string" calcext:value-type="string">
            <text:p>LYN;TGFB1;FN1;FGF2;CD44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Fc-gamma Receptor Signaling Pathway (GO:0038094)</text:p>
          </table:table-cell>
          <table:table-cell table:style-name="ce1" office:value-type="string" calcext:value-type="string">
            <text:p>3/24</text:p>
          </table:table-cell>
          <table:table-cell office:value-type="float" office:value="0.0000237781310128234" calcext:value-type="float">
            <text:p>2.37781310128234E-05</text:p>
          </table:table-cell>
          <table:table-cell office:value-type="float" office:value="0.000277171345341396" calcext:value-type="float">
            <text:p>0.000277171345341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7142857142857" calcext:value-type="float">
            <text:p>64.7142857142857</text:p>
          </table:table-cell>
          <table:table-cell office:value-type="float" office:value="688.996450273343" calcext:value-type="float">
            <text:p>688.996450273343</text:p>
          </table:table-cell>
          <table:table-cell office:value-type="string" calcext:value-type="string">
            <text:p>LYN;FG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Protein Phosphorylation (GO:0001933)</text:p>
          </table:table-cell>
          <table:table-cell office:value-type="string" calcext:value-type="string">
            <text:p>5/149</text:p>
          </table:table-cell>
          <table:table-cell office:value-type="float" office:value="0.0000255763216288431" calcext:value-type="float">
            <text:p>2.55763216288431E-05</text:p>
          </table:table-cell>
          <table:table-cell office:value-type="float" office:value="0.00029515075159685" calcext:value-type="float">
            <text:p>0.00029515075159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764880952381" calcext:value-type="float">
            <text:p>16.3764880952381</text:p>
          </table:table-cell>
          <table:table-cell office:value-type="float" office:value="173.162423359257" calcext:value-type="float">
            <text:p>173.162423359257</text:p>
          </table:table-cell>
          <table:table-cell office:value-type="string" calcext:value-type="string">
            <text:p>LYN;TGFB1;CAV1;AKT1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Wound Healing, Spreading Of Cells (GO:0044319)</text:p>
          </table:table-cell>
          <table:table-cell table:style-name="ce1" office:value-type="string" calcext:value-type="string">
            <text:p>3/25</text:p>
          </table:table-cell>
          <table:table-cell office:value-type="float" office:value="0.0000269761128487376" calcext:value-type="float">
            <text:p>2.69761128487376E-05</text:p>
          </table:table-cell>
          <table:table-cell office:value-type="float" office:value="0.000308222121063794" calcext:value-type="float">
            <text:p>0.000308222121063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7696280991736" calcext:value-type="float">
            <text:p>61.7696280991736</text:p>
          </table:table-cell>
          <table:table-cell office:value-type="float" office:value="649.851004029972" calcext:value-type="float">
            <text:p>649.851004029972</text:p>
          </table:table-cell>
          <table:table-cell office:value-type="string" calcext:value-type="string">
            <text:p>ITGB1;ITGA5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tein Targeting To Membrane (GO:0090313)</text:p>
          </table:table-cell>
          <table:table-cell table:style-name="ce1" office:value-type="string" calcext:value-type="string">
            <text:p>3/28</text:p>
          </table:table-cell>
          <table:table-cell office:value-type="float" office:value="0.0000382338956188486" calcext:value-type="float">
            <text:p>3.82338956188486E-05</text:p>
          </table:table-cell>
          <table:table-cell office:value-type="float" office:value="0.000424249187924531" calcext:value-type="float">
            <text:p>0.00042424918792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490909090909" calcext:value-type="float">
            <text:p>54.3490909090909</text:p>
          </table:table-cell>
          <table:table-cell office:value-type="float" office:value="552.827437020264" calcext:value-type="float">
            <text:p>552.827437020264</text:p>
          </table:table-cell>
          <table:table-cell office:value-type="string" calcext:value-type="string">
            <text:p>ITGAM;ITGB2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Vascular Endothelial Growth Factor Receptor Signaling Pathway (GO:0048010)</text:p>
          </table:table-cell>
          <table:table-cell table:style-name="ce1" office:value-type="string" calcext:value-type="string">
            <text:p>3/28</text:p>
          </table:table-cell>
          <table:table-cell office:value-type="float" office:value="0.0000382338956188486" calcext:value-type="float">
            <text:p>3.82338956188486E-05</text:p>
          </table:table-cell>
          <table:table-cell office:value-type="float" office:value="0.000424249187924531" calcext:value-type="float">
            <text:p>0.00042424918792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490909090909" calcext:value-type="float">
            <text:p>54.3490909090909</text:p>
          </table:table-cell>
          <table:table-cell office:value-type="float" office:value="552.827437020264" calcext:value-type="float">
            <text:p>552.827437020264</text:p>
          </table:table-cell>
          <table:table-cell office:value-type="string" calcext:value-type="string">
            <text:p>FYN;PGF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ematopoietic Progenitor Cell Differentiation (GO:0002244)</text:p>
          </table:table-cell>
          <table:table-cell table:style-name="ce1" office:value-type="string" calcext:value-type="string">
            <text:p>3/28</text:p>
          </table:table-cell>
          <table:table-cell office:value-type="float" office:value="0.0000382338956188486" calcext:value-type="float">
            <text:p>3.82338956188486E-05</text:p>
          </table:table-cell>
          <table:table-cell office:value-type="float" office:value="0.000424249187924531" calcext:value-type="float">
            <text:p>0.000424249187924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490909090909" calcext:value-type="float">
            <text:p>54.3490909090909</text:p>
          </table:table-cell>
          <table:table-cell office:value-type="float" office:value="552.827437020264" calcext:value-type="float">
            <text:p>552.827437020264</text:p>
          </table:table-cell>
          <table:table-cell office:value-type="string" calcext:value-type="string">
            <text:p>LYN;TGFB1;KIT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ctivation Of Protein Kinase Activity (GO:0032147)</text:p>
          </table:table-cell>
          <table:table-cell office:value-type="string" calcext:value-type="string">
            <text:p>4/81</text:p>
          </table:table-cell>
          <table:table-cell office:value-type="float" office:value="0.0000390017159499475" calcext:value-type="float">
            <text:p>3.90017159499475E-05</text:p>
          </table:table-cell>
          <table:table-cell office:value-type="float" office:value="0.000428647430535613" calcext:value-type="float">
            <text:p>0.000428647430535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120809423135" calcext:value-type="float">
            <text:p>24.0120809423135</text:p>
          </table:table-cell>
          <table:table-cell office:value-type="float" office:value="243.768362515702" calcext:value-type="float">
            <text:p>243.768362515702</text:p>
          </table:table-cell>
          <table:table-cell office:value-type="string" calcext:value-type="string">
            <text:p>INSR;ITGB3;PPIA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ytokine Production (GO:0001817)</text:p>
          </table:table-cell>
          <table:table-cell office:value-type="string" calcext:value-type="string">
            <text:p>5/167</text:p>
          </table:table-cell>
          <table:table-cell office:value-type="float" office:value="0.0000441588446363026" calcext:value-type="float">
            <text:p>4.41588446363026E-05</text:p>
          </table:table-cell>
          <table:table-cell office:value-type="float" office:value="0.0004807481765122" calcext:value-type="float">
            <text:p>0.0004807481765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436507936508" calcext:value-type="float">
            <text:p>14.5436507936508</text:p>
          </table:table-cell>
          <table:table-cell office:value-type="float" office:value="145.839618951742" calcext:value-type="float">
            <text:p>145.839618951742</text:p>
          </table:table-cell>
          <table:table-cell office:value-type="string" calcext:value-type="string">
            <text:p>LYN;SRGN;FGR;PIK3CD;GAPDH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xtracellular Matrix Organization (GO:0030198)</text:p>
          </table:table-cell>
          <table:table-cell office:value-type="string" calcext:value-type="string">
            <text:p>5/176</text:p>
          </table:table-cell>
          <table:table-cell office:value-type="float" office:value="0.0000566912582016477" calcext:value-type="float">
            <text:p>5.66912582016477E-05</text:p>
          </table:table-cell>
          <table:table-cell office:value-type="float" office:value="0.000611417868828985" calcext:value-type="float">
            <text:p>0.000611417868828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719298245614" calcext:value-type="float">
            <text:p>13.7719298245614</text:p>
          </table:table-cell>
          <table:table-cell office:value-type="float" office:value="134.660422286526" calcext:value-type="float">
            <text:p>134.660422286526</text:p>
          </table:table-cell>
          <table:table-cell office:value-type="string" calcext:value-type="string">
            <text:p>COL1A1;TGFB1;COL4A2;PXDN;COL4A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hosphorylation (GO:0016310)</text:p>
          </table:table-cell>
          <table:table-cell office:value-type="string" calcext:value-type="string">
            <text:p>7/429</text:p>
          </table:table-cell>
          <table:table-cell office:value-type="float" office:value="0.0000596374127588324" calcext:value-type="float">
            <text:p>5.96374127588324E-05</text:p>
          </table:table-cell>
          <table:table-cell office:value-type="float" office:value="0.00063723679929345" calcext:value-type="float">
            <text:p>0.00063723679929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9934834123223" calcext:value-type="float">
            <text:p>8.09934834123223</text:p>
          </table:table-cell>
          <table:table-cell office:value-type="float" office:value="78.7842035117896" calcext:value-type="float">
            <text:p>78.7842035117896</text:p>
          </table:table-cell>
          <table:table-cell office:value-type="string" calcext:value-type="string">
            <text:p>LYN;FGR;TGFB1;INSR;PIK3CD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Lymphocyte Differentiation (GO:0030098)</text:p>
          </table:table-cell>
          <table:table-cell office:value-type="string" calcext:value-type="string">
            <text:p>4/91</text:p>
          </table:table-cell>
          <table:table-cell office:value-type="float" office:value="0.0000615867070108376" calcext:value-type="float">
            <text:p>6.15867070108376E-05</text:p>
          </table:table-cell>
          <table:table-cell office:value-type="float" office:value="0.000652028072389969" calcext:value-type="float">
            <text:p>0.000652028072389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413793103448" calcext:value-type="float">
            <text:p>21.2413793103448</text:p>
          </table:table-cell>
          <table:table-cell office:value-type="float" office:value="205.936542610006" calcext:value-type="float">
            <text:p>205.936542610006</text:p>
          </table:table-cell>
          <table:table-cell office:value-type="string" calcext:value-type="string">
            <text:p>ITGB1;ITGA4;KIT;PIK3C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Vasculogenesis (GO:0001570)</text:p>
          </table:table-cell>
          <table:table-cell office:value-type="string" calcext:value-type="string">
            <text:p>3/33</text:p>
          </table:table-cell>
          <table:table-cell office:value-type="float" office:value="0.0000631540919888914" calcext:value-type="float">
            <text:p>6.31540919888914E-05</text:p>
          </table:table-cell>
          <table:table-cell office:value-type="float" office:value="0.000662543837774369" calcext:value-type="float">
            <text:p>0.000662543837774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2795454545455" calcext:value-type="float">
            <text:p>45.2795454545455</text:p>
          </table:table-cell>
          <table:table-cell office:value-type="float" office:value="437.850166892129" calcext:value-type="float">
            <text:p>437.850166892129</text:p>
          </table:table-cell>
          <table:table-cell office:value-type="string" calcext:value-type="string">
            <text:p>TGFB1;CAV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B Cell Activation (GO:0042113)</text:p>
          </table:table-cell>
          <table:table-cell office:value-type="string" calcext:value-type="string">
            <text:p>4/92</text:p>
          </table:table-cell>
          <table:table-cell office:value-type="float" office:value="0.0000642756679389969" calcext:value-type="float">
            <text:p>6.42756679389969E-05</text:p>
          </table:table-cell>
          <table:table-cell office:value-type="float" office:value="0.000668235322536959" calcext:value-type="float">
            <text:p>0.000668235322536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989429175476" calcext:value-type="float">
            <text:p>20.9989429175476</text:p>
          </table:table-cell>
          <table:table-cell office:value-type="float" office:value="202.688714364368" calcext:value-type="float">
            <text:p>202.688714364368</text:p>
          </table:table-cell>
          <table:table-cell office:value-type="string" calcext:value-type="string">
            <text:p>ITGB1;ITGA4;KIT;PIK3C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Amyloid-Beta (GO:1904646)</text:p>
          </table:table-cell>
          <table:table-cell office:value-type="string" calcext:value-type="string">
            <text:p>3/34</text:p>
          </table:table-cell>
          <table:table-cell office:value-type="float" office:value="0.000069151772810979" calcext:value-type="float">
            <text:p>6.9151772810979E-05</text:p>
          </table:table-cell>
          <table:table-cell office:value-type="float" office:value="0.000706204830299732" calcext:value-type="float">
            <text:p>0.00070620483029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16715542522" calcext:value-type="float">
            <text:p>43.816715542522</text:p>
          </table:table-cell>
          <table:table-cell office:value-type="float" office:value="419.72938223915" calcext:value-type="float">
            <text:p>419.72938223915</text:p>
          </table:table-cell>
          <table:table-cell office:value-type="string" calcext:value-type="string">
            <text:p>ITGA4;FYN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Neuron Death (GO:1901216)</text:p>
          </table:table-cell>
          <table:table-cell office:value-type="string" calcext:value-type="string">
            <text:p>3/34</text:p>
          </table:table-cell>
          <table:table-cell office:value-type="float" office:value="0.000069151772810979" calcext:value-type="float">
            <text:p>6.9151772810979E-05</text:p>
          </table:table-cell>
          <table:table-cell office:value-type="float" office:value="0.000706204830299732" calcext:value-type="float">
            <text:p>0.00070620483029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16715542522" calcext:value-type="float">
            <text:p>43.816715542522</text:p>
          </table:table-cell>
          <table:table-cell office:value-type="float" office:value="419.72938223915" calcext:value-type="float">
            <text:p>419.72938223915</text:p>
          </table:table-cell>
          <table:table-cell office:value-type="string" calcext:value-type="string">
            <text:p>ITGAM;ITGB2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Macromolecule Metabolic Process (GO:0010605)</text:p>
          </table:table-cell>
          <table:table-cell office:value-type="string" calcext:value-type="string">
            <text:p>5/186</text:p>
          </table:table-cell>
          <table:table-cell office:value-type="float" office:value="0.0000736667606819664" calcext:value-type="float">
            <text:p>7.36667606819664E-05</text:p>
          </table:table-cell>
          <table:table-cell office:value-type="float" office:value="0.000745714401991134" calcext:value-type="float">
            <text:p>0.000745714401991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044725072349" calcext:value-type="float">
            <text:p>13.0044725072349</text:p>
          </table:table-cell>
          <table:table-cell office:value-type="float" office:value="123.750025490454" calcext:value-type="float">
            <text:p>123.750025490454</text:p>
          </table:table-cell>
          <table:table-cell office:value-type="string" calcext:value-type="string">
            <text:p>TGFB1;CD3E;FGF2;CD3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Receptor Internalization (GO:0002090)</text:p>
          </table:table-cell>
          <table:table-cell office:value-type="string" calcext:value-type="string">
            <text:p>3/36</text:p>
          </table:table-cell>
          <table:table-cell office:value-type="float" office:value="0.0000822392722806913" calcext:value-type="float">
            <text:p>8.22392722806913E-05</text:p>
          </table:table-cell>
          <table:table-cell office:value-type="float" office:value="0.0007975136152262" calcext:value-type="float">
            <text:p>0.000797513615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570247933884" calcext:value-type="float">
            <text:p>41.1570247933884</text:p>
          </table:table-cell>
          <table:table-cell office:value-type="float" office:value="387.117937793532" calcext:value-type="float">
            <text:p>387.117937793532</text:p>
          </table:table-cell>
          <table:table-cell office:value-type="string" calcext:value-type="string">
            <text:p>INSR;SELE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hospholipase C Activity (GO:0010863)</text:p>
          </table:table-cell>
          <table:table-cell office:value-type="string" calcext:value-type="string">
            <text:p>3/36</text:p>
          </table:table-cell>
          <table:table-cell office:value-type="float" office:value="0.0000822392722806913" calcext:value-type="float">
            <text:p>8.22392722806913E-05</text:p>
          </table:table-cell>
          <table:table-cell office:value-type="float" office:value="0.0007975136152262" calcext:value-type="float">
            <text:p>0.0007975136152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570247933884" calcext:value-type="float">
            <text:p>41.1570247933884</text:p>
          </table:table-cell>
          <table:table-cell office:value-type="float" office:value="387.117937793532" calcext:value-type="float">
            <text:p>387.117937793532</text:p>
          </table:table-cell>
          <table:table-cell office:value-type="string" calcext:value-type="string">
            <text:p>KIT;FGF2;SEL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emopoiesis (GO:0030097)</text:p>
          </table:table-cell>
          <table:table-cell office:value-type="string" calcext:value-type="string">
            <text:p>4/101</text:p>
          </table:table-cell>
          <table:table-cell office:value-type="float" office:value="0.0000924823096200383" calcext:value-type="float">
            <text:p>9.24823096200383E-05</text:p>
          </table:table-cell>
          <table:table-cell office:value-type="float" office:value="0.000889371544179368" calcext:value-type="float">
            <text:p>0.000889371544179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4195636538" calcext:value-type="float">
            <text:p>19.04195636538</text:p>
          </table:table-cell>
          <table:table-cell office:value-type="float" office:value="176.871081816303" calcext:value-type="float">
            <text:p>176.871081816303</text:p>
          </table:table-cell>
          <table:table-cell office:value-type="string" calcext:value-type="string">
            <text:p>LYN;TGFB1;KIT;CD3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Nitric Oxide Biosynthetic Process (GO:0045428)</text:p>
          </table:table-cell>
          <table:table-cell office:value-type="string" calcext:value-type="string">
            <text:p>3/39</text:p>
          </table:table-cell>
          <table:table-cell office:value-type="float" office:value="0.000104745166573526" calcext:value-type="float">
            <text:p>0.000104745166573526</text:p>
          </table:table-cell>
          <table:table-cell office:value-type="float" office:value="0.000990786247752864" calcext:value-type="float">
            <text:p>0.00099078624775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215909090909" calcext:value-type="float">
            <text:p>37.7215909090909</text:p>
          </table:table-cell>
          <table:table-cell office:value-type="float" office:value="345.679910042822" calcext:value-type="float">
            <text:p>345.679910042822</text:p>
          </table:table-cell>
          <table:table-cell office:value-type="string" calcext:value-type="string">
            <text:p>CAV1;INSR;AK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Fibroblast Growth Factor Receptor Signaling Pathway (GO:0008543)</text:p>
          </table:table-cell>
          <table:table-cell office:value-type="string" calcext:value-type="string">
            <text:p>3/39</text:p>
          </table:table-cell>
          <table:table-cell office:value-type="float" office:value="0.000104745166573526" calcext:value-type="float">
            <text:p>0.000104745166573526</text:p>
          </table:table-cell>
          <table:table-cell office:value-type="float" office:value="0.000990786247752864" calcext:value-type="float">
            <text:p>0.00099078624775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215909090909" calcext:value-type="float">
            <text:p>37.7215909090909</text:p>
          </table:table-cell>
          <table:table-cell office:value-type="float" office:value="345.679910042822" calcext:value-type="float">
            <text:p>345.679910042822</text:p>
          </table:table-cell>
          <table:table-cell office:value-type="string" calcext:value-type="string">
            <text:p>FGF6;FGF18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Cell-Cell Adhesion (GO:0022408)</text:p>
          </table:table-cell>
          <table:table-cell office:value-type="string" calcext:value-type="string">
            <text:p>3/40</text:p>
          </table:table-cell>
          <table:table-cell office:value-type="float" office:value="0.000113051699949892" calcext:value-type="float">
            <text:p>0.000113051699949892</text:p>
          </table:table-cell>
          <table:table-cell office:value-type="float" office:value="0.0010192317323607" calcext:value-type="float">
            <text:p>0.001019231732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002457002457" calcext:value-type="float">
            <text:p>36.7002457002457</text:p>
          </table:table-cell>
          <table:table-cell office:value-type="float" office:value="333.519550166438" calcext:value-type="float">
            <text:p>333.519550166438</text:p>
          </table:table-cell>
          <table:table-cell office:value-type="string" calcext:value-type="string">
            <text:p>TGFB1;AKT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xtracellular Structure Organization (GO:0043062)</text:p>
          </table:table-cell>
          <table:table-cell office:value-type="string" calcext:value-type="string">
            <text:p>4/109</text:p>
          </table:table-cell>
          <table:table-cell office:value-type="float" office:value="0.000124295121905699" calcext:value-type="float">
            <text:p>0.000124295121905699</text:p>
          </table:table-cell>
          <table:table-cell office:value-type="float" office:value="0.0011119114006137" calcext:value-type="float">
            <text:p>0.001111911400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840531561462" calcext:value-type="float">
            <text:p>17.5840531561462</text:p>
          </table:table-cell>
          <table:table-cell office:value-type="float" office:value="158.130784159919" calcext:value-type="float">
            <text:p>158.130784159919</text:p>
          </table:table-cell>
          <table:table-cell office:value-type="string" calcext:value-type="string">
            <text:p>COL1A1;COL4A2;PXDN;COL4A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sponse To Lipid (GO:0033993)</text:p>
          </table:table-cell>
          <table:table-cell office:value-type="string" calcext:value-type="string">
            <text:p>4/110</text:p>
          </table:table-cell>
          <table:table-cell office:value-type="float" office:value="0.000128764392050696" calcext:value-type="float">
            <text:p>0.000128764392050696</text:p>
          </table:table-cell>
          <table:table-cell office:value-type="float" office:value="0.0011343061711946" calcext:value-type="float">
            <text:p>0.0011343061711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172882843352" calcext:value-type="float">
            <text:p>17.4172882843352</text:p>
          </table:table-cell>
          <table:table-cell office:value-type="float" office:value="156.015816867051" calcext:value-type="float">
            <text:p>156.015816867051</text:p>
          </table:table-cell>
          <table:table-cell office:value-type="string" calcext:value-type="string">
            <text:p>SELP;TGFB1;SPP1;SEL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xternal Encapsulating Structure Organization (GO:0045229)</text:p>
          </table:table-cell>
          <table:table-cell office:value-type="string" calcext:value-type="string">
            <text:p>4/110</text:p>
          </table:table-cell>
          <table:table-cell office:value-type="float" office:value="0.000128764392050696" calcext:value-type="float">
            <text:p>0.000128764392050696</text:p>
          </table:table-cell>
          <table:table-cell office:value-type="float" office:value="0.0011343061711946" calcext:value-type="float">
            <text:p>0.0011343061711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172882843352" calcext:value-type="float">
            <text:p>17.4172882843352</text:p>
          </table:table-cell>
          <table:table-cell office:value-type="float" office:value="156.015816867051" calcext:value-type="float">
            <text:p>156.015816867051</text:p>
          </table:table-cell>
          <table:table-cell office:value-type="string" calcext:value-type="string">
            <text:p>COL1A1;COL4A2;PXDN;COL4A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 Cell Activation (GO:0042110)</text:p>
          </table:table-cell>
          <table:table-cell office:value-type="string" calcext:value-type="string">
            <text:p>4/111</text:p>
          </table:table-cell>
          <table:table-cell office:value-type="float" office:value="0.00013334903703678" calcext:value-type="float">
            <text:p>0.00013334903703678</text:p>
          </table:table-cell>
          <table:table-cell office:value-type="float" office:value="0.0011657938540942" calcext:value-type="float">
            <text:p>0.0011657938540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53640512932" calcext:value-type="float">
            <text:p>17.253640512932</text:p>
          </table:table-cell>
          <table:table-cell office:value-type="float" office:value="153.946306743976" calcext:value-type="float">
            <text:p>153.946306743976</text:p>
          </table:table-cell>
          <table:table-cell office:value-type="string" calcext:value-type="string">
            <text:p>KIT;PIK3CD;CD3E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sponse To Amyloid-Beta (GO:1904645)</text:p>
          </table:table-cell>
          <table:table-cell office:value-type="string" calcext:value-type="string">
            <text:p>3/43</text:p>
          </table:table-cell>
          <table:table-cell office:value-type="float" office:value="0.000140515837275084" calcext:value-type="float">
            <text:p>0.000140515837275084</text:p>
          </table:table-cell>
          <table:table-cell office:value-type="float" office:value="0.0012101140016078" calcext:value-type="float">
            <text:p>0.0012101140016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426136363636" calcext:value-type="float">
            <text:p>33.9426136363636</text:p>
          </table:table-cell>
          <table:table-cell office:value-type="float" office:value="301.077444091392" calcext:value-type="float">
            <text:p>301.077444091392</text:p>
          </table:table-cell>
          <table:table-cell office:value-type="string" calcext:value-type="string">
            <text:p>ITGA4;FYN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Receptor-Mediated Endocytosis (GO:0048260)</text:p>
          </table:table-cell>
          <table:table-cell office:value-type="string" calcext:value-type="string">
            <text:p>3/43</text:p>
          </table:table-cell>
          <table:table-cell office:value-type="float" office:value="0.000140515837275084" calcext:value-type="float">
            <text:p>0.000140515837275084</text:p>
          </table:table-cell>
          <table:table-cell office:value-type="float" office:value="0.0012101140016078" calcext:value-type="float">
            <text:p>0.0012101140016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426136363636" calcext:value-type="float">
            <text:p>33.9426136363636</text:p>
          </table:table-cell>
          <table:table-cell office:value-type="float" office:value="301.077444091392" calcext:value-type="float">
            <text:p>301.077444091392</text:p>
          </table:table-cell>
          <table:table-cell office:value-type="string" calcext:value-type="string">
            <text:p>INSR;SELE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hemotaxis (GO:0050921)</text:p>
          </table:table-cell>
          <table:table-cell office:value-type="string" calcext:value-type="string">
            <text:p>3/44</text:p>
          </table:table-cell>
          <table:table-cell office:value-type="float" office:value="0.000150549426650452" calcext:value-type="float">
            <text:p>0.000150549426650452</text:p>
          </table:table-cell>
          <table:table-cell office:value-type="float" office:value="0.0012589423069175" calcext:value-type="float">
            <text:p>0.0012589423069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130820399113" calcext:value-type="float">
            <text:p>33.1130820399113</text:p>
          </table:table-cell>
          <table:table-cell office:value-type="float" office:value="291.435490487358" calcext:value-type="float">
            <text:p>291.435490487358</text:p>
          </table:table-cell>
          <table:table-cell office:value-type="string" calcext:value-type="string">
            <text:p>TGFB1;FGF2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 Cell Differentiation (GO:0030217)</text:p>
          </table:table-cell>
          <table:table-cell office:value-type="string" calcext:value-type="string">
            <text:p>3/46</text:p>
          </table:table-cell>
          <table:table-cell office:value-type="float" office:value="0.000171989470820352" calcext:value-type="float">
            <text:p>0.000171989470820352</text:p>
          </table:table-cell>
          <table:table-cell office:value-type="float" office:value="0.0014278838081056" calcext:value-type="float">
            <text:p>0.0014278838081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697674418605" calcext:value-type="float">
            <text:p>31.5697674418605</text:p>
          </table:table-cell>
          <table:table-cell office:value-type="float" office:value="273.649184503351" calcext:value-type="float">
            <text:p>273.649184503351</text:p>
          </table:table-cell>
          <table:table-cell office:value-type="string" calcext:value-type="string">
            <text:p>TGFB1;KIT;PIK3CD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Wound Healing (GO:0061041)</text:p>
          </table:table-cell>
          <table:table-cell office:value-type="string" calcext:value-type="string">
            <text:p>3/47</text:p>
          </table:table-cell>
          <table:table-cell office:value-type="float" office:value="0.000183413875168656" calcext:value-type="float">
            <text:p>0.000183413875168656</text:p>
          </table:table-cell>
          <table:table-cell office:value-type="float" office:value="0.0015011319996072" calcext:value-type="float">
            <text:p>0.001501131999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507231404959" calcext:value-type="float">
            <text:p>30.8507231404959</text:p>
          </table:table-cell>
          <table:table-cell office:value-type="float" office:value="265.432382648343" calcext:value-type="float">
            <text:p>265.432382648343</text:p>
          </table:table-cell>
          <table:table-cell office:value-type="string" calcext:value-type="string">
            <text:p>ITGB1;CAV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Smooth Muscle Cell Proliferation (GO:0048661)</text:p>
          </table:table-cell>
          <table:table-cell office:value-type="string" calcext:value-type="string">
            <text:p>3/47</text:p>
          </table:table-cell>
          <table:table-cell office:value-type="float" office:value="0.000183413875168656" calcext:value-type="float">
            <text:p>0.000183413875168656</text:p>
          </table:table-cell>
          <table:table-cell office:value-type="float" office:value="0.0015011319996072" calcext:value-type="float">
            <text:p>0.001501131999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507231404959" calcext:value-type="float">
            <text:p>30.8507231404959</text:p>
          </table:table-cell>
          <table:table-cell office:value-type="float" office:value="265.432382648343" calcext:value-type="float">
            <text:p>265.432382648343</text:p>
          </table:table-cell>
          <table:table-cell office:value-type="string" calcext:value-type="string">
            <text:p>TGFB1;AKT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Reactive Oxygen Species Metabolic Process (GO:2000379)</text:p>
          </table:table-cell>
          <table:table-cell office:value-type="string" calcext:value-type="string">
            <text:p>3/48</text:p>
          </table:table-cell>
          <table:table-cell office:value-type="float" office:value="0.00019531972357021" calcext:value-type="float">
            <text:p>0.00019531972357021</text:p>
          </table:table-cell>
          <table:table-cell office:value-type="float" office:value="0.0015438285000001" calcext:value-type="float">
            <text:p>0.0015438285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636363636364" calcext:value-type="float">
            <text:p>30.1636363636364</text:p>
          </table:table-cell>
          <table:table-cell office:value-type="float" office:value="257.623779377619" calcext:value-type="float">
            <text:p>257.623779377619</text:p>
          </table:table-cell>
          <table:table-cell office:value-type="string" calcext:value-type="string">
            <text:p>TGFB1;ITGAM;ITG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rythrocyte Differentiation (GO:0030218)</text:p>
          </table:table-cell>
          <table:table-cell office:value-type="string" calcext:value-type="string">
            <text:p>3/49</text:p>
          </table:table-cell>
          <table:table-cell office:value-type="float" office:value="0.000207715825541611" calcext:value-type="float">
            <text:p>0.000207715825541611</text:p>
          </table:table-cell>
          <table:table-cell office:value-type="float" office:value="0.0016196220451014" calcext:value-type="float">
            <text:p>0.001619622045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064229249012" calcext:value-type="float">
            <text:p>29.5064229249012</text:p>
          </table:table-cell>
          <table:table-cell office:value-type="float" office:value="250.194981416454" calcext:value-type="float">
            <text:p>250.194981416454</text:p>
          </table:table-cell>
          <table:table-cell office:value-type="string" calcext:value-type="string">
            <text:p>LYN;KIT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eterophilic Cell-Cell Adhesion Via Plasma Membrane Cell Adhesion Molecules (GO:0007157)</text:p>
          </table:table-cell>
          <table:table-cell office:value-type="string" calcext:value-type="string">
            <text:p>3/49</text:p>
          </table:table-cell>
          <table:table-cell office:value-type="float" office:value="0.000207715825541611" calcext:value-type="float">
            <text:p>0.000207715825541611</text:p>
          </table:table-cell>
          <table:table-cell office:value-type="float" office:value="0.0016196220451014" calcext:value-type="float">
            <text:p>0.001619622045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064229249012" calcext:value-type="float">
            <text:p>29.5064229249012</text:p>
          </table:table-cell>
          <table:table-cell office:value-type="float" office:value="250.194981416454" calcext:value-type="float">
            <text:p>250.194981416454</text:p>
          </table:table-cell>
          <table:table-cell office:value-type="string" calcext:value-type="string">
            <text:p>SELP;SELE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Apoptotic Process (GO:0042981)</text:p>
          </table:table-cell>
          <table:table-cell office:value-type="string" calcext:value-type="string">
            <text:p>8/705</text:p>
          </table:table-cell>
          <table:table-cell office:value-type="float" office:value="0.000213231403290081" calcext:value-type="float">
            <text:p>0.000213231403290081</text:p>
          </table:table-cell>
          <table:table-cell office:value-type="float" office:value="0.0016514700630654" calcext:value-type="float">
            <text:p>0.001651470063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70713313468" calcext:value-type="float">
            <text:p>5.6670713313468</text:p>
          </table:table-cell>
          <table:table-cell office:value-type="float" office:value="47.9045053129065" calcext:value-type="float">
            <text:p>47.9045053129065</text:p>
          </table:table-cell>
          <table:table-cell office:value-type="string" calcext:value-type="string">
            <text:p>ITGB1;AKT1;ITGA6;FYN;CD3E;PPIA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Intracellular Protein Transport (GO:0090316)</text:p>
          </table:table-cell>
          <table:table-cell office:value-type="string" calcext:value-type="string">
            <text:p>4/126</text:p>
          </table:table-cell>
          <table:table-cell office:value-type="float" office:value="0.000217198964038209" calcext:value-type="float">
            <text:p>0.000217198964038209</text:p>
          </table:table-cell>
          <table:table-cell office:value-type="float" office:value="0.0016709840300006" calcext:value-type="float">
            <text:p>0.00167098403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208539839878" calcext:value-type="float">
            <text:p>15.1208539839878</text:p>
          </table:table-cell>
          <table:table-cell office:value-type="float" office:value="127.539817797763" calcext:value-type="float">
            <text:p>127.539817797763</text:p>
          </table:table-cell>
          <table:table-cell office:value-type="string" calcext:value-type="string">
            <text:p>TGFB1;ITGAM;ITGB2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 Death (GO:0010942)</text:p>
          </table:table-cell>
          <table:table-cell office:value-type="string" calcext:value-type="string">
            <text:p>3/50</text:p>
          </table:table-cell>
          <table:table-cell office:value-type="float" office:value="0.000220610924849157" calcext:value-type="float">
            <text:p>0.000220610924849157</text:p>
          </table:table-cell>
          <table:table-cell office:value-type="float" office:value="0.0016859934256683" calcext:value-type="float">
            <text:p>0.0016859934256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771760154739" calcext:value-type="float">
            <text:p>28.8771760154739</text:p>
          </table:table-cell>
          <table:table-cell office:value-type="float" office:value="243.120119314209" calcext:value-type="float">
            <text:p>243.120119314209</text:p>
          </table:table-cell>
          <table:table-cell office:value-type="string" calcext:value-type="string">
            <text:p>ITGAM;ITGB2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Modification Process (GO:0036211)</text:p>
          </table:table-cell>
          <table:table-cell office:value-type="string" calcext:value-type="string">
            <text:p>8/711</text:p>
          </table:table-cell>
          <table:table-cell office:value-type="float" office:value="0.000225868248754452" calcext:value-type="float">
            <text:p>0.000225868248754452</text:p>
          </table:table-cell>
          <table:table-cell office:value-type="float" office:value="0.0017148155201489" calcext:value-type="float">
            <text:p>0.001714815520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1695298537404" calcext:value-type="float">
            <text:p>5.61695298537404</text:p>
          </table:table-cell>
          <table:table-cell office:value-type="float" office:value="47.1574584970974" calcext:value-type="float">
            <text:p>47.1574584970974</text:p>
          </table:table-cell>
          <table:table-cell office:value-type="string" calcext:value-type="string">
            <text:p>LYN;FGR;TGFB1;INSR;FN1;PIK3CD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ceptor Internalization (GO:0031623)</text:p>
          </table:table-cell>
          <table:table-cell office:value-type="string" calcext:value-type="string">
            <text:p>3/51</text:p>
          </table:table-cell>
          <table:table-cell office:value-type="float" office:value="0.000234013700124142" calcext:value-type="float">
            <text:p>0.000234013700124142</text:p>
          </table:table-cell>
          <table:table-cell office:value-type="float" office:value="0.001765044509433" calcext:value-type="float">
            <text:p>0.001765044509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741477272727" calcext:value-type="float">
            <text:p>28.2741477272727</text:p>
          </table:table-cell>
          <table:table-cell office:value-type="float" office:value="236.375575994933" calcext:value-type="float">
            <text:p>236.375575994933</text:p>
          </table:table-cell>
          <table:table-cell office:value-type="string" calcext:value-type="string">
            <text:p>ITGB1;CAV1;ITG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artilage Development (GO:0051216)</text:p>
          </table:table-cell>
          <table:table-cell office:value-type="string" calcext:value-type="string">
            <text:p>3/52</text:p>
          </table:table-cell>
          <table:table-cell office:value-type="float" office:value="0.000247932764930892" calcext:value-type="float">
            <text:p>0.000247932764930892</text:p>
          </table:table-cell>
          <table:table-cell office:value-type="float" office:value="0.0018223847817213" calcext:value-type="float">
            <text:p>0.0018223847817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9573283859" calcext:value-type="float">
            <text:p>27.69573283859</text:p>
          </table:table-cell>
          <table:table-cell office:value-type="float" office:value="229.939749448293" calcext:value-type="float">
            <text:p>229.939749448293</text:p>
          </table:table-cell>
          <table:table-cell office:value-type="string" calcext:value-type="string">
            <text:p>TGFB1;FGF2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Blood Vessel Morphogenesis (GO:0048514)</text:p>
          </table:table-cell>
          <table:table-cell office:value-type="string" calcext:value-type="string">
            <text:p>3/53</text:p>
          </table:table-cell>
          <table:table-cell office:value-type="float" office:value="0.000262376668053022" calcext:value-type="float">
            <text:p>0.000262376668053022</text:p>
          </table:table-cell>
          <table:table-cell office:value-type="float" office:value="0.0019163460438809" calcext:value-type="float">
            <text:p>0.0019163460438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404545454545" calcext:value-type="float">
            <text:p>27.1404545454545</text:p>
          </table:table-cell>
          <table:table-cell office:value-type="float" office:value="223.792844580826" calcext:value-type="float">
            <text:p>223.792844580826</text:p>
          </table:table-cell>
          <table:table-cell office:value-type="string" calcext:value-type="string">
            <text:p>TGFB1;CAV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NA-binding Transcription Factor Activity (GO:0051091)</text:p>
          </table:table-cell>
          <table:table-cell office:value-type="string" calcext:value-type="string">
            <text:p>5/246</text:p>
          </table:table-cell>
          <table:table-cell office:value-type="float" office:value="0.000272024387405711" calcext:value-type="float">
            <text:p>0.000272024387405711</text:p>
          </table:table-cell>
          <table:table-cell office:value-type="float" office:value="0.0019743153651961" calcext:value-type="float">
            <text:p>0.0019743153651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3720608575381" calcext:value-type="float">
            <text:p>9.73720608575381</text:p>
          </table:table-cell>
          <table:table-cell office:value-type="float" office:value="79.9387504926663" calcext:value-type="float">
            <text:p>79.9387504926663</text:p>
          </table:table-cell>
          <table:table-cell office:value-type="string" calcext:value-type="string">
            <text:p>CAV1;KIT;AKT1;PPIA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Tyrosine Phosphorylation Of STAT Protein (GO:0042531)</text:p>
          </table:table-cell>
          <table:table-cell office:value-type="string" calcext:value-type="string">
            <text:p>3/55</text:p>
          </table:table-cell>
          <table:table-cell office:value-type="float" office:value="0.000292872862736953" calcext:value-type="float">
            <text:p>0.000292872862736953</text:p>
          </table:table-cell>
          <table:table-cell office:value-type="float" office:value="0.0020512739467857" calcext:value-type="float">
            <text:p>0.002051273946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939685314685" calcext:value-type="float">
            <text:p>26.0939685314685</text:p>
          </table:table-cell>
          <table:table-cell office:value-type="float" office:value="212.294577469244" calcext:value-type="float">
            <text:p>212.294577469244</text:p>
          </table:table-cell>
          <table:table-cell office:value-type="string" calcext:value-type="string">
            <text:p>LYN;KIT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Neuron Death (GO:1901214)</text:p>
          </table:table-cell>
          <table:table-cell office:value-type="string" calcext:value-type="string">
            <text:p>3/58</text:p>
          </table:table-cell>
          <table:table-cell office:value-type="float" office:value="0.000342763473493223" calcext:value-type="float">
            <text:p>0.000342763473493223</text:p>
          </table:table-cell>
          <table:table-cell office:value-type="float" office:value="0.0023828255928384" calcext:value-type="float">
            <text:p>0.002382825592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69421487603" calcext:value-type="float">
            <text:p>24.6669421487603</text:p>
          </table:table-cell>
          <table:table-cell office:value-type="float" office:value="196.804456206865" calcext:value-type="float">
            <text:p>196.804456206865</text:p>
          </table:table-cell>
          <table:table-cell office:value-type="string" calcext:value-type="string">
            <text:p>ITGAM;ITGB2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hordate Embryonic Development (GO:0043009)</text:p>
          </table:table-cell>
          <table:table-cell office:value-type="string" calcext:value-type="string">
            <text:p>3/59</text:p>
          </table:table-cell>
          <table:table-cell office:value-type="float" office:value="0.000360532343993443" calcext:value-type="float">
            <text:p>0.000360532343993443</text:p>
          </table:table-cell>
          <table:table-cell office:value-type="float" office:value="0.0024473783821672" calcext:value-type="float">
            <text:p>0.0024473783821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252435064935" calcext:value-type="float">
            <text:p>24.2252435064935</text:p>
          </table:table-cell>
          <table:table-cell office:value-type="float" office:value="192.056007752153" calcext:value-type="float">
            <text:p>192.056007752153</text:p>
          </table:table-cell>
          <table:table-cell office:value-type="string" calcext:value-type="string">
            <text:p>COL1A1;TGFB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Growth Factor Stimulus (GO:0071363)</text:p>
          </table:table-cell>
          <table:table-cell office:value-type="string" calcext:value-type="string">
            <text:p>4/155</text:p>
          </table:table-cell>
          <table:table-cell office:value-type="float" office:value="0.000477586020598122" calcext:value-type="float">
            <text:p>0.000477586020598122</text:p>
          </table:table-cell>
          <table:table-cell office:value-type="float" office:value="0.0031496449751717" calcext:value-type="float">
            <text:p>0.003149644975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989835207146" calcext:value-type="float">
            <text:p>12.1989835207146</text:p>
          </table:table-cell>
          <table:table-cell office:value-type="float" office:value="93.2827756707981" calcext:value-type="float">
            <text:p>93.2827756707981</text:p>
          </table:table-cell>
          <table:table-cell office:value-type="string" calcext:value-type="string">
            <text:p>TGFB1;AKT1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Tyrosine Phosphorylation Of STAT Protein (GO:0042509)</text:p>
          </table:table-cell>
          <table:table-cell office:value-type="string" calcext:value-type="string">
            <text:p>3/65</text:p>
          </table:table-cell>
          <table:table-cell office:value-type="float" office:value="0.000479665582070239" calcext:value-type="float">
            <text:p>0.000479665582070239</text:p>
          </table:table-cell>
          <table:table-cell office:value-type="float" office:value="0.0031496449751717" calcext:value-type="float">
            <text:p>0.003149644975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742668621701" calcext:value-type="float">
            <text:p>21.8742668621701</text:p>
          </table:table-cell>
          <table:table-cell office:value-type="float" office:value="167.172365196309" calcext:value-type="float">
            <text:p>167.172365196309</text:p>
          </table:table-cell>
          <table:table-cell office:value-type="string" calcext:value-type="string">
            <text:p>LYN;KIT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Extrinsic Apoptotic Signaling Pathway (GO:2001237)</text:p>
          </table:table-cell>
          <table:table-cell office:value-type="string" calcext:value-type="string">
            <text:p>3/70</text:p>
          </table:table-cell>
          <table:table-cell office:value-type="float" office:value="0.000596199370063969" calcext:value-type="float">
            <text:p>0.000596199370063969</text:p>
          </table:table-cell>
          <table:table-cell office:value-type="float" office:value="0.0038223004058545" calcext:value-type="float">
            <text:p>0.0038223004058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367706919946" calcext:value-type="float">
            <text:p>20.2367706919946</text:p>
          </table:table-cell>
          <table:table-cell office:value-type="float" office:value="150.256715766678" calcext:value-type="float">
            <text:p>150.256715766678</text:p>
          </table:table-cell>
          <table:table-cell office:value-type="string" calcext:value-type="string">
            <text:p>AKT1;ITGA6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utrophil Chemotaxis (GO:0030593)</text:p>
          </table:table-cell>
          <table:table-cell office:value-type="string" calcext:value-type="string">
            <text:p>3/70</text:p>
          </table:table-cell>
          <table:table-cell office:value-type="float" office:value="0.000596199370063969" calcext:value-type="float">
            <text:p>0.000596199370063969</text:p>
          </table:table-cell>
          <table:table-cell office:value-type="float" office:value="0.0038223004058545" calcext:value-type="float">
            <text:p>0.0038223004058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367706919946" calcext:value-type="float">
            <text:p>20.2367706919946</text:p>
          </table:table-cell>
          <table:table-cell office:value-type="float" office:value="150.256715766678" calcext:value-type="float">
            <text:p>150.256715766678</text:p>
          </table:table-cell>
          <table:table-cell office:value-type="string" calcext:value-type="string">
            <text:p>ITGB2;PIK3CD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Protein Binding (GO:0032091)</text:p>
          </table:table-cell>
          <table:table-cell office:value-type="string" calcext:value-type="string">
            <text:p>3/71</text:p>
          </table:table-cell>
          <table:table-cell office:value-type="float" office:value="0.000621480145347529" calcext:value-type="float">
            <text:p>0.000621480145347529</text:p>
          </table:table-cell>
          <table:table-cell office:value-type="float" office:value="0.0039405884273396" calcext:value-type="float">
            <text:p>0.003940588427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381684491979" calcext:value-type="float">
            <text:p>19.9381684491979</text:p>
          </table:table-cell>
          <table:table-cell office:value-type="float" office:value="147.211604397444" calcext:value-type="float">
            <text:p>147.211604397444</text:p>
          </table:table-cell>
          <table:table-cell office:value-type="string" calcext:value-type="string">
            <text:p>ITGA4;CAV1;AK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yeloid Leukocyte Differentiation (GO:0002573)</text:p>
          </table:table-cell>
          <table:table-cell office:value-type="string" calcext:value-type="string">
            <text:p>3/71</text:p>
          </table:table-cell>
          <table:table-cell office:value-type="float" office:value="0.000621480145347529" calcext:value-type="float">
            <text:p>0.000621480145347529</text:p>
          </table:table-cell>
          <table:table-cell office:value-type="float" office:value="0.0039405884273396" calcext:value-type="float">
            <text:p>0.003940588427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381684491979" calcext:value-type="float">
            <text:p>19.9381684491979</text:p>
          </table:table-cell>
          <table:table-cell office:value-type="float" office:value="147.211604397444" calcext:value-type="float">
            <text:p>147.211604397444</text:p>
          </table:table-cell>
          <table:table-cell office:value-type="string" calcext:value-type="string">
            <text:p>KIT;PIK3CD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forming Growth Factor Beta Receptor Signaling Pathway (GO:0007179)</text:p>
          </table:table-cell>
          <table:table-cell office:value-type="string" calcext:value-type="string">
            <text:p>3/72</text:p>
          </table:table-cell>
          <table:table-cell office:value-type="float" office:value="0.000647436269275984" calcext:value-type="float">
            <text:p>0.000647436269275984</text:p>
          </table:table-cell>
          <table:table-cell office:value-type="float" office:value="0.0039954088489009" calcext:value-type="float">
            <text:p>0.003995408848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82213438735" calcext:value-type="float">
            <text:p>19.6482213438735</text:p>
          </table:table-cell>
          <table:table-cell office:value-type="float" office:value="144.266872567825" calcext:value-type="float">
            <text:p>144.266872567825</text:p>
          </table:table-cell>
          <table:table-cell office:value-type="string" calcext:value-type="string">
            <text:p>ITGB1;TGFB1;ITGB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Granulocyte Chemotaxis (GO:0071621)</text:p>
          </table:table-cell>
          <table:table-cell office:value-type="string" calcext:value-type="string">
            <text:p>3/73</text:p>
          </table:table-cell>
          <table:table-cell office:value-type="float" office:value="0.000674075055835612" calcext:value-type="float">
            <text:p>0.000674075055835612</text:p>
          </table:table-cell>
          <table:table-cell office:value-type="float" office:value="0.0041376734810334" calcext:value-type="float">
            <text:p>0.0041376734810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665584415584" calcext:value-type="float">
            <text:p>19.3665584415584</text:p>
          </table:table-cell>
          <table:table-cell office:value-type="float" office:value="141.417884517718" calcext:value-type="float">
            <text:p>141.417884517718</text:p>
          </table:table-cell>
          <table:table-cell office:value-type="string" calcext:value-type="string">
            <text:p>ITGB2;PIK3CD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eart Development (GO:0007507)</text:p>
          </table:table-cell>
          <table:table-cell office:value-type="string" calcext:value-type="string">
            <text:p>4/171</text:p>
          </table:table-cell>
          <table:table-cell office:value-type="float" office:value="0.000690883663307196" calcext:value-type="float">
            <text:p>0.000690883663307196</text:p>
          </table:table-cell>
          <table:table-cell office:value-type="float" office:value="0.0042184113622037" calcext:value-type="float">
            <text:p>0.0042184113622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213062247598" calcext:value-type="float">
            <text:p>11.0213062247598</text:p>
          </table:table-cell>
          <table:table-cell office:value-type="float" office:value="80.2079870749472" calcext:value-type="float">
            <text:p>80.2079870749472</text:p>
          </table:table-cell>
          <table:table-cell office:value-type="string" calcext:value-type="string">
            <text:p>TGFB1;INSR;FN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Phosphorylation (GO:0042326)</text:p>
          </table:table-cell>
          <table:table-cell office:value-type="string" calcext:value-type="string">
            <text:p>3/75</text:p>
          </table:table-cell>
          <table:table-cell office:value-type="float" office:value="0.000729429578808798" calcext:value-type="float">
            <text:p>0.000729429578808798</text:p>
          </table:table-cell>
          <table:table-cell office:value-type="float" office:value="0.004407129497096" calcext:value-type="float">
            <text:p>0.00440712949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267045454545" calcext:value-type="float">
            <text:p>18.8267045454545</text:p>
          </table:table-cell>
          <table:table-cell office:value-type="float" office:value="135.989950836791" calcext:value-type="float">
            <text:p>135.989950836791</text:p>
          </table:table-cell>
          <table:table-cell office:value-type="string" calcext:value-type="string">
            <text:p>LYN;TGFB1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utrophil Migration (GO:1990266)</text:p>
          </table:table-cell>
          <table:table-cell office:value-type="string" calcext:value-type="string">
            <text:p>3/77</text:p>
          </table:table-cell>
          <table:table-cell office:value-type="float" office:value="0.000787601054103438" calcext:value-type="float">
            <text:p>0.000787601054103438</text:p>
          </table:table-cell>
          <table:table-cell office:value-type="float" office:value="0.0047092829867117" calcext:value-type="float">
            <text:p>0.0047092829867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160319410319" calcext:value-type="float">
            <text:p>18.3160319410319</text:p>
          </table:table-cell>
          <table:table-cell office:value-type="float" office:value="130.895867941871" calcext:value-type="float">
            <text:p>130.895867941871</text:p>
          </table:table-cell>
          <table:table-cell office:value-type="string" calcext:value-type="string">
            <text:p>ITGB2;PIK3CD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Blood Vessel Morphogenesis (GO:2000181)</text:p>
          </table:table-cell>
          <table:table-cell office:value-type="string" calcext:value-type="string">
            <text:p>3/77</text:p>
          </table:table-cell>
          <table:table-cell office:value-type="float" office:value="0.000787601054103438" calcext:value-type="float">
            <text:p>0.000787601054103438</text:p>
          </table:table-cell>
          <table:table-cell office:value-type="float" office:value="0.0047092829867117" calcext:value-type="float">
            <text:p>0.0047092829867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160319410319" calcext:value-type="float">
            <text:p>18.3160319410319</text:p>
          </table:table-cell>
          <table:table-cell office:value-type="float" office:value="130.895867941871" calcext:value-type="float">
            <text:p>130.895867941871</text:p>
          </table:table-cell>
          <table:table-cell office:value-type="string" calcext:value-type="string">
            <text:p>COL4A2;COL4A3;HSPG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Cytokine Production (GO:0001818)</text:p>
          </table:table-cell>
          <table:table-cell office:value-type="string" calcext:value-type="string">
            <text:p>4/178</text:p>
          </table:table-cell>
          <table:table-cell office:value-type="float" office:value="0.00080260836526893" calcext:value-type="float">
            <text:p>0.00080260836526893</text:p>
          </table:table-cell>
          <table:table-cell office:value-type="float" office:value="0.0047742786263935" calcext:value-type="float">
            <text:p>0.004774278626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41780272654" calcext:value-type="float">
            <text:p>10.5741780272654</text:p>
          </table:table-cell>
          <table:table-cell office:value-type="float" office:value="75.3689731605169" calcext:value-type="float">
            <text:p>75.3689731605169</text:p>
          </table:table-cell>
          <table:table-cell office:value-type="string" calcext:value-type="string">
            <text:p>SRGN;LAPTM5;FN1;CD3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Protein Modification Process (GO:0031400)</text:p>
          </table:table-cell>
          <table:table-cell office:value-type="string" calcext:value-type="string">
            <text:p>3/78</text:p>
          </table:table-cell>
          <table:table-cell office:value-type="float" office:value="0.000817760813322635" calcext:value-type="float">
            <text:p>0.000817760813322635</text:p>
          </table:table-cell>
          <table:table-cell office:value-type="float" office:value="0.0048253081345832" calcext:value-type="float">
            <text:p>0.004825308134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709090909091" calcext:value-type="float">
            <text:p>18.0709090909091</text:p>
          </table:table-cell>
          <table:table-cell office:value-type="float" office:value="128.4650205508" calcext:value-type="float">
            <text:p>128.4650205508</text:p>
          </table:table-cell>
          <table:table-cell office:value-type="string" calcext:value-type="string">
            <text:p>LYN;TGFB1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ERK1 And ERK2 Cascade (GO:0070374)</text:p>
          </table:table-cell>
          <table:table-cell office:value-type="string" calcext:value-type="string">
            <text:p>4/179</text:p>
          </table:table-cell>
          <table:table-cell office:value-type="float" office:value="0.000819549735163189" calcext:value-type="float">
            <text:p>0.000819549735163189</text:p>
          </table:table-cell>
          <table:table-cell office:value-type="float" office:value="0.0048253081345832" calcext:value-type="float">
            <text:p>0.004825308134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32225913621" calcext:value-type="float">
            <text:p>10.5132225913621</text:p>
          </table:table-cell>
          <table:table-cell office:value-type="float" office:value="74.7149021792857" calcext:value-type="float">
            <text:p>74.7149021792857</text:p>
          </table:table-cell>
          <table:table-cell office:value-type="string" calcext:value-type="string">
            <text:p>TGFB1;FGF2;CD44;ICAM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tein Localization To Plasma Membrane (GO:1903076)</text:p>
          </table:table-cell>
          <table:table-cell office:value-type="string" calcext:value-type="string">
            <text:p>3/80</text:p>
          </table:table-cell>
          <table:table-cell office:value-type="float" office:value="0.000880263200024193" calcext:value-type="float">
            <text:p>0.000880263200024193</text:p>
          </table:table-cell>
          <table:table-cell office:value-type="float" office:value="0.0051220322203243" calcext:value-type="float">
            <text:p>0.005122032220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997638724911" calcext:value-type="float">
            <text:p>17.5997638724911</text:p>
          </table:table-cell>
          <table:table-cell office:value-type="float" office:value="123.819435809818" calcext:value-type="float">
            <text:p>123.819435809818</text:p>
          </table:table-cell>
          <table:table-cell office:value-type="string" calcext:value-type="string">
            <text:p>ITGB1;TGFB1;AK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Apoptotic Process (GO:0043066)</text:p>
          </table:table-cell>
          <table:table-cell office:value-type="string" calcext:value-type="string">
            <text:p>6/482</text:p>
          </table:table-cell>
          <table:table-cell office:value-type="float" office:value="0.000882502661226671" calcext:value-type="float">
            <text:p>0.000882502661226671</text:p>
          </table:table-cell>
          <table:table-cell office:value-type="float" office:value="0.0051220322203243" calcext:value-type="float">
            <text:p>0.005122032220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8800983808157" calcext:value-type="float">
            <text:p>5.98800983808157</text:p>
          </table:table-cell>
          <table:table-cell office:value-type="float" office:value="42.1121687253551" calcext:value-type="float">
            <text:p>42.1121687253551</text:p>
          </table:table-cell>
          <table:table-cell office:value-type="string" calcext:value-type="string">
            <text:p>ITGB1;CAV1;AKT1;ITGA5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ytokine Production (GO:0001819)</text:p>
          </table:table-cell>
          <table:table-cell office:value-type="string" calcext:value-type="string">
            <text:p>5/320</text:p>
          </table:table-cell>
          <table:table-cell office:value-type="float" office:value="0.00089883365221546" calcext:value-type="float">
            <text:p>0.00089883365221546</text:p>
          </table:table-cell>
          <table:table-cell office:value-type="float" office:value="0.0051220322203243" calcext:value-type="float">
            <text:p>0.005122032220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2176870748299" calcext:value-type="float">
            <text:p>7.42176870748299</text:p>
          </table:table-cell>
          <table:table-cell office:value-type="float" office:value="52.0593477659608" calcext:value-type="float">
            <text:p>52.0593477659608</text:p>
          </table:table-cell>
          <table:table-cell office:value-type="string" calcext:value-type="string">
            <text:p>FGR;TGFB1;LAPTM5;PIK3CD;GAPDH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hosphorylation (GO:0042325)</text:p>
          </table:table-cell>
          <table:table-cell office:value-type="string" calcext:value-type="string">
            <text:p>3/82</text:p>
          </table:table-cell>
          <table:table-cell office:value-type="float" office:value="0.000945721844290702" calcext:value-type="float">
            <text:p>0.000945721844290702</text:p>
          </table:table-cell>
          <table:table-cell office:value-type="float" office:value="0.0053498186681934" calcext:value-type="float">
            <text:p>0.0053498186681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524741081703" calcext:value-type="float">
            <text:p>17.1524741081703</text:p>
          </table:table-cell>
          <table:table-cell office:value-type="float" office:value="119.442318032009" calcext:value-type="float">
            <text:p>119.442318032009</text:p>
          </table:table-cell>
          <table:table-cell office:value-type="string" calcext:value-type="string">
            <text:p>LYN;FN1;ITGA6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ysteine-Type Endopeptidase Activity Involved In Apoptotic Process (GO:0043281)</text:p>
          </table:table-cell>
          <table:table-cell office:value-type="string" calcext:value-type="string">
            <text:p>3/84</text:p>
          </table:table-cell>
          <table:table-cell office:value-type="float" office:value="0.0010141908728184" calcext:value-type="float">
            <text:p>0.0010141908728184</text:p>
          </table:table-cell>
          <table:table-cell office:value-type="float" office:value="0.0055732203201546" calcext:value-type="float">
            <text:p>0.0055732203201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272727272727" calcext:value-type="float">
            <text:p>16.7272727272727</text:p>
          </table:table-cell>
          <table:table-cell office:value-type="float" office:value="115.312200394752" calcext:value-type="float">
            <text:p>115.312200394752</text:p>
          </table:table-cell>
          <table:table-cell office:value-type="string" calcext:value-type="string">
            <text:p>AKT1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anonical Wnt Signaling Pathway (GO:0090263)</text:p>
          </table:table-cell>
          <table:table-cell office:value-type="string" calcext:value-type="string">
            <text:p>3/85</text:p>
          </table:table-cell>
          <table:table-cell office:value-type="float" office:value="0.0010495709497719" calcext:value-type="float">
            <text:p>0.0010495709497719</text:p>
          </table:table-cell>
          <table:table-cell office:value-type="float" office:value="0.0057132305473434" calcext:value-type="float">
            <text:p>0.005713230547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224501108647" calcext:value-type="float">
            <text:p>16.5224501108647</text:p>
          </table:table-cell>
          <table:table-cell office:value-type="float" office:value="113.333661692822" calcext:value-type="float">
            <text:p>113.333661692822</text:p>
          </table:table-cell>
          <table:table-cell office:value-type="string" calcext:value-type="string">
            <text:p>COL1A1;TGFB1;CAV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Localization (GO:1903829)</text:p>
          </table:table-cell>
          <table:table-cell office:value-type="string" calcext:value-type="string">
            <text:p>3/85</text:p>
          </table:table-cell>
          <table:table-cell office:value-type="float" office:value="0.0010495709497719" calcext:value-type="float">
            <text:p>0.0010495709497719</text:p>
          </table:table-cell>
          <table:table-cell office:value-type="float" office:value="0.0057132305473434" calcext:value-type="float">
            <text:p>0.005713230547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224501108647" calcext:value-type="float">
            <text:p>16.5224501108647</text:p>
          </table:table-cell>
          <table:table-cell office:value-type="float" office:value="113.333661692822" calcext:value-type="float">
            <text:p>113.333661692822</text:p>
          </table:table-cell>
          <table:table-cell office:value-type="string" calcext:value-type="string">
            <text:p>TGFB1;AKT1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Angiogenesis (GO:0016525)</text:p>
          </table:table-cell>
          <table:table-cell office:value-type="string" calcext:value-type="string">
            <text:p>3/86</text:p>
          </table:table-cell>
          <table:table-cell office:value-type="float" office:value="0.0010857235134" calcext:value-type="float">
            <text:p>0.0010857235134</text:p>
          </table:table-cell>
          <table:table-cell office:value-type="float" office:value="0.0058822766876227" calcext:value-type="float">
            <text:p>0.0058822766876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225629791895" calcext:value-type="float">
            <text:p>16.3225629791895</text:p>
          </table:table-cell>
          <table:table-cell office:value-type="float" office:value="111.409795320372" calcext:value-type="float">
            <text:p>111.409795320372</text:p>
          </table:table-cell>
          <table:table-cell office:value-type="string" calcext:value-type="string">
            <text:p>COL4A2;COL4A3;HSPG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Protein Kinase Activity (GO:0006469)</text:p>
          </table:table-cell>
          <table:table-cell office:value-type="string" calcext:value-type="string">
            <text:p>3/88</text:p>
          </table:table-cell>
          <table:table-cell office:value-type="float" office:value="0.0011603721025279" calcext:value-type="float">
            <text:p>0.0011603721025279</text:p>
          </table:table-cell>
          <table:table-cell office:value-type="float" office:value="0.0062282297968243" calcext:value-type="float">
            <text:p>0.006228229796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368983957219" calcext:value-type="float">
            <text:p>15.9368983957219</text:p>
          </table:table-cell>
          <table:table-cell office:value-type="float" office:value="107.717728094902" calcext:value-type="float">
            <text:p>107.717728094902</text:p>
          </table:table-cell>
          <table:table-cell office:value-type="string" calcext:value-type="string">
            <text:p>CAV1;AKT1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Peptide Hormone Stimulus (GO:0071375)</text:p>
          </table:table-cell>
          <table:table-cell office:value-type="string" calcext:value-type="string">
            <text:p>3/89</text:p>
          </table:table-cell>
          <table:table-cell office:value-type="float" office:value="0.0011988809916214" calcext:value-type="float">
            <text:p>0.0011988809916214</text:p>
          </table:table-cell>
          <table:table-cell office:value-type="float" office:value="0.006405132705237" calcext:value-type="float">
            <text:p>0.006405132705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507928118393" calcext:value-type="float">
            <text:p>15.7507928118393</text:p>
          </table:table-cell>
          <table:table-cell office:value-type="float" office:value="105.945607704677" calcext:value-type="float">
            <text:p>105.945607704677</text:p>
          </table:table-cell>
          <table:table-cell office:value-type="string" calcext:value-type="string">
            <text:p>INSR;CAV1;AK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Epithelial Cell Proliferation (GO:0050678)</text:p>
          </table:table-cell>
          <table:table-cell office:value-type="string" calcext:value-type="string">
            <text:p>3/91</text:p>
          </table:table-cell>
          <table:table-cell office:value-type="float" office:value="0.0012782997068282" calcext:value-type="float">
            <text:p>0.0012782997068282</text:p>
          </table:table-cell>
          <table:table-cell office:value-type="float" office:value="0.0067358806469397" calcext:value-type="float">
            <text:p>0.0067358806469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91270661157" calcext:value-type="float">
            <text:p>15.391270661157</text:p>
          </table:table-cell>
          <table:table-cell office:value-type="float" office:value="102.540099532716" calcext:value-type="float">
            <text:p>102.540099532716</text:p>
          </table:table-cell>
          <table:table-cell office:value-type="string" calcext:value-type="string">
            <text:p>TGFB1;FGF18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ensory Perception Of Sound (GO:0007605)</text:p>
          </table:table-cell>
          <table:table-cell office:value-type="string" calcext:value-type="string">
            <text:p>3/92</text:p>
          </table:table-cell>
          <table:table-cell office:value-type="float" office:value="0.0013192220693276" calcext:value-type="float">
            <text:p>0.0013192220693276</text:p>
          </table:table-cell>
          <table:table-cell office:value-type="float" office:value="0.0069194384445019" calcext:value-type="float">
            <text:p>0.0069194384445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17568947906" calcext:value-type="float">
            <text:p>15.217568947906</text:p>
          </table:table-cell>
          <table:table-cell office:value-type="float" office:value="100.903333126778" calcext:value-type="float">
            <text:p>100.903333126778</text:p>
          </table:table-cell>
          <table:table-cell office:value-type="string" calcext:value-type="string">
            <text:p>COL1A1;KIT;COL4A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ular Component Biogenesis (GO:0044089)</text:p>
          </table:table-cell>
          <table:table-cell office:value-type="string" calcext:value-type="string">
            <text:p>3/93</text:p>
          </table:table-cell>
          <table:table-cell office:value-type="float" office:value="0.0013609613692835" calcext:value-type="float">
            <text:p>0.0013609613692835</text:p>
          </table:table-cell>
          <table:table-cell office:value-type="float" office:value="0.0070745469376268" calcext:value-type="float">
            <text:p>0.0070745469376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477272727273" calcext:value-type="float">
            <text:p>15.0477272727273</text:p>
          </table:table-cell>
          <table:table-cell office:value-type="float" office:value="99.3084382847893" calcext:value-type="float">
            <text:p>99.3084382847893</text:p>
          </table:table-cell>
          <table:table-cell office:value-type="string" calcext:value-type="string">
            <text:p>TGFB1;SDC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Vesicle Organization (GO:0016050)</text:p>
          </table:table-cell>
          <table:table-cell office:value-type="string" calcext:value-type="string">
            <text:p>3/94</text:p>
          </table:table-cell>
          <table:table-cell office:value-type="float" office:value="0.0014035237401048" calcext:value-type="float">
            <text:p>0.0014035237401048</text:p>
          </table:table-cell>
          <table:table-cell office:value-type="float" office:value="0.0072630780093319" calcext:value-type="float">
            <text:p>0.007263078009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816183816184" calcext:value-type="float">
            <text:p>14.8816183816184</text:p>
          </table:table-cell>
          <table:table-cell office:value-type="float" office:value="97.7539171763447" calcext:value-type="float">
            <text:p>97.7539171763447</text:p>
          </table:table-cell>
          <table:table-cell office:value-type="string" calcext:value-type="string">
            <text:p>SRGN;CAV1;CD3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 Cell Receptor Signaling Pathway (GO:0050852)</text:p>
          </table:table-cell>
          <table:table-cell office:value-type="string" calcext:value-type="string">
            <text:p>3/95</text:p>
          </table:table-cell>
          <table:table-cell office:value-type="float" office:value="0.0014469152620604" calcext:value-type="float">
            <text:p>0.0014469152620604</text:p>
          </table:table-cell>
          <table:table-cell office:value-type="float" office:value="0.007388231028397" calcext:value-type="float">
            <text:p>0.007388231028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91205533597" calcext:value-type="float">
            <text:p>14.7191205533597</text:p>
          </table:table-cell>
          <table:table-cell office:value-type="float" office:value="96.2383408173522" calcext:value-type="float">
            <text:p>96.2383408173522</text:p>
          </table:table-cell>
          <table:table-cell office:value-type="string" calcext:value-type="string">
            <text:p>PIK3CD;FYN;CD3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onse To Transforming Growth Factor Beta Stimulus (GO:0071560)</text:p>
          </table:table-cell>
          <table:table-cell office:value-type="string" calcext:value-type="string">
            <text:p>3/96</text:p>
          </table:table-cell>
          <table:table-cell office:value-type="float" office:value="0.0014911419622017" calcext:value-type="float">
            <text:p>0.0014911419622017</text:p>
          </table:table-cell>
          <table:table-cell office:value-type="float" office:value="0.0075805190501357" calcext:value-type="float">
            <text:p>0.0075805190501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601173020528" calcext:value-type="float">
            <text:p>14.5601173020528</text:p>
          </table:table-cell>
          <table:table-cell office:value-type="float" office:value="94.7603452161696" calcext:value-type="float">
            <text:p>94.7603452161696</text:p>
          </table:table-cell>
          <table:table-cell office:value-type="string" calcext:value-type="string">
            <text:p>ITGB1;TGFB1;ITGB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ctivation Of Protein Kinase B Activity (GO:0032148)</text:p>
          </table:table-cell>
          <table:table-cell table:style-name="ce1" office:value-type="string" calcext:value-type="string">
            <text:p>2/25</text:p>
          </table:table-cell>
          <table:table-cell office:value-type="float" office:value="0.0015666022234334" calcext:value-type="float">
            <text:p>0.0015666022234334</text:p>
          </table:table-cell>
          <table:table-cell office:value-type="float" office:value="0.0078602563732271" calcext:value-type="float">
            <text:p>0.0078602563732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12077294686" calcext:value-type="float">
            <text:p>38.512077294686</text:p>
          </table:table-cell>
          <table:table-cell office:value-type="float" office:value="248.74358384853" calcext:value-type="float">
            <text:p>248.74358384853</text:p>
          </table:table-cell>
          <table:table-cell office:value-type="string" calcext:value-type="string">
            <text:p>INSR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MAPK Cascade (GO:0043409)</text:p>
          </table:table-cell>
          <table:table-cell office:value-type="string" calcext:value-type="string">
            <text:p>3/105</text:p>
          </table:table-cell>
          <table:table-cell office:value-type="float" office:value="0.0019277337478637" calcext:value-type="float">
            <text:p>0.0019277337478637</text:p>
          </table:table-cell>
          <table:table-cell office:value-type="float" office:value="0.0094262912925201" calcext:value-type="float">
            <text:p>0.0094262912925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69385026738" calcext:value-type="float">
            <text:p>13.269385026738</text:p>
          </table:table-cell>
          <table:table-cell office:value-type="float" office:value="82.9523687700046" calcext:value-type="float">
            <text:p>82.9523687700046</text:p>
          </table:table-cell>
          <table:table-cell office:value-type="string" calcext:value-type="string">
            <text:p>LYN;CAV1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poptotic Process (GO:0006915)</text:p>
          </table:table-cell>
          <table:table-cell office:value-type="string" calcext:value-type="string">
            <text:p>4/228</text:p>
          </table:table-cell>
          <table:table-cell office:value-type="float" office:value="0.0019983793672538" calcext:value-type="float">
            <text:p>0.0019983793672538</text:p>
          </table:table-cell>
          <table:table-cell office:value-type="float" office:value="0.0095690032772237" calcext:value-type="float">
            <text:p>0.0095690032772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310631229236" calcext:value-type="float">
            <text:p>8.19310631229236</text:p>
          </table:table-cell>
          <table:table-cell office:value-type="float" office:value="50.9235865390999" calcext:value-type="float">
            <text:p>50.9235865390999</text:p>
          </table:table-cell>
          <table:table-cell office:value-type="string" calcext:value-type="string">
            <text:p>ITGB2;AKT1;PPIA;GAPDH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etabolic Process (GO:0009893)</text:p>
          </table:table-cell>
          <table:table-cell office:value-type="string" calcext:value-type="string">
            <text:p>3/108</text:p>
          </table:table-cell>
          <table:table-cell office:value-type="float" office:value="0.002089128626996" calcext:value-type="float">
            <text:p>0.002089128626996</text:p>
          </table:table-cell>
          <table:table-cell office:value-type="float" office:value="0.0099267180008428" calcext:value-type="float">
            <text:p>0.0099267180008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883116883117" calcext:value-type="float">
            <text:p>12.8883116883117</text:p>
          </table:table-cell>
          <table:table-cell office:value-type="float" office:value="79.53387743268" calcext:value-type="float">
            <text:p>79.53387743268</text:p>
          </table:table-cell>
          <table:table-cell office:value-type="string" calcext:value-type="string">
            <text:p>INSR;CAV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Wnt Signaling Pathway (GO:0030177)</text:p>
          </table:table-cell>
          <table:table-cell office:value-type="string" calcext:value-type="string">
            <text:p>3/109</text:p>
          </table:table-cell>
          <table:table-cell office:value-type="float" office:value="0.0021447373687835" calcext:value-type="float">
            <text:p>0.0021447373687835</text:p>
          </table:table-cell>
          <table:table-cell office:value-type="float" office:value="0.010061085055188" calcext:value-type="float">
            <text:p>0.01006108505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660806174957" calcext:value-type="float">
            <text:p>12.7660806174957</text:p>
          </table:table-cell>
          <table:table-cell office:value-type="float" office:value="78.4442228885672" calcext:value-type="float">
            <text:p>78.4442228885672</text:p>
          </table:table-cell>
          <table:table-cell office:value-type="string" calcext:value-type="string">
            <text:p>COL1A1;TGFB1;CAV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Inflammatory Response (GO:0050728)</text:p>
          </table:table-cell>
          <table:table-cell office:value-type="string" calcext:value-type="string">
            <text:p>3/111</text:p>
          </table:table-cell>
          <table:table-cell office:value-type="float" office:value="0.0022587024534675" calcext:value-type="float">
            <text:p>0.0022587024534675</text:p>
          </table:table-cell>
          <table:table-cell office:value-type="float" office:value="0.0103846319972171" calcext:value-type="float">
            <text:p>0.0103846319972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84090909091" calcext:value-type="float">
            <text:p>12.5284090909091</text:p>
          </table:table-cell>
          <table:table-cell office:value-type="float" office:value="76.3351551675837" calcext:value-type="float">
            <text:p>76.3351551675837</text:p>
          </table:table-cell>
          <table:table-cell office:value-type="string" calcext:value-type="string">
            <text:p>LYN;FGR;FYN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tein Ubiquitination (GO:0031396)</text:p>
          </table:table-cell>
          <table:table-cell office:value-type="string" calcext:value-type="string">
            <text:p>3/113</text:p>
          </table:table-cell>
          <table:table-cell office:value-type="float" office:value="0.0023763658205692" calcext:value-type="float">
            <text:p>0.0023763658205692</text:p>
          </table:table-cell>
          <table:table-cell office:value-type="float" office:value="0.010839233821885" calcext:value-type="float">
            <text:p>0.01083923382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993801652893" calcext:value-type="float">
            <text:p>12.2993801652893</text:p>
          </table:table-cell>
          <table:table-cell office:value-type="float" office:value="74.3151048159937" calcext:value-type="float">
            <text:p>74.3151048159937</text:p>
          </table:table-cell>
          <table:table-cell office:value-type="string" calcext:value-type="string">
            <text:p>CAV1;LAPTM5;AK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ular Component Organization (GO:0051130)</text:p>
          </table:table-cell>
          <table:table-cell office:value-type="string" calcext:value-type="string">
            <text:p>3/113</text:p>
          </table:table-cell>
          <table:table-cell office:value-type="float" office:value="0.0023763658205692" calcext:value-type="float">
            <text:p>0.0023763658205692</text:p>
          </table:table-cell>
          <table:table-cell office:value-type="float" office:value="0.010839233821885" calcext:value-type="float">
            <text:p>0.01083923382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993801652893" calcext:value-type="float">
            <text:p>12.2993801652893</text:p>
          </table:table-cell>
          <table:table-cell office:value-type="float" office:value="74.3151048159937" calcext:value-type="float">
            <text:p>74.3151048159937</text:p>
          </table:table-cell>
          <table:table-cell office:value-type="string" calcext:value-type="string">
            <text:p>TGFB1;INSR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tein Kinase Activity (GO:0045859)</text:p>
          </table:table-cell>
          <table:table-cell office:value-type="string" calcext:value-type="string">
            <text:p>3/119</text:p>
          </table:table-cell>
          <table:table-cell office:value-type="float" office:value="0.0027519526623058" calcext:value-type="float">
            <text:p>0.0027519526623058</text:p>
          </table:table-cell>
          <table:table-cell office:value-type="float" office:value="0.0121211960774844" calcext:value-type="float">
            <text:p>0.0121211960774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596786833856" calcext:value-type="float">
            <text:p>11.6596786833856</text:p>
          </table:table-cell>
          <table:table-cell office:value-type="float" office:value="68.7389892682983" calcext:value-type="float">
            <text:p>68.7389892682983</text:p>
          </table:table-cell>
          <table:table-cell office:value-type="string" calcext:value-type="string">
            <text:p>FGR;AKT1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tein-Containing Complex Assembly (GO:0043254)</text:p>
          </table:table-cell>
          <table:table-cell office:value-type="string" calcext:value-type="string">
            <text:p>3/119</text:p>
          </table:table-cell>
          <table:table-cell office:value-type="float" office:value="0.0027519526623058" calcext:value-type="float">
            <text:p>0.0027519526623058</text:p>
          </table:table-cell>
          <table:table-cell office:value-type="float" office:value="0.0121211960774844" calcext:value-type="float">
            <text:p>0.0121211960774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596786833856" calcext:value-type="float">
            <text:p>11.6596786833856</text:p>
          </table:table-cell>
          <table:table-cell office:value-type="float" office:value="68.7389892682983" calcext:value-type="float">
            <text:p>68.7389892682983</text:p>
          </table:table-cell>
          <table:table-cell office:value-type="string" calcext:value-type="string">
            <text:p>SELP;TGFB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Macromolecule Biosynthetic Process (GO:0010557)</text:p>
          </table:table-cell>
          <table:table-cell office:value-type="string" calcext:value-type="string">
            <text:p>3/122</text:p>
          </table:table-cell>
          <table:table-cell office:value-type="float" office:value="0.0029527008608261" calcext:value-type="float">
            <text:p>0.0029527008608261</text:p>
          </table:table-cell>
          <table:table-cell office:value-type="float" office:value="0.0129068817931568" calcext:value-type="float">
            <text:p>0.0129068817931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640183346066" calcext:value-type="float">
            <text:p>11.3640183346066</text:p>
          </table:table-cell>
          <table:table-cell office:value-type="float" office:value="66.1958043288574" calcext:value-type="float">
            <text:p>66.1958043288574</text:p>
          </table:table-cell>
          <table:table-cell office:value-type="string" calcext:value-type="string">
            <text:p>INSR;AKT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Response To External Stimulus (GO:0032101)</text:p>
          </table:table-cell>
          <table:table-cell office:value-type="string" calcext:value-type="string">
            <text:p>3/127</text:p>
          </table:table-cell>
          <table:table-cell office:value-type="float" office:value="0.0033069160588851" calcext:value-type="float">
            <text:p>0.0033069160588851</text:p>
          </table:table-cell>
          <table:table-cell office:value-type="float" office:value="0.0142394818356473" calcext:value-type="float">
            <text:p>0.0142394818356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030425219941" calcext:value-type="float">
            <text:p>10.9030425219941</text:p>
          </table:table-cell>
          <table:table-cell office:value-type="float" office:value="62.2753356792104" calcext:value-type="float">
            <text:p>62.2753356792104</text:p>
          </table:table-cell>
          <table:table-cell office:value-type="string" calcext:value-type="string">
            <text:p>FGR;CAV1;SEL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Signal Transduction (GO:0009967)</text:p>
          </table:table-cell>
          <table:table-cell office:value-type="string" calcext:value-type="string">
            <text:p>4/266</text:p>
          </table:table-cell>
          <table:table-cell office:value-type="float" office:value="0.0034828944208576" calcext:value-type="float">
            <text:p>0.0034828944208576</text:p>
          </table:table-cell>
          <table:table-cell office:value-type="float" office:value="0.0147766917708447" calcext:value-type="float">
            <text:p>0.014776691770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9130126042961" calcext:value-type="float">
            <text:p>6.99130126042961</text:p>
          </table:table-cell>
          <table:table-cell office:value-type="float" office:value="39.5700072822889" calcext:value-type="float">
            <text:p>39.5700072822889</text:p>
          </table:table-cell>
          <table:table-cell office:value-type="string" calcext:value-type="string">
            <text:p>TGFB1;ITGB3;ITGA5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ransmembrane Receptor Protein Serine/Threonine Kinase Signaling Pathway (GO:0007178)</text:p>
          </table:table-cell>
          <table:table-cell office:value-type="string" calcext:value-type="string">
            <text:p>3/130</text:p>
          </table:table-cell>
          <table:table-cell office:value-type="float" office:value="0.0035314260644794" calcext:value-type="float">
            <text:p>0.0035314260644794</text:p>
          </table:table-cell>
          <table:table-cell office:value-type="float" office:value="0.0149277131077262" calcext:value-type="float">
            <text:p>0.014927713107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438797423049" calcext:value-type="float">
            <text:p>10.6438797423049</text:p>
          </table:table-cell>
          <table:table-cell office:value-type="float" office:value="60.0959145295095" calcext:value-type="float">
            <text:p>60.0959145295095</text:p>
          </table:table-cell>
          <table:table-cell office:value-type="string" calcext:value-type="string">
            <text:p>ITGB1;TGFB1;ITGB5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irculatory System Development (GO:0072359)</text:p>
          </table:table-cell>
          <table:table-cell office:value-type="string" calcext:value-type="string">
            <text:p>3/132</text:p>
          </table:table-cell>
          <table:table-cell office:value-type="float" office:value="0.0036861647100131" calcext:value-type="float">
            <text:p>0.0036861647100131</text:p>
          </table:table-cell>
          <table:table-cell office:value-type="float" office:value="0.0155249418808581" calcext:value-type="float">
            <text:p>0.0155249418808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778012684989" calcext:value-type="float">
            <text:p>10.4778012684989</text:p>
          </table:table-cell>
          <table:table-cell office:value-type="float" office:value="58.7088884837397" calcext:value-type="float">
            <text:p>58.7088884837397</text:p>
          </table:table-cell>
          <table:table-cell office:value-type="string" calcext:value-type="string">
            <text:p>TGFB1;FN1;HSPG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ntigen Receptor-Mediated Signaling Pathway (GO:0050851)</text:p>
          </table:table-cell>
          <table:table-cell office:value-type="string" calcext:value-type="string">
            <text:p>3/134</text:p>
          </table:table-cell>
          <table:table-cell office:value-type="float" office:value="0.0038449953763652" calcext:value-type="float">
            <text:p>0.0038449953763652</text:p>
          </table:table-cell>
          <table:table-cell office:value-type="float" office:value="0.0160765386388604" calcext:value-type="float">
            <text:p>0.016076538638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67938931298" calcext:value-type="float">
            <text:p>10.3167938931298</text:p>
          </table:table-cell>
          <table:table-cell office:value-type="float" office:value="57.3715142010283" calcext:value-type="float">
            <text:p>57.3715142010283</text:p>
          </table:table-cell>
          <table:table-cell office:value-type="string" calcext:value-type="string">
            <text:p>PIK3CD;FYN;CD3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Cellular Biosynthetic Process (GO:0031327)</text:p>
          </table:table-cell>
          <table:table-cell office:value-type="string" calcext:value-type="string">
            <text:p>3/137</text:p>
          </table:table-cell>
          <table:table-cell office:value-type="float" office:value="0.0040909865519641" calcext:value-type="float">
            <text:p>0.0040909865519641</text:p>
          </table:table-cell>
          <table:table-cell office:value-type="float" office:value="0.0169820089243402" calcext:value-type="float">
            <text:p>0.0169820089243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842944369064" calcext:value-type="float">
            <text:p>10.0842944369064</text:p>
          </table:table-cell>
          <table:table-cell office:value-type="float" office:value="55.4532237787972" calcext:value-type="float">
            <text:p>55.4532237787972</text:p>
          </table:table-cell>
          <table:table-cell office:value-type="string" calcext:value-type="string">
            <text:p>CAV1;FYN;GAPDH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 Differentiation (GO:0045597)</text:p>
          </table:table-cell>
          <table:table-cell office:value-type="string" calcext:value-type="string">
            <text:p>4/283</text:p>
          </table:table-cell>
          <table:table-cell office:value-type="float" office:value="0.0043407352688144" calcext:value-type="float">
            <text:p>0.0043407352688144</text:p>
          </table:table-cell>
          <table:table-cell office:value-type="float" office:value="0.0179377510327261" calcext:value-type="float">
            <text:p>0.017937751032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5963990997749" calcext:value-type="float">
            <text:p>6.55963990997749</text:p>
          </table:table-cell>
          <table:table-cell office:value-type="float" office:value="35.6825488407309" calcext:value-type="float">
            <text:p>35.6825488407309</text:p>
          </table:table-cell>
          <table:table-cell office:value-type="string" calcext:value-type="string">
            <text:p>COL1A1;TGFB1;AKT1;CD3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Protein Kinase Activity (GO:0045860)</text:p>
          </table:table-cell>
          <table:table-cell office:value-type="string" calcext:value-type="string">
            <text:p>3/145</text:p>
          </table:table-cell>
          <table:table-cell office:value-type="float" office:value="0.0047931616466167" calcext:value-type="float">
            <text:p>0.0047931616466167</text:p>
          </table:table-cell>
          <table:table-cell office:value-type="float" office:value="0.019107828078701" calcext:value-type="float">
            <text:p>0.019107828078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1232394366197" calcext:value-type="float">
            <text:p>9.51232394366197</text:p>
          </table:table-cell>
          <table:table-cell office:value-type="float" office:value="50.8011846438112" calcext:value-type="float">
            <text:p>50.8011846438112</text:p>
          </table:table-cell>
          <table:table-cell office:value-type="string" calcext:value-type="string">
            <text:p>INSR;ITGB3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Protein Metabolic Process (GO:0051248)</text:p>
          </table:table-cell>
          <table:table-cell office:value-type="string" calcext:value-type="string">
            <text:p>3/147</text:p>
          </table:table-cell>
          <table:table-cell office:value-type="float" office:value="0.0049793709366129" calcext:value-type="float">
            <text:p>0.0049793709366129</text:p>
          </table:table-cell>
          <table:table-cell office:value-type="float" office:value="0.0197463713431319" calcext:value-type="float">
            <text:p>0.0197463713431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7926136363636" calcext:value-type="float">
            <text:p>9.37926136363636</text:p>
          </table:table-cell>
          <table:table-cell office:value-type="float" office:value="49.7330804924817" calcext:value-type="float">
            <text:p>49.7330804924817</text:p>
          </table:table-cell>
          <table:table-cell office:value-type="string" calcext:value-type="string">
            <text:p>ITGB3;AKT1;GAPDH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Intracellular Signal Transduction (GO:1902531)</text:p>
          </table:table-cell>
          <table:table-cell office:value-type="string" calcext:value-type="string">
            <text:p>4/297</text:p>
          </table:table-cell>
          <table:table-cell office:value-type="float" office:value="0.0051465903912591" calcext:value-type="float">
            <text:p>0.0051465903912591</text:p>
          </table:table-cell>
          <table:table-cell office:value-type="float" office:value="0.0202012425561666" calcext:value-type="float">
            <text:p>0.0202012425561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176521946186" calcext:value-type="float">
            <text:p>6.24176521946186</text:p>
          </table:table-cell>
          <table:table-cell office:value-type="float" office:value="32.8904877477571" calcext:value-type="float">
            <text:p>32.8904877477571</text:p>
          </table:table-cell>
          <table:table-cell office:value-type="string" calcext:value-type="string">
            <text:p>LYN;TGFB1;AKT1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Skeletal System Development (GO:0001501)</text:p>
          </table:table-cell>
          <table:table-cell office:value-type="string" calcext:value-type="string">
            <text:p>3/149</text:p>
          </table:table-cell>
          <table:table-cell office:value-type="float" office:value="0.0051699051344865" calcext:value-type="float">
            <text:p>0.0051699051344865</text:p>
          </table:table-cell>
          <table:table-cell office:value-type="float" office:value="0.0202239678820255" calcext:value-type="float">
            <text:p>0.020223967882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984433374844" calcext:value-type="float">
            <text:p>9.24984433374844</text:p>
          </table:table-cell>
          <table:table-cell office:value-type="float" office:value="48.6995141263021" calcext:value-type="float">
            <text:p>48.6995141263021</text:p>
          </table:table-cell>
          <table:table-cell office:value-type="string" calcext:value-type="string">
            <text:p>COL1A1;LAMA5;CD4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pithelium Development (GO:0060429)</text:p>
          </table:table-cell>
          <table:table-cell office:value-type="string" calcext:value-type="string">
            <text:p>3/154</text:p>
          </table:table-cell>
          <table:table-cell office:value-type="float" office:value="0.0056653455101235" calcext:value-type="float">
            <text:p>0.0056653455101235</text:p>
          </table:table-cell>
          <table:table-cell office:value-type="float" office:value="0.0217926957289417" calcext:value-type="float">
            <text:p>0.0217926957289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4130042143287" calcext:value-type="float">
            <text:p>8.94130042143287</text:p>
          </table:table-cell>
          <table:table-cell office:value-type="float" office:value="46.2568109045279" calcext:value-type="float">
            <text:p>46.2568109045279</text:p>
          </table:table-cell>
          <table:table-cell office:value-type="string" calcext:value-type="string">
            <text:p>TGFB1;CD3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Neuron Projection Development (GO:0010975)</text:p>
          </table:table-cell>
          <table:table-cell office:value-type="string" calcext:value-type="string">
            <text:p>3/174</text:p>
          </table:table-cell>
          <table:table-cell office:value-type="float" office:value="0.0079272449241671" calcext:value-type="float">
            <text:p>0.0079272449241671</text:p>
          </table:table-cell>
          <table:table-cell office:value-type="float" office:value="0.0289253694278344" calcext:value-type="float">
            <text:p>0.028925369427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755980861244" calcext:value-type="float">
            <text:p>7.88755980861244</text:p>
          </table:table-cell>
          <table:table-cell office:value-type="float" office:value="38.1556740518935" calcext:value-type="float">
            <text:p>38.1556740518935</text:p>
          </table:table-cell>
          <table:table-cell office:value-type="string" calcext:value-type="string">
            <text:p>LYN;AKT1;ITGA6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Cellular Biosynthetic Process (GO:0031328)</text:p>
          </table:table-cell>
          <table:table-cell office:value-type="string" calcext:value-type="string">
            <text:p>3/174</text:p>
          </table:table-cell>
          <table:table-cell office:value-type="float" office:value="0.0079272449241671" calcext:value-type="float">
            <text:p>0.0079272449241671</text:p>
          </table:table-cell>
          <table:table-cell office:value-type="float" office:value="0.0289253694278344" calcext:value-type="float">
            <text:p>0.028925369427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8755980861244" calcext:value-type="float">
            <text:p>7.88755980861244</text:p>
          </table:table-cell>
          <table:table-cell office:value-type="float" office:value="38.1556740518935" calcext:value-type="float">
            <text:p>38.1556740518935</text:p>
          </table:table-cell>
          <table:table-cell office:value-type="string" calcext:value-type="string">
            <text:p>INSR;AKT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hosphate-Containing Compound Metabolic Process (GO:0006796)</text:p>
          </table:table-cell>
          <table:table-cell office:value-type="string" calcext:value-type="string">
            <text:p>3/184</text:p>
          </table:table-cell>
          <table:table-cell office:value-type="float" office:value="0.0092312665101705" calcext:value-type="float">
            <text:p>0.0092312665101705</text:p>
          </table:table-cell>
          <table:table-cell office:value-type="float" office:value="0.032778097085344" calcext:value-type="float">
            <text:p>0.03277809708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4801607232547" calcext:value-type="float">
            <text:p>7.44801607232547</text:p>
          </table:table-cell>
          <table:table-cell office:value-type="float" office:value="34.8951397060269" calcext:value-type="float">
            <text:p>34.8951397060269</text:p>
          </table:table-cell>
          <table:table-cell office:value-type="string" calcext:value-type="string">
            <text:p>TGFB1;PIK3CD;AKT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Nucleic Acid-Templated Transcription (GO:1903508)</text:p>
          </table:table-cell>
          <table:table-cell office:value-type="string" calcext:value-type="string">
            <text:p>5/557</text:p>
          </table:table-cell>
          <table:table-cell office:value-type="float" office:value="0.0096325396388137" calcext:value-type="float">
            <text:p>0.0096325396388137</text:p>
          </table:table-cell>
          <table:table-cell office:value-type="float" office:value="0.0340980084146965" calcext:value-type="float">
            <text:p>0.0340980084146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413561076605" calcext:value-type="float">
            <text:p>4.18413561076605</text:p>
          </table:table-cell>
          <table:table-cell office:value-type="float" office:value="19.4253029925302" calcext:value-type="float">
            <text:p>19.4253029925302</text:p>
          </table:table-cell>
          <table:table-cell office:value-type="string" calcext:value-type="string">
            <text:p>COL1A1;TGFB1;SPP1;AKT1;FGF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Localization To Membrane (GO:0072657)</text:p>
          </table:table-cell>
          <table:table-cell office:value-type="string" calcext:value-type="string">
            <text:p>3/192</text:p>
          </table:table-cell>
          <table:table-cell office:value-type="float" office:value="0.0103597999007126" calcext:value-type="float">
            <text:p>0.0103597999007126</text:p>
          </table:table-cell>
          <table:table-cell office:value-type="float" office:value="0.0363380215362383" calcext:value-type="float">
            <text:p>0.036338021536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2987012987013" calcext:value-type="float">
            <text:p>7.12987012987013</text:p>
          </table:table-cell>
          <table:table-cell office:value-type="float" office:value="32.5822399215617" calcext:value-type="float">
            <text:p>32.5822399215617</text:p>
          </table:table-cell>
          <table:table-cell office:value-type="string" calcext:value-type="string">
            <text:p>ITGA4;CAV1;ITGB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Signal Transduction (GO:0009966)</text:p>
          </table:table-cell>
          <table:table-cell office:value-type="string" calcext:value-type="string">
            <text:p>3/193</text:p>
          </table:table-cell>
          <table:table-cell office:value-type="float" office:value="0.0105062591751573" calcext:value-type="float">
            <text:p>0.0105062591751573</text:p>
          </table:table-cell>
          <table:table-cell office:value-type="float" office:value="0.0366252008280023" calcext:value-type="float">
            <text:p>0.036625200828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9198564593301" calcext:value-type="float">
            <text:p>7.09198564593301</text:p>
          </table:table-cell>
          <table:table-cell office:value-type="float" office:value="32.3095553545416" calcext:value-type="float">
            <text:p>32.3095553545416</text:p>
          </table:table-cell>
          <table:table-cell office:value-type="string" calcext:value-type="string">
            <text:p>FYN;CD3E;PPI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grammed Cell Death (GO:0043067)</text:p>
          </table:table-cell>
          <table:table-cell office:value-type="string" calcext:value-type="string">
            <text:p>3/195</text:p>
          </table:table-cell>
          <table:table-cell office:value-type="float" office:value="0.0108027941480888" calcext:value-type="float">
            <text:p>0.0108027941480888</text:p>
          </table:table-cell>
          <table:table-cell office:value-type="float" office:value="0.0374367100507343" calcext:value-type="float">
            <text:p>0.037436710050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1740056818182" calcext:value-type="float">
            <text:p>7.01740056818182</text:p>
          </table:table-cell>
          <table:table-cell office:value-type="float" office:value="31.7744421370041" calcext:value-type="float">
            <text:p>31.7744421370041</text:p>
          </table:table-cell>
          <table:table-cell office:value-type="string" calcext:value-type="string">
            <text:p>AKT1;FYN;CD3E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Programmed Cell Death (GO:0043069)</text:p>
          </table:table-cell>
          <table:table-cell office:value-type="string" calcext:value-type="string">
            <text:p>4/381</text:p>
          </table:table-cell>
          <table:table-cell office:value-type="float" office:value="0.0121368567455828" calcext:value-type="float">
            <text:p>0.0121368567455828</text:p>
          </table:table-cell>
          <table:table-cell office:value-type="float" office:value="0.0384778370450621" calcext:value-type="float">
            <text:p>0.038477837045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030041329961" calcext:value-type="float">
            <text:p>4.83030041329961</text:p>
          </table:table-cell>
          <table:table-cell office:value-type="float" office:value="21.3089110605377" calcext:value-type="float">
            <text:p>21.3089110605377</text:p>
          </table:table-cell>
          <table:table-cell office:value-type="string" calcext:value-type="string">
            <text:p>LAPTM5;AKT1;CD44;VEGFA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anonical Wnt Signaling Pathway (GO:0060828)</text:p>
          </table:table-cell>
          <table:table-cell office:value-type="string" calcext:value-type="string">
            <text:p>3/207</text:p>
          </table:table-cell>
          <table:table-cell office:value-type="float" office:value="0.0126840012616287" calcext:value-type="float">
            <text:p>0.0126840012616287</text:p>
          </table:table-cell>
          <table:table-cell office:value-type="float" office:value="0.0398471881924278" calcext:value-type="float">
            <text:p>0.0398471881924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0060160427808" calcext:value-type="float">
            <text:p>6.60060160427808</text:p>
          </table:table-cell>
          <table:table-cell office:value-type="float" office:value="28.8275586855832" calcext:value-type="float">
            <text:p>28.8275586855832</text:p>
          </table:table-cell>
          <table:table-cell office:value-type="string" calcext:value-type="string">
            <text:p>COL1A1;TGFB1;CAV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gative Regulation Of Cell Differentiation (GO:0045596)</text:p>
          </table:table-cell>
          <table:table-cell office:value-type="string" calcext:value-type="string">
            <text:p>3/207</text:p>
          </table:table-cell>
          <table:table-cell office:value-type="float" office:value="0.0126840012616287" calcext:value-type="float">
            <text:p>0.0126840012616287</text:p>
          </table:table-cell>
          <table:table-cell office:value-type="float" office:value="0.0398471881924278" calcext:value-type="float">
            <text:p>0.0398471881924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0060160427808" calcext:value-type="float">
            <text:p>6.60060160427808</text:p>
          </table:table-cell>
          <table:table-cell office:value-type="float" office:value="28.8275586855832" calcext:value-type="float">
            <text:p>28.8275586855832</text:p>
          </table:table-cell>
          <table:table-cell office:value-type="string" calcext:value-type="string">
            <text:p>TGFB1;CAV1;ITGB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Growth Factor Receptor Binding (GO:0070851)</text:p>
          </table:table-cell>
          <table:table-cell office:value-type="string" calcext:value-type="string">
            <text:p>7/96</text:p>
          </table:table-cell>
          <table:table-cell office:value-type="float" office:value="0.00000000252732070453195" calcext:value-type="float">
            <text:p>2.52732070453195E-09</text:p>
          </table:table-cell>
          <table:table-cell office:value-type="float" office:value="0.000000257786711862259" calcext:value-type="float">
            <text:p>2.57786711862259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584269662921" calcext:value-type="float">
            <text:p>39.0584269662921</text:p>
          </table:table-cell>
          <table:table-cell office:value-type="float" office:value="773.204764535547" calcext:value-type="float">
            <text:p>773.204764535547</text:p>
          </table:table-cell>
          <table:table-cell office:value-type="string" calcext:value-type="string">
            <text:p>FGF6;ITGB3;FYN;ITGA5;FGF2;PGF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Vascular Endothelial Growth Factor Receptor Binding (GO:0005172)</text:p>
          </table:table-cell>
          <table:table-cell table:style-name="ce1" office:value-type="string" calcext:value-type="string">
            <text:p>4/12</text:p>
          </table:table-cell>
          <table:table-cell office:value-type="float" office:value="0.0000000130643061748317" calcext:value-type="float">
            <text:p>1.30643061748317E-08</text:p>
          </table:table-cell>
          <table:table-cell office:value-type="float" office:value="0.000000666279614916416" calcext:value-type="float">
            <text:p>6.6627961491641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.918604651163" calcext:value-type="float">
            <text:p>231.918604651163</text:p>
          </table:table-cell>
          <table:table-cell office:value-type="float" office:value="4210.10703358111" calcext:value-type="float">
            <text:p>4210.10703358111</text:p>
          </table:table-cell>
          <table:table-cell office:value-type="string" calcext:value-type="string">
            <text:p>ITGB3;ITGA5;PGF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Growth Factor Activity (GO:0008083)</text:p>
          </table:table-cell>
          <table:table-cell office:value-type="string" calcext:value-type="string">
            <text:p>6/85</text:p>
          </table:table-cell>
          <table:table-cell office:value-type="float" office:value="0.0000000460027752037945" calcext:value-type="float">
            <text:p>4.60027752037945E-08</text:p>
          </table:table-cell>
          <table:table-cell office:value-type="float" office:value="0.00000156409435692901" calcext:value-type="float">
            <text:p>1.5640943569290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150663785119" calcext:value-type="float">
            <text:p>36.8150663785119</text:p>
          </table:table-cell>
          <table:table-cell office:value-type="float" office:value="621.974499210464" calcext:value-type="float">
            <text:p>621.974499210464</text:p>
          </table:table-cell>
          <table:table-cell office:value-type="string" calcext:value-type="string">
            <text:p>FGF6;TGFB1;FGF18;FGF2;PGF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hemokine Binding (GO:0019956)</text:p>
          </table:table-cell>
          <table:table-cell table:style-name="ce1" office:value-type="string" calcext:value-type="string">
            <text:p>4/17</text:p>
          </table:table-cell>
          <table:table-cell office:value-type="float" office:value="0.0000000622775485241002" calcext:value-type="float">
            <text:p>6.22775485241002E-08</text:p>
          </table:table-cell>
          <table:table-cell office:value-type="float" office:value="0.00000158807748736456" calcext:value-type="float">
            <text:p>1.5880774873645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683363148479" calcext:value-type="float">
            <text:p>142.683363148479</text:p>
          </table:table-cell>
          <table:table-cell office:value-type="float" office:value="2367.3545414477" calcext:value-type="float">
            <text:p>2367.3545414477</text:p>
          </table:table-cell>
          <table:table-cell office:value-type="string" calcext:value-type="string">
            <text:p>ITGB1;ITGA4;ITGB3;FGF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Vascular Endothelial Growth Factor Receptor 2 Binding (GO:0043184)</text:p>
          </table:table-cell>
          <table:table-cell table:style-name="ce1" office:value-type="string" calcext:value-type="string">
            <text:p>3/8</text:p>
          </table:table-cell>
          <table:table-cell office:value-type="float" office:value="0.000000675466060900499" calcext:value-type="float">
            <text:p>6.75466060900499E-07</text:p>
          </table:table-cell>
          <table:table-cell office:value-type="float" office:value="0.0000137795076423702" calcext:value-type="float">
            <text:p>1.3779507642370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018181818182" calcext:value-type="float">
            <text:p>272.018181818182</text:p>
          </table:table-cell>
          <table:table-cell office:value-type="float" office:value="3864.79704003738" calcext:value-type="float">
            <text:p>3864.79704003738</text:p>
          </table:table-cell>
          <table:table-cell office:value-type="string" calcext:value-type="string">
            <text:p>ITGB3;ITGA5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Amyloid-Beta Binding (GO:0001540)</text:p>
          </table:table-cell>
          <table:table-cell office:value-type="string" calcext:value-type="string">
            <text:p>5/79</text:p>
          </table:table-cell>
          <table:table-cell office:value-type="float" office:value="0.00000113929096319353" calcext:value-type="float">
            <text:p>1.13929096319353E-06</text:p>
          </table:table-cell>
          <table:table-cell office:value-type="float" office:value="0.00001936794637429" calcext:value-type="float">
            <text:p>1.93679463742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803732303732" calcext:value-type="float">
            <text:p>31.9803732303732</text:p>
          </table:table-cell>
          <table:table-cell office:value-type="float" office:value="437.654748044978" calcext:value-type="float">
            <text:p>437.654748044978</text:p>
          </table:table-cell>
          <table:table-cell office:value-type="string" calcext:value-type="string">
            <text:p>ITGAM;INSR;ITGA2;ITGB2;HSPG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Insulin-Like Growth Factor I Binding (GO:0031994)</text:p>
          </table:table-cell>
          <table:table-cell table:style-name="ce1" office:value-type="string" calcext:value-type="string">
            <text:p>3/12</text:p>
          </table:table-cell>
          <table:table-cell office:value-type="float" office:value="0.00000263619737367057" calcext:value-type="float">
            <text:p>2.63619737367057E-06</text:p>
          </table:table-cell>
          <table:table-cell office:value-type="float" office:value="0.0000336115165142997" calcext:value-type="float">
            <text:p>3.3611516514299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090909090909" calcext:value-type="float">
            <text:p>151.090909090909</text:p>
          </table:table-cell>
          <table:table-cell office:value-type="float" office:value="1940.93996717184" calcext:value-type="float">
            <text:p>1940.93996717184</text:p>
          </table:table-cell>
          <table:table-cell office:value-type="string" calcext:value-type="string">
            <text:p>INSR;ITGB3;ITGA6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latelet-Derived Growth Factor Receptor Binding (GO:0005161)</text:p>
          </table:table-cell>
          <table:table-cell table:style-name="ce1" office:value-type="string" calcext:value-type="string">
            <text:p>3/12</text:p>
          </table:table-cell>
          <table:table-cell office:value-type="float" office:value="0.00000263619737367057" calcext:value-type="float">
            <text:p>2.63619737367057E-06</text:p>
          </table:table-cell>
          <table:table-cell office:value-type="float" office:value="0.0000336115165142997" calcext:value-type="float">
            <text:p>3.3611516514299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090909090909" calcext:value-type="float">
            <text:p>151.090909090909</text:p>
          </table:table-cell>
          <table:table-cell office:value-type="float" office:value="1940.93996717184" calcext:value-type="float">
            <text:p>1940.93996717184</text:p>
          </table:table-cell>
          <table:table-cell office:value-type="string" calcext:value-type="string">
            <text:p>ITGB3;ITGA5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rotein Tyrosine Kinase Activity (GO:0004713)</text:p>
          </table:table-cell>
          <table:table-cell office:value-type="string" calcext:value-type="string">
            <text:p>5/99</text:p>
          </table:table-cell>
          <table:table-cell office:value-type="float" office:value="0.0000034911969302704" calcext:value-type="float">
            <text:p>3.4911969302704E-06</text:p>
          </table:table-cell>
          <table:table-cell office:value-type="float" office:value="0.0000395668985430645" calcext:value-type="float">
            <text:p>3.9566898543064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507092198582" calcext:value-type="float">
            <text:p>25.1507092198582</text:p>
          </table:table-cell>
          <table:table-cell office:value-type="float" office:value="316.025349438812" calcext:value-type="float">
            <text:p>316.025349438812</text:p>
          </table:table-cell>
          <table:table-cell office:value-type="string" calcext:value-type="string">
            <text:p>LYN;FGR;INSR;KIT;FYN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Insulin-Like Growth Factor Binding (GO:0005520)</text:p>
          </table:table-cell>
          <table:table-cell table:style-name="ce1" office:value-type="string" calcext:value-type="string">
            <text:p>3/15</text:p>
          </table:table-cell>
          <table:table-cell office:value-type="float" office:value="0.00000542525296659353" calcext:value-type="float">
            <text:p>5.42525296659353E-06</text:p>
          </table:table-cell>
          <table:table-cell office:value-type="float" office:value="0.000055337580259254" calcext:value-type="float">
            <text:p>5.5337580259254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301136363636" calcext:value-type="float">
            <text:p>113.301136363636</text:p>
          </table:table-cell>
          <table:table-cell office:value-type="float" office:value="1373.71351296023" calcext:value-type="float">
            <text:p>1373.71351296023</text:p>
          </table:table-cell>
          <table:table-cell office:value-type="string" calcext:value-type="string">
            <text:p>INSR;ITGB3;ITGA6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Fibroblast Growth Factor Receptor Binding (GO:0005104)</text:p>
          </table:table-cell>
          <table:table-cell table:style-name="ce1" office:value-type="string" calcext:value-type="string">
            <text:p>3/22</text:p>
          </table:table-cell>
          <table:table-cell office:value-type="float" office:value="0.0000181517846611505" calcext:value-type="float">
            <text:p>1.81517846611505E-05</text:p>
          </table:table-cell>
          <table:table-cell office:value-type="float" office:value="0.000168316548676123" calcext:value-type="float">
            <text:p>0.000168316548676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334928229665" calcext:value-type="float">
            <text:p>71.5334928229665</text:p>
          </table:table-cell>
          <table:table-cell office:value-type="float" office:value="780.912662162171" calcext:value-type="float">
            <text:p>780.912662162171</text:p>
          </table:table-cell>
          <table:table-cell office:value-type="string" calcext:value-type="string">
            <text:p>FGF6;FGF18;FGF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hemoattractant Activity (GO:0042056)</text:p>
          </table:table-cell>
          <table:table-cell office:value-type="string" calcext:value-type="string">
            <text:p>3/35</text:p>
          </table:table-cell>
          <table:table-cell office:value-type="float" office:value="0.0000755102697631578" calcext:value-type="float">
            <text:p>7.55102697631578E-05</text:p>
          </table:table-cell>
          <table:table-cell office:value-type="float" office:value="0.00059917184090218" calcext:value-type="float">
            <text:p>0.0005991718409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453125" calcext:value-type="float">
            <text:p>42.4453125</text:p>
          </table:table-cell>
          <table:table-cell office:value-type="float" office:value="402.85872793255" calcext:value-type="float">
            <text:p>402.85872793255</text:p>
          </table:table-cell>
          <table:table-cell office:value-type="string" calcext:value-type="string">
            <text:p>FGF2;PGF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ell-Matrix Adhesion Mediator Activity (GO:0098634)</text:p>
          </table:table-cell>
          <table:table-cell table:style-name="ce1" office:value-type="string" calcext:value-type="string">
            <text:p>2/6</text:p>
          </table:table-cell>
          <table:table-cell office:value-type="float" office:value="0.0000805903006610804" calcext:value-type="float">
            <text:p>8.05903006610804E-05</text:p>
          </table:table-cell>
          <table:table-cell office:value-type="float" office:value="0.00059917184090218" calcext:value-type="float">
            <text:p>0.0005991718409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655555555556" calcext:value-type="float">
            <text:p>221.655555555556</text:p>
          </table:table-cell>
          <table:table-cell office:value-type="float" office:value="2089.35458169681" calcext:value-type="float">
            <text:p>2089.35458169681</text:p>
          </table:table-cell>
          <table:table-cell office:value-type="string" calcext:value-type="string">
            <text:p>ITGB1;ITGA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on-Membrane Spanning Protein Tyrosine Kinase Activity (GO:0004715)</text:p>
          </table:table-cell>
          <table:table-cell office:value-type="string" calcext:value-type="string">
            <text:p>3/36</text:p>
          </table:table-cell>
          <table:table-cell office:value-type="float" office:value="0.0000822392722806913" calcext:value-type="float">
            <text:p>8.22392722806913E-05</text:p>
          </table:table-cell>
          <table:table-cell office:value-type="float" office:value="0.00059917184090218" calcext:value-type="float">
            <text:p>0.00059917184090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570247933884" calcext:value-type="float">
            <text:p>41.1570247933884</text:p>
          </table:table-cell>
          <table:table-cell office:value-type="float" office:value="387.117937793532" calcext:value-type="float">
            <text:p>387.117937793532</text:p>
          </table:table-cell>
          <table:table-cell office:value-type="string" calcext:value-type="string">
            <text:p>LYN;FGR;FYN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Receptor Ligand Activity (GO:0048018)</text:p>
          </table:table-cell>
          <table:table-cell office:value-type="string" calcext:value-type="string">
            <text:p>6/319</text:p>
          </table:table-cell>
          <table:table-cell office:value-type="float" office:value="0.0000972530167592351" calcext:value-type="float">
            <text:p>9.72530167592351E-05</text:p>
          </table:table-cell>
          <table:table-cell office:value-type="float" office:value="0.000661320513962798" calcext:value-type="float">
            <text:p>0.000661320513962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257617080963" calcext:value-type="float">
            <text:p>9.18257617080963</text:p>
          </table:table-cell>
          <table:table-cell office:value-type="float" office:value="84.8304251846756" calcext:value-type="float">
            <text:p>84.8304251846756</text:p>
          </table:table-cell>
          <table:table-cell office:value-type="string" calcext:value-type="string">
            <text:p>FGF6;TGFB1;FGF18;FGF2;PGF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rotease Binding (GO:0002020)</text:p>
          </table:table-cell>
          <table:table-cell office:value-type="string" calcext:value-type="string">
            <text:p>4/125</text:p>
          </table:table-cell>
          <table:table-cell office:value-type="float" office:value="0.000210664699343931" calcext:value-type="float">
            <text:p>0.000210664699343931</text:p>
          </table:table-cell>
          <table:table-cell office:value-type="float" office:value="0.0013429874583175" calcext:value-type="float">
            <text:p>0.0013429874583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465885066308" calcext:value-type="float">
            <text:p>15.2465885066308</text:p>
          </table:table-cell>
          <table:table-cell office:value-type="float" office:value="129.066073444417" calcext:value-type="float">
            <text:p>129.066073444417</text:p>
          </table:table-cell>
          <table:table-cell office:value-type="string" calcext:value-type="string">
            <text:p>COL1A1;ITGB1;ITGB3;FN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omplement Component C3b Binding (GO:0001851)</text:p>
          </table:table-cell>
          <table:table-cell table:style-name="ce1" office:value-type="string" calcext:value-type="string">
            <text:p>2/10</text:p>
          </table:table-cell>
          <table:table-cell office:value-type="float" office:value="0.000240326779474838" calcext:value-type="float">
            <text:p>0.000240326779474838</text:p>
          </table:table-cell>
          <table:table-cell office:value-type="float" office:value="0.001441960676849" calcext:value-type="float">
            <text:p>0.00144196067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805555555556" calcext:value-type="float">
            <text:p>110.805555555556</text:p>
          </table:table-cell>
          <table:table-cell office:value-type="float" office:value="923.39931382159" calcext:value-type="float">
            <text:p>923.39931382159</text:p>
          </table:table-cell>
          <table:table-cell office:value-type="string" calcext:value-type="string">
            <text:p>ITGAM;ITGB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hospholipase Binding (GO:0043274)</text:p>
          </table:table-cell>
          <table:table-cell table:style-name="ce1" office:value-type="string" calcext:value-type="string">
            <text:p>2/15</text:p>
          </table:table-cell>
          <table:table-cell office:value-type="float" office:value="0.000556578704952413" calcext:value-type="float">
            <text:p>0.000556578704952413</text:p>
          </table:table-cell>
          <table:table-cell office:value-type="float" office:value="0.0031539459947303" calcext:value-type="float">
            <text:p>0.003153945994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709401709402" calcext:value-type="float">
            <text:p>68.1709401709402</text:p>
          </table:table-cell>
          <table:table-cell office:value-type="float" office:value="510.852708571387" calcext:value-type="float">
            <text:p>510.852708571387</text:p>
          </table:table-cell>
          <table:table-cell office:value-type="string" calcext:value-type="string">
            <text:p>FYN;SELE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Ephrin Receptor Binding (GO:0046875)</text:p>
          </table:table-cell>
          <table:table-cell table:style-name="ce1" office:value-type="string" calcext:value-type="string">
            <text:p>2/21</text:p>
          </table:table-cell>
          <table:table-cell office:value-type="float" office:value="0.0011032037769524" calcext:value-type="float">
            <text:p>0.0011032037769524</text:p>
          </table:table-cell>
          <table:table-cell office:value-type="float" office:value="0.0059224623815343" calcext:value-type="float">
            <text:p>0.0059224623815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292397660819" calcext:value-type="float">
            <text:p>46.6292397660819</text:p>
          </table:table-cell>
          <table:table-cell office:value-type="float" office:value="317.523524509549" calcext:value-type="float">
            <text:p>317.523524509549</text:p>
          </table:table-cell>
          <table:table-cell office:value-type="string" calcext:value-type="string">
            <text:p>LYN;FYN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Disordered Domain Specific Binding (GO:0097718)</text:p>
          </table:table-cell>
          <table:table-cell table:style-name="ce1" office:value-type="string" calcext:value-type="string">
            <text:p>2/23</text:p>
          </table:table-cell>
          <table:table-cell office:value-type="float" office:value="0.0013251264265467" calcext:value-type="float">
            <text:p>0.0013251264265467</text:p>
          </table:table-cell>
          <table:table-cell office:value-type="float" office:value="0.0067581447753882" calcext:value-type="float">
            <text:p>0.0067581447753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84126984127" calcext:value-type="float">
            <text:p>42.184126984127</text:p>
          </table:table-cell>
          <table:table-cell office:value-type="float" office:value="279.522462080317" calcext:value-type="float">
            <text:p>279.522462080317</text:p>
          </table:table-cell>
          <table:table-cell office:value-type="string" calcext:value-type="string">
            <text:p>FYN;GAPDH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ytokine Receptor Binding (GO:0005126)</text:p>
          </table:table-cell>
          <table:table-cell office:value-type="string" calcext:value-type="string">
            <text:p>3/100</text:p>
          </table:table-cell>
          <table:table-cell office:value-type="float" office:value="0.0016765192380744" calcext:value-type="float">
            <text:p>0.0016765192380744</text:p>
          </table:table-cell>
          <table:table-cell office:value-type="float" office:value="0.008143093442076" calcext:value-type="float">
            <text:p>0.00814309344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568884723524" calcext:value-type="float">
            <text:p>13.9568884723524</text:p>
          </table:table-cell>
          <table:table-cell office:value-type="float" office:value="89.1989699333675" calcext:value-type="float">
            <text:p>89.1989699333675</text:p>
          </table:table-cell>
          <table:table-cell office:value-type="string" calcext:value-type="string">
            <text:p>PXDN;PGF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Kinase Activity (GO:0016301)</text:p>
          </table:table-cell>
          <table:table-cell office:value-type="string" calcext:value-type="string">
            <text:p>3/106</text:p>
          </table:table-cell>
          <table:table-cell office:value-type="float" office:value="0.0019806321999133" calcext:value-type="float">
            <text:p>0.0019806321999133</text:p>
          </table:table-cell>
          <table:table-cell office:value-type="float" office:value="0.0091829311086892" calcext:value-type="float">
            <text:p>0.009182931108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39894086496" calcext:value-type="float">
            <text:p>13.139894086496</text:p>
          </table:table-cell>
          <table:table-cell office:value-type="float" office:value="81.7871577459484" calcext:value-type="float">
            <text:p>81.7871577459484</text:p>
          </table:table-cell>
          <table:table-cell office:value-type="string" calcext:value-type="string">
            <text:p>LYN;PIK3CD;AKT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Transmembrane Receptor Protein Tyrosine Kinase Activity (GO:0004714)</text:p>
          </table:table-cell>
          <table:table-cell office:value-type="string" calcext:value-type="string">
            <text:p>2/50</text:p>
          </table:table-cell>
          <table:table-cell office:value-type="float" office:value="0.0061625935135597" calcext:value-type="float">
            <text:p>0.0061625935135597</text:p>
          </table:table-cell>
          <table:table-cell office:value-type="float" office:value="0.0273297625383952" calcext:value-type="float">
            <text:p>0.0273297625383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305555555556" calcext:value-type="float">
            <text:p>18.4305555555556</text:p>
          </table:table-cell>
          <table:table-cell office:value-type="float" office:value="93.7978442903707" calcext:value-type="float">
            <text:p>93.7978442903707</text:p>
          </table:table-cell>
          <table:table-cell office:value-type="string" calcext:value-type="string">
            <text:p>INSR;KIT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rotein Kinase Binding (GO:0019901)</text:p>
          </table:table-cell>
          <table:table-cell office:value-type="string" calcext:value-type="string">
            <text:p>5/511</text:p>
          </table:table-cell>
          <table:table-cell office:value-type="float" office:value="0.0067700749783264" calcext:value-type="float">
            <text:p>0.0067700749783264</text:p>
          </table:table-cell>
          <table:table-cell office:value-type="float" office:value="0.0287728186578872" calcext:value-type="float">
            <text:p>0.028772818657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7533408620365" calcext:value-type="float">
            <text:p>4.57533408620365</text:p>
          </table:table-cell>
          <table:table-cell office:value-type="float" office:value="22.8549061022405" calcext:value-type="float">
            <text:p>22.8549061022405</text:p>
          </table:table-cell>
          <table:table-cell office:value-type="string" calcext:value-type="string">
            <text:p>FGR;ITGB1;CAV1;ITGB2;CD3E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ytokine Activity (GO:0005125)</text:p>
          </table:table-cell>
          <table:table-cell office:value-type="string" calcext:value-type="string">
            <text:p>3/178</text:p>
          </table:table-cell>
          <table:table-cell office:value-type="float" office:value="0.0084347599270891" calcext:value-type="float">
            <text:p>0.0084347599270891</text:p>
          </table:table-cell>
          <table:table-cell office:value-type="float" office:value="0.0344138205025237" calcext:value-type="float">
            <text:p>0.0344138205025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0571428571429" calcext:value-type="float">
            <text:p>7.70571428571429</text:p>
          </table:table-cell>
          <table:table-cell office:value-type="float" office:value="36.7978219576483" calcext:value-type="float">
            <text:p>36.7978219576483</text:p>
          </table:table-cell>
          <table:table-cell office:value-type="string" calcext:value-type="string">
            <text:p>TGFB1;FGF2;VEGFA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Kinase Binding (GO:0019900)</text:p>
          </table:table-cell>
          <table:table-cell office:value-type="string" calcext:value-type="string">
            <text:p>4/460</text:p>
          </table:table-cell>
          <table:table-cell office:value-type="float" office:value="0.022620179344438" calcext:value-type="float">
            <text:p>0.022620179344438</text:p>
          </table:table-cell>
          <table:table-cell office:value-type="float" office:value="0.0607173235034917" calcext:value-type="float">
            <text:p>0.0607173235034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735618115055" calcext:value-type="float">
            <text:p>3.97735618115055</text:p>
          </table:table-cell>
          <table:table-cell office:value-type="float" office:value="15.0698560621044" calcext:value-type="float">
            <text:p>15.0698560621044</text:p>
          </table:table-cell>
          <table:table-cell office:value-type="string" calcext:value-type="string">
            <text:p>FGR;CAV1;ITGB2;CD3E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adherin Binding (GO:0045296)</text:p>
          </table:table-cell>
          <table:table-cell office:value-type="string" calcext:value-type="string">
            <text:p>3/319</text:p>
          </table:table-cell>
          <table:table-cell office:value-type="float" office:value="0.0389259068845887" calcext:value-type="float">
            <text:p>0.0389259068845887</text:p>
          </table:table-cell>
          <table:table-cell office:value-type="float" office:value="0.0778518137691775" calcext:value-type="float">
            <text:p>0.0778518137691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698216340621" calcext:value-type="float">
            <text:p>4.23698216340621</text:p>
          </table:table-cell>
          <table:table-cell office:value-type="float" office:value="13.7536477312269" calcext:value-type="float">
            <text:p>13.7536477312269</text:p>
          </table:table-cell>
          <table:table-cell office:value-type="string" calcext:value-type="string">
            <text:p>ITGB1;ITGA6;FYN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alcium Ion Binding (GO:0005509)</text:p>
          </table:table-cell>
          <table:table-cell office:value-type="string" calcext:value-type="string">
            <text:p>3/346</text:p>
          </table:table-cell>
          <table:table-cell office:value-type="float" office:value="0.0475948979072202" calcext:value-type="float">
            <text:p>0.0475948979072202</text:p>
          </table:table-cell>
          <table:table-cell office:value-type="float" office:value="0.0878487318874419" calcext:value-type="float">
            <text:p>0.087848731887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809170421415" calcext:value-type="float">
            <text:p>3.89809170421415</text:p>
          </table:table-cell>
          <table:table-cell office:value-type="float" office:value="11.8698050528559" calcext:value-type="float">
            <text:p>11.8698050528559</text:p>
          </table:table-cell>
          <table:table-cell office:value-type="string" calcext:value-type="string">
            <text:p>SELP;ITGB1;ITGA5</text:p>
          </table:table-cell>
        </table:table-row>
      </table:table>
      <table:table table:name="Cluster1_KEGG" table:style-name="ta1">
        <table:table-column table:style-name="co10" table:default-cell-style-name="Default"/>
        <table:table-row table:style-name="ro1">
          <table:table-cell/>
        </table:table-row>
      </table:table>
      <table:table table:name="Cluster2_GO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istone H4 Acetylation (GO:0043967)</text:p>
          </table:table-cell>
          <table:table-cell office:value-type="string" calcext:value-type="string">
            <text:p>14/39</text:p>
          </table:table-cell>
          <table:table-cell office:value-type="float" office:value="7.65856900656659E-033" calcext:value-type="float">
            <text:p>7.65856900656659E-33</text:p>
          </table:table-cell>
          <table:table-cell office:value-type="float" office:value="1.21005390303752E-030" calcext:value-type="float">
            <text:p>1.21005390303752E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.953333333333" calcext:value-type="float">
            <text:p>930.953333333333</text:p>
          </table:table-cell>
          <table:table-cell office:value-type="float" office:value="68843.5176191752" calcext:value-type="float">
            <text:p>68843.5176191752</text:p>
          </table:table-cell>
          <table:table-cell office:value-type="string" calcext:value-type="string">
            <text:p>MEAF6;MCRS1;ACTL6A;MSL3;YEATS4;MSL1;MBTD1;KANSL3;RUVBL2;RUVBL1;EP400;EPC1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istone H2A Acetylation (GO:0043968)</text:p>
          </table:table-cell>
          <table:table-cell table:style-name="ce1" office:value-type="string" calcext:value-type="string">
            <text:p>11/21</text:p>
          </table:table-cell>
          <table:table-cell office:value-type="float" office:value="5.27962492893882E-028" calcext:value-type="float">
            <text:p>5.27962492893882E-28</text:p>
          </table:table-cell>
          <table:table-cell office:value-type="float" office:value="4.17090369386167E-026" calcext:value-type="float">
            <text:p>4.17090369386167E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4.02666666667" calcext:value-type="float">
            <text:p>1464.02666666667</text:p>
          </table:table-cell>
          <table:table-cell office:value-type="float" office:value="91953.3592196904" calcext:value-type="float">
            <text:p>91953.3592196904</text:p>
          </table:table-cell>
          <table:table-cell office:value-type="string" calcext:value-type="string">
            <text:p>MBTD1;MEAF6;RUVBL2;ACTL6A;RUVBL1;EP400;MSL3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NA Repair (GO:0006282)</text:p>
          </table:table-cell>
          <table:table-cell office:value-type="string" calcext:value-type="string">
            <text:p>13/129</text:p>
          </table:table-cell>
          <table:table-cell office:value-type="float" office:value="1.73972926713474E-022" calcext:value-type="float">
            <text:p>1.73972926713474E-22</text:p>
          </table:table-cell>
          <table:table-cell office:value-type="float" office:value="9.16257414024294E-021" calcext:value-type="float">
            <text:p>9.16257414024294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189655172414" calcext:value-type="float">
            <text:p>171.189655172414</text:p>
          </table:table-cell>
          <table:table-cell office:value-type="float" office:value="8577.1396941943" calcext:value-type="float">
            <text:p>8577.1396941943</text:p>
          </table:table-cell>
          <table:table-cell office:value-type="string" calcext:value-type="string">
            <text:p>MEAF6;MCRS1;ACTL6A;YEATS4;MBTD1;TFPT;RUVBL2;RUVBL1;BCL7B;EP400;EPC1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ouble-Strand Break Repair Via Homologous Recombination (GO:1905168)</text:p>
          </table:table-cell>
          <table:table-cell office:value-type="string" calcext:value-type="string">
            <text:p>10/36</text:p>
          </table:table-cell>
          <table:table-cell office:value-type="float" office:value="4.70009734909517E-022" calcext:value-type="float">
            <text:p>4.70009734909517E-22</text:p>
          </table:table-cell>
          <table:table-cell office:value-type="float" office:value="1.57916953877641E-020" calcext:value-type="float">
            <text:p>1.57916953877641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519230769231" calcext:value-type="float">
            <text:p>479.519230769231</text:p>
          </table:table-cell>
          <table:table-cell office:value-type="float" office:value="23548.8484008892" calcext:value-type="float">
            <text:p>23548.8484008892</text:p>
          </table:table-cell>
          <table:table-cell office:value-type="string" calcext:value-type="string">
            <text:p>MBTD1;MEAF6;RUVBL2;ACTL6A;RUVBL1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istone Acetylation (GO:0016573)</text:p>
          </table:table-cell>
          <table:table-cell office:value-type="string" calcext:value-type="string">
            <text:p>11/60</text:p>
          </table:table-cell>
          <table:table-cell office:value-type="float" office:value="4.99737195815321E-022" calcext:value-type="float">
            <text:p>4.99737195815321E-22</text:p>
          </table:table-cell>
          <table:table-cell office:value-type="float" office:value="1.57916953877641E-020" calcext:value-type="float">
            <text:p>1.57916953877641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.197278911565" calcext:value-type="float">
            <text:p>298.197278911565</text:p>
          </table:table-cell>
          <table:table-cell office:value-type="float" office:value="14625.9681723751" calcext:value-type="float">
            <text:p>14625.9681723751</text:p>
          </table:table-cell>
          <table:table-cell office:value-type="string" calcext:value-type="string">
            <text:p>MBTD1;MEAF6;RUVBL2;ACTL6A;RUVBL1;EP400;MSL3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nternal Peptidyl-Lysine Acetylation (GO:0018393)</text:p>
          </table:table-cell>
          <table:table-cell office:value-type="string" calcext:value-type="string">
            <text:p>10/39</text:p>
          </table:table-cell>
          <table:table-cell office:value-type="float" office:value="1.17302158215943E-021" calcext:value-type="float">
            <text:p>1.17302158215943E-21</text:p>
          </table:table-cell>
          <table:table-cell office:value-type="float" office:value="3.08895683301983E-020" calcext:value-type="float">
            <text:p>3.08895683301983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849137931035" calcext:value-type="float">
            <text:p>429.849137931035</text:p>
          </table:table-cell>
          <table:table-cell office:value-type="float" office:value="20716.4519604755" calcext:value-type="float">
            <text:p>20716.4519604755</text:p>
          </table:table-cell>
          <table:table-cell office:value-type="string" calcext:value-type="string">
            <text:p>MBTD1;MEAF6;RUVBL2;ACTL6A;RUVBL1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istone Modification (GO:0016570)</text:p>
          </table:table-cell>
          <table:table-cell office:value-type="string" calcext:value-type="string">
            <text:p>11/81</text:p>
          </table:table-cell>
          <table:table-cell office:value-type="float" office:value="1.74284087788854E-020" calcext:value-type="float">
            <text:p>1.74284087788854E-20</text:p>
          </table:table-cell>
          <table:table-cell office:value-type="float" office:value="3.93384083866271E-019" calcext:value-type="float">
            <text:p>3.93384083866271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518095238095" calcext:value-type="float">
            <text:p>208.518095238095</text:p>
          </table:table-cell>
          <table:table-cell office:value-type="float" office:value="9486.77791803857" calcext:value-type="float">
            <text:p>9486.77791803857</text:p>
          </table:table-cell>
          <table:table-cell office:value-type="string" calcext:value-type="string">
            <text:p>MBTD1;MEAF6;RUVBL2;ACTL6A;RUVBL1;EP400;MSL3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NA Recombination (GO:0045911)</text:p>
          </table:table-cell>
          <table:table-cell office:value-type="string" calcext:value-type="string">
            <text:p>10/51</text:p>
          </table:table-cell>
          <table:table-cell office:value-type="float" office:value="2.33741032685785E-020" calcext:value-type="float">
            <text:p>2.33741032685785E-20</text:p>
          </table:table-cell>
          <table:table-cell office:value-type="float" office:value="4.61638539554426E-019" calcext:value-type="float">
            <text:p>4.61638539554426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.856707317073" calcext:value-type="float">
            <text:p>303.856707317073</text:p>
          </table:table-cell>
          <table:table-cell office:value-type="float" office:value="13735.1308951736" calcext:value-type="float">
            <text:p>13735.1308951736</text:p>
          </table:table-cell>
          <table:table-cell office:value-type="string" calcext:value-type="string">
            <text:p>MBTD1;MEAF6;RUVBL2;ACTL6A;RUVBL1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ouble-Strand Break Repair (GO:2000781)</text:p>
          </table:table-cell>
          <table:table-cell office:value-type="string" calcext:value-type="string">
            <text:p>11/84</text:p>
          </table:table-cell>
          <table:table-cell office:value-type="float" office:value="2.66455099695199E-020" calcext:value-type="float">
            <text:p>2.66455099695199E-20</text:p>
          </table:table-cell>
          <table:table-cell office:value-type="float" office:value="4.67776730576016E-019" calcext:value-type="float">
            <text:p>4.67776730576016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.918721461187" calcext:value-type="float">
            <text:p>199.918721461187</text:p>
          </table:table-cell>
          <table:table-cell office:value-type="float" office:value="9010.66990040177" calcext:value-type="float">
            <text:p>9010.66990040177</text:p>
          </table:table-cell>
          <table:table-cell office:value-type="string" calcext:value-type="string">
            <text:p>MBTD1;MEAF6;RUVBL2;ACTL6A;RUVBL1;BCL7B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ouble-Strand Break Repair (GO:2000779)</text:p>
          </table:table-cell>
          <table:table-cell office:value-type="string" calcext:value-type="string">
            <text:p>11/88</text:p>
          </table:table-cell>
          <table:table-cell office:value-type="float" office:value="4.57885607068564E-020" calcext:value-type="float">
            <text:p>4.57885607068564E-20</text:p>
          </table:table-cell>
          <table:table-cell office:value-type="float" office:value="7.23459259168331E-019" calcext:value-type="float">
            <text:p>7.23459259168331E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495238095238" calcext:value-type="float">
            <text:p>189.495238095238</text:p>
          </table:table-cell>
          <table:table-cell office:value-type="float" office:value="8438.27083009194" calcext:value-type="float">
            <text:p>8438.27083009194</text:p>
          </table:table-cell>
          <table:table-cell office:value-type="string" calcext:value-type="string">
            <text:p>MBTD1;MEAF6;RUVBL2;ACTL6A;RUVBL1;BCL7B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ouble-Strand Break Repair Via Homologous Recombination (GO:0010569)</text:p>
          </table:table-cell>
          <table:table-cell office:value-type="string" calcext:value-type="string">
            <text:p>10/71</text:p>
          </table:table-cell>
          <table:table-cell office:value-type="float" office:value="8.32542602365111E-019" calcext:value-type="float">
            <text:p>8.32542602365111E-19</text:p>
          </table:table-cell>
          <table:table-cell office:value-type="float" office:value="1.1958339197608E-017" calcext:value-type="float">
            <text:p>1.1958339197608E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.026639344262" calcext:value-type="float">
            <text:p>204.026639344262</text:p>
          </table:table-cell>
          <table:table-cell office:value-type="float" office:value="8493.5887125387" calcext:value-type="float">
            <text:p>8493.5887125387</text:p>
          </table:table-cell>
          <table:table-cell office:value-type="string" calcext:value-type="string">
            <text:p>MBTD1;MEAF6;RUVBL2;ACTL6A;RUVBL1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Nucleic Acid-Templated Transcription (GO:1903508)</text:p>
          </table:table-cell>
          <table:table-cell office:value-type="string" calcext:value-type="string">
            <text:p>15/557</text:p>
          </table:table-cell>
          <table:table-cell office:value-type="float" office:value="2.2736801124753E-017" calcext:value-type="float">
            <text:p>2.2736801124753E-17</text:p>
          </table:table-cell>
          <table:table-cell office:value-type="float" office:value="2.99367881475915E-016" calcext:value-type="float">
            <text:p>2.99367881475915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89634350889" calcext:value-type="float">
            <text:p>48.889634350889</text:p>
          </table:table-cell>
          <table:table-cell office:value-type="float" office:value="1873.57530373223" calcext:value-type="float">
            <text:p>1873.57530373223</text:p>
          </table:table-cell>
          <table:table-cell office:value-type="string" calcext:value-type="string">
            <text:p>MEAF6;MCRS1;ACTL6A;MSL3;YEATS4;MSL1;MBTD1;TFPT;KANSL3;RUVBL2;RUVBL1;EP400;EPC1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Programmed Cell Death (GO:0043067)</text:p>
          </table:table-cell>
          <table:table-cell office:value-type="string" calcext:value-type="string">
            <text:p>11/195</text:p>
          </table:table-cell>
          <table:table-cell office:value-type="float" office:value="3.87255743177158E-016" calcext:value-type="float">
            <text:p>3.87255743177158E-16</text:p>
          </table:table-cell>
          <table:table-cell office:value-type="float" office:value="4.70664672476853E-015" calcext:value-type="float">
            <text:p>4.70664672476853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8731884057971" calcext:value-type="float">
            <text:p>78.8731884057971</text:p>
          </table:table-cell>
          <table:table-cell office:value-type="float" office:value="2799.00804311118" calcext:value-type="float">
            <text:p>2799.00804311118</text:p>
          </table:table-cell>
          <table:table-cell office:value-type="string" calcext:value-type="string">
            <text:p>MBTD1;MEAF6;RUVBL2;ACTL6A;RUVBL1;ANP32E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ell Cycle (GO:0051726)</text:p>
          </table:table-cell>
          <table:table-cell office:value-type="string" calcext:value-type="string">
            <text:p>12/298</text:p>
          </table:table-cell>
          <table:table-cell office:value-type="float" office:value="7.69165288827976E-016" calcext:value-type="float">
            <text:p>7.69165288827976E-16</text:p>
          </table:table-cell>
          <table:table-cell office:value-type="float" office:value="8.68057968820144E-015" calcext:value-type="float">
            <text:p>8.68057968820144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004995004995" calcext:value-type="float">
            <text:p>59.004995004995</text:p>
          </table:table-cell>
          <table:table-cell office:value-type="float" office:value="2053.44615376062" calcext:value-type="float">
            <text:p>2053.44615376062</text:p>
          </table:table-cell>
          <table:table-cell office:value-type="string" calcext:value-type="string">
            <text:p>MBTD1;TFPT;MEAF6;MCRS1;RUVBL2;ACTL6A;RUVBL1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NA-templated Transcription (GO:0045893)</text:p>
          </table:table-cell>
          <table:table-cell office:value-type="string" calcext:value-type="string">
            <text:p>16/1243</text:p>
          </table:table-cell>
          <table:table-cell office:value-type="float" office:value="0.000000000000132527651454828" calcext:value-type="float">
            <text:p>1.32527651454828E-13</text:p>
          </table:table-cell>
          <table:table-cell office:value-type="float" office:value="0.00000000000139595792865752" calcext:value-type="float">
            <text:p>1.39595792865752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459657701712" calcext:value-type="float">
            <text:p>24.4459657701712</text:p>
          </table:table-cell>
          <table:table-cell office:value-type="float" office:value="724.871412308536" calcext:value-type="float">
            <text:p>724.871412308536</text:p>
          </table:table-cell>
          <table:table-cell office:value-type="string" calcext:value-type="string">
            <text:p>BCL11B;MEAF6;MCRS1;ACTL6A;MSL3;YEATS4;MSL1;MBTD1;TFPT;KANSL3;RUVBL2;RUVBL1;EP400;EPC1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Apoptotic Process (GO:0042981)</text:p>
          </table:table-cell>
          <table:table-cell office:value-type="string" calcext:value-type="string">
            <text:p>12/705</text:p>
          </table:table-cell>
          <table:table-cell office:value-type="float" office:value="0.0000000000205892843152274" calcext:value-type="float">
            <text:p>2.05892843152274E-11</text:p>
          </table:table-cell>
          <table:table-cell office:value-type="float" office:value="0.000000000203319182612871" calcext:value-type="float">
            <text:p>2.0331918261287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47866419295" calcext:value-type="float">
            <text:p>23.847866419295</text:p>
          </table:table-cell>
          <table:table-cell office:value-type="float" office:value="586.80657153016" calcext:value-type="float">
            <text:p>586.80657153016</text:p>
          </table:table-cell>
          <table:table-cell office:value-type="string" calcext:value-type="string">
            <text:p>MBTD1;TFPT;MEAF6;RUVBL2;ACTL6A;RUVBL1;ANP32E;EP400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NA-templated Transcription (GO:0006355)</text:p>
          </table:table-cell>
          <table:table-cell office:value-type="string" calcext:value-type="string">
            <text:p>16/1922</text:p>
          </table:table-cell>
          <table:table-cell office:value-type="float" office:value="0.000000000103808985967324" calcext:value-type="float">
            <text:p>1.03808985967324E-10</text:p>
          </table:table-cell>
          <table:table-cell office:value-type="float" office:value="0.000000000964812928402191" calcext:value-type="float">
            <text:p>9.6481292840219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672612801679" calcext:value-type="float">
            <text:p>15.1672612801679</text:p>
          </table:table-cell>
          <table:table-cell office:value-type="float" office:value="348.672109367576" calcext:value-type="float">
            <text:p>348.672109367576</text:p>
          </table:table-cell>
          <table:table-cell office:value-type="string" calcext:value-type="string">
            <text:p>MEAF6;MCRS1;ACTL6A;MSL3;YEATS4;MSL1;MBTD1;TFPT;KANSL3;RUVBL2;RUVBL1;BCL7B;EP400;EPC1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istone H4-K16 Acetylation (GO:0043984)</text:p>
          </table:table-cell>
          <table:table-cell table:style-name="ce1" office:value-type="string" calcext:value-type="string">
            <text:p>4/12</text:p>
          </table:table-cell>
          <table:table-cell office:value-type="float" office:value="0.00000000110235195673436" calcext:value-type="float">
            <text:p>1.10235195673436E-09</text:p>
          </table:table-cell>
          <table:table-cell office:value-type="float" office:value="0.00000000916692679810681" calcext:value-type="float">
            <text:p>9.1669267981068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.772727272727" calcext:value-type="float">
            <text:p>453.772727272727</text:p>
          </table:table-cell>
          <table:table-cell office:value-type="float" office:value="9359.43450162481" calcext:value-type="float">
            <text:p>9359.43450162481</text:p>
          </table:table-cell>
          <table:table-cell office:value-type="string" calcext:value-type="string">
            <text:p>KANSL3;MCRS1;MSL3;MS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osage Compensation By Inactivation Of X Chromosome (GO:1900095)</text:p>
          </table:table-cell>
          <table:table-cell table:style-name="ce1" office:value-type="string" calcext:value-type="string">
            <text:p>4/12</text:p>
          </table:table-cell>
          <table:table-cell office:value-type="float" office:value="0.00000000110235195673436" calcext:value-type="float">
            <text:p>1.10235195673436E-09</text:p>
          </table:table-cell>
          <table:table-cell office:value-type="float" office:value="0.00000000916692679810681" calcext:value-type="float">
            <text:p>9.1669267981068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.772727272727" calcext:value-type="float">
            <text:p>453.772727272727</text:p>
          </table:table-cell>
          <table:table-cell office:value-type="float" office:value="9359.43450162481" calcext:value-type="float">
            <text:p>9359.43450162481</text:p>
          </table:table-cell>
          <table:table-cell office:value-type="string" calcext:value-type="string">
            <text:p>KANSL3;MCRS1;MSL3;MS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NA Repair (GO:0045739)</text:p>
          </table:table-cell>
          <table:table-cell office:value-type="string" calcext:value-type="string">
            <text:p>6/89</text:p>
          </table:table-cell>
          <table:table-cell office:value-type="float" office:value="0.00000000140235327878766" calcext:value-type="float">
            <text:p>1.40235327878766E-09</text:p>
          </table:table-cell>
          <table:table-cell office:value-type="float" office:value="0.0000000110785909024225" calcext:value-type="float">
            <text:p>1.10785909024225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951807228916" calcext:value-type="float">
            <text:p>71.8951807228916</text:p>
          </table:table-cell>
          <table:table-cell office:value-type="float" office:value="1465.59146213674" calcext:value-type="float">
            <text:p>1465.59146213674</text:p>
          </table:table-cell>
          <table:table-cell office:value-type="string" calcext:value-type="string">
            <text:p>TFPT;MCRS1;RUVBL2;ACTL6A;RUVBL1;BCL7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Telomerase RNA Localization To Cajal Body (GO:1904874)</text:p>
          </table:table-cell>
          <table:table-cell table:style-name="ce1" office:value-type="string" calcext:value-type="string">
            <text:p>4/14</text:p>
          </table:table-cell>
          <table:table-cell office:value-type="float" office:value="0.00000000222530812310342" calcext:value-type="float">
            <text:p>2.22530812310342E-09</text:p>
          </table:table-cell>
          <table:table-cell office:value-type="float" office:value="0.0000000159817583386518" calcext:value-type="float">
            <text:p>1.5981758338651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981818181818" calcext:value-type="float">
            <text:p>362.981818181818</text:p>
          </table:table-cell>
          <table:table-cell office:value-type="float" office:value="7231.82122975084" calcext:value-type="float">
            <text:p>7231.82122975084</text:p>
          </table:table-cell>
          <table:table-cell office:value-type="string" calcext:value-type="string">
            <text:p>RUVBL2;RUVBL1;CCT5;CCT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Telomere Maintenance In Response To DNA Damage (GO:1904507)</text:p>
          </table:table-cell>
          <table:table-cell table:style-name="ce1" office:value-type="string" calcext:value-type="string">
            <text:p>4/14</text:p>
          </table:table-cell>
          <table:table-cell office:value-type="float" office:value="0.00000000222530812310342" calcext:value-type="float">
            <text:p>2.22530812310342E-09</text:p>
          </table:table-cell>
          <table:table-cell office:value-type="float" office:value="0.0000000159817583386518" calcext:value-type="float">
            <text:p>1.5981758338651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981818181818" calcext:value-type="float">
            <text:p>362.981818181818</text:p>
          </table:table-cell>
          <table:table-cell office:value-type="float" office:value="7231.82122975084" calcext:value-type="float">
            <text:p>7231.82122975084</text:p>
          </table:table-cell>
          <table:table-cell office:value-type="string" calcext:value-type="string">
            <text:p>TFPT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Telomere Maintenance In Response To DNA Damage (GO:1904505)</text:p>
          </table:table-cell>
          <table:table-cell table:style-name="ce1" office:value-type="string" calcext:value-type="string">
            <text:p>4/15</text:p>
          </table:table-cell>
          <table:table-cell office:value-type="float" office:value="0.00000000303185765009115" calcext:value-type="float">
            <text:p>3.03185765009115E-09</text:p>
          </table:table-cell>
          <table:table-cell office:value-type="float" office:value="0.0000000208275438571479" calcext:value-type="float">
            <text:p>2.0827543857147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96694214876" calcext:value-type="float">
            <text:p>329.96694214876</text:p>
          </table:table-cell>
          <table:table-cell office:value-type="float" office:value="6472.00140573747" calcext:value-type="float">
            <text:p>6472.00140573747</text:p>
          </table:table-cell>
          <table:table-cell office:value-type="string" calcext:value-type="string">
            <text:p>TFPT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NA Strand Elongation (GO:0060382)</text:p>
          </table:table-cell>
          <table:table-cell table:style-name="ce1" office:value-type="string" calcext:value-type="string">
            <text:p>4/16</text:p>
          </table:table-cell>
          <table:table-cell office:value-type="float" office:value="0.00000000403894000312513" calcext:value-type="float">
            <text:p>4.03894000312513E-09</text:p>
          </table:table-cell>
          <table:table-cell office:value-type="float" office:value="0.0000000265896883539071" calcext:value-type="float">
            <text:p>2.65896883539071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454545454545" calcext:value-type="float">
            <text:p>302.454545454545</text:p>
          </table:table-cell>
          <table:table-cell office:value-type="float" office:value="5845.62476245747" calcext:value-type="float">
            <text:p>5845.62476245747</text:p>
          </table:table-cell>
          <table:table-cell office:value-type="string" calcext:value-type="string">
            <text:p>TFPT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Telomerase RNA Localization To Cajal Body (GO:1904872)</text:p>
          </table:table-cell>
          <table:table-cell table:style-name="ce1" office:value-type="string" calcext:value-type="string">
            <text:p>4/17</text:p>
          </table:table-cell>
          <table:table-cell office:value-type="float" office:value="0.00000000527706739682012" calcext:value-type="float">
            <text:p>5.27706739682012E-09</text:p>
          </table:table-cell>
          <table:table-cell office:value-type="float" office:value="0.0000000333510659479032" calcext:value-type="float">
            <text:p>3.33510659479032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.174825174825" calcext:value-type="float">
            <text:p>279.174825174825</text:p>
          </table:table-cell>
          <table:table-cell office:value-type="float" office:value="5321.04294124263" calcext:value-type="float">
            <text:p>5321.04294124263</text:p>
          </table:table-cell>
          <table:table-cell office:value-type="string" calcext:value-type="string">
            <text:p>RUVBL2;RUVBL1;CCT5;CCT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Telomere Maintenance (GO:0032206)</text:p>
          </table:table-cell>
          <table:table-cell office:value-type="string" calcext:value-type="string">
            <text:p>5/52</text:p>
          </table:table-cell>
          <table:table-cell office:value-type="float" office:value="0.00000000615442542166794" calcext:value-type="float">
            <text:p>6.15442542166794E-09</text:p>
          </table:table-cell>
          <table:table-cell office:value-type="float" office:value="0.000000037399969870136" calcext:value-type="float">
            <text:p>3.7399969870136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947315096251" calcext:value-type="float">
            <text:p>100.947315096251</text:p>
          </table:table-cell>
          <table:table-cell office:value-type="float" office:value="1908.51947198198" calcext:value-type="float">
            <text:p>1908.51947198198</text:p>
          </table:table-cell>
          <table:table-cell office:value-type="string" calcext:value-type="string">
            <text:p>TFPT;MCRS1;RUVBL2;ACTL6A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NA Metabolic Process (GO:0051052)</text:p>
          </table:table-cell>
          <table:table-cell office:value-type="string" calcext:value-type="string">
            <text:p>6/124</text:p>
          </table:table-cell>
          <table:table-cell office:value-type="float" office:value="0.0000000104571457895349" calcext:value-type="float">
            <text:p>1.04571457895349E-08</text:p>
          </table:table-cell>
          <table:table-cell office:value-type="float" office:value="0.0000000611936679535745" calcext:value-type="float">
            <text:p>6.11936679535745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4813559322034" calcext:value-type="float">
            <text:p>50.4813559322034</text:p>
          </table:table-cell>
          <table:table-cell office:value-type="float" office:value="927.644401350776" calcext:value-type="float">
            <text:p>927.644401350776</text:p>
          </table:table-cell>
          <table:table-cell office:value-type="string" calcext:value-type="string">
            <text:p>TFPT;MEAF6;MCRS1;RUVBL2;ACTL6A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Multicellular Organismal Development (GO:2000026)</text:p>
          </table:table-cell>
          <table:table-cell office:value-type="string" calcext:value-type="string">
            <text:p>5/59</text:p>
          </table:table-cell>
          <table:table-cell office:value-type="float" office:value="0.0000000117829212316715" calcext:value-type="float">
            <text:p>1.17829212316715E-08</text:p>
          </table:table-cell>
          <table:table-cell office:value-type="float" office:value="0.0000000664893412358608" calcext:value-type="float">
            <text:p>6.6489341235860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8306878306878" calcext:value-type="float">
            <text:p>87.8306878306878</text:p>
          </table:table-cell>
          <table:table-cell office:value-type="float" office:value="1603.49102718887" calcext:value-type="float">
            <text:p>1603.49102718887</text:p>
          </table:table-cell>
          <table:table-cell office:value-type="string" calcext:value-type="string">
            <text:p>TFPT;MEAF6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hromatin Remodeling (GO:0006338)</text:p>
          </table:table-cell>
          <table:table-cell office:value-type="string" calcext:value-type="string">
            <text:p>7/228</text:p>
          </table:table-cell>
          <table:table-cell office:value-type="float" office:value="0.0000000124827506515862" calcext:value-type="float">
            <text:p>1.24827506515862E-08</text:p>
          </table:table-cell>
          <table:table-cell office:value-type="float" office:value="0.0000000680094690672628" calcext:value-type="float">
            <text:p>6.8009469067262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295070254823" calcext:value-type="float">
            <text:p>32.9295070254823</text:p>
          </table:table-cell>
          <table:table-cell office:value-type="float" office:value="599.281401216617" calcext:value-type="float">
            <text:p>599.281401216617</text:p>
          </table:table-cell>
          <table:table-cell office:value-type="string" calcext:value-type="string">
            <text:p>TFPT;MCRS1;RUVBL2;ACTL6A;RUVBL1;BCL7B;YEATS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elomere Organization (GO:0032200)</text:p>
          </table:table-cell>
          <table:table-cell office:value-type="string" calcext:value-type="string">
            <text:p>5/63</text:p>
          </table:table-cell>
          <table:table-cell office:value-type="float" office:value="0.000000016485140837758" calcext:value-type="float">
            <text:p>1.6485140837758E-08</text:p>
          </table:table-cell>
          <table:table-cell office:value-type="float" office:value="0.0000000868217417455254" calcext:value-type="float">
            <text:p>8.68217417455254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7569786535304" calcext:value-type="float">
            <text:p>81.7569786535304</text:p>
          </table:table-cell>
          <table:table-cell office:value-type="float" office:value="1465.15098769451" calcext:value-type="float">
            <text:p>1465.15098769451</text:p>
          </table:table-cell>
          <table:table-cell office:value-type="string" calcext:value-type="string">
            <text:p>TFPT;MCRS1;RUVBL2;ACTL6A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Telomere Maintenance (GO:0000723)</text:p>
          </table:table-cell>
          <table:table-cell office:value-type="string" calcext:value-type="string">
            <text:p>5/68</text:p>
          </table:table-cell>
          <table:table-cell office:value-type="float" office:value="0.0000000243415251629461" calcext:value-type="float">
            <text:p>2.43415251629461E-08</text:p>
          </table:table-cell>
          <table:table-cell office:value-type="float" office:value="0.000000124063257282112" calcext:value-type="float">
            <text:p>1.2406325728211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49433106576" calcext:value-type="float">
            <text:p>75.249433106576</text:p>
          </table:table-cell>
          <table:table-cell office:value-type="float" office:value="1319.20398906161" calcext:value-type="float">
            <text:p>1319.20398906161</text:p>
          </table:table-cell>
          <table:table-cell office:value-type="string" calcext:value-type="string">
            <text:p>TFPT;MCRS1;RUVBL2;ACTL6A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hromatin Organization (GO:0006325)</text:p>
          </table:table-cell>
          <table:table-cell office:value-type="string" calcext:value-type="string">
            <text:p>7/268</text:p>
          </table:table-cell>
          <table:table-cell office:value-type="float" office:value="0.0000000379521027091458" calcext:value-type="float">
            <text:p>3.79521027091458E-08</text:p>
          </table:table-cell>
          <table:table-cell office:value-type="float" office:value="0.000000184682689341661" calcext:value-type="float">
            <text:p>1.8468268934166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263762855414" calcext:value-type="float">
            <text:p>27.8263762855414</text:p>
          </table:table-cell>
          <table:table-cell office:value-type="float" office:value="475.467647811425" calcext:value-type="float">
            <text:p>475.467647811425</text:p>
          </table:table-cell>
          <table:table-cell office:value-type="string" calcext:value-type="string">
            <text:p>TFPT;MCRS1;RUVBL2;ACTL6A;RUVBL1;BCL7B;YEATS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hromatin Organization (GO:1902275)</text:p>
          </table:table-cell>
          <table:table-cell table:style-name="ce1" office:value-type="string" calcext:value-type="string">
            <text:p>4/27</text:p>
          </table:table-cell>
          <table:table-cell office:value-type="float" office:value="0.000000038572966761233" calcext:value-type="float">
            <text:p>3.8572966761233E-08</text:p>
          </table:table-cell>
          <table:table-cell office:value-type="float" office:value="0.000000184682689341661" calcext:value-type="float">
            <text:p>1.8468268934166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715415019763" calcext:value-type="float">
            <text:p>157.715415019763</text:p>
          </table:table-cell>
          <table:table-cell office:value-type="float" office:value="2692.31476666229" calcext:value-type="float">
            <text:p>2692.31476666229</text:p>
          </table:table-cell>
          <table:table-cell office:value-type="string" calcext:value-type="string">
            <text:p>MCRS1;KANSL3;MSL3;MS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DNA Replication (GO:0006275)</text:p>
          </table:table-cell>
          <table:table-cell office:value-type="string" calcext:value-type="string">
            <text:p>5/75</text:p>
          </table:table-cell>
          <table:table-cell office:value-type="float" office:value="0.0000000400564120894808" calcext:value-type="float">
            <text:p>4.00564120894808E-08</text:p>
          </table:table-cell>
          <table:table-cell office:value-type="float" office:value="0.000000186144503239352" calcext:value-type="float">
            <text:p>1.8614450323935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006802721088" calcext:value-type="float">
            <text:p>67.7006802721088</text:p>
          </table:table-cell>
          <table:table-cell office:value-type="float" office:value="1153.14413497835" calcext:value-type="float">
            <text:p>1153.14413497835</text:p>
          </table:table-cell>
          <table:table-cell office:value-type="string" calcext:value-type="string">
            <text:p>TFPT;MEAF6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Response To Stimulus (GO:0048584)</text:p>
          </table:table-cell>
          <table:table-cell office:value-type="string" calcext:value-type="string">
            <text:p>5/77</text:p>
          </table:table-cell>
          <table:table-cell office:value-type="float" office:value="0.0000000457746429138107" calcext:value-type="float">
            <text:p>4.57746429138107E-08</text:p>
          </table:table-cell>
          <table:table-cell office:value-type="float" office:value="0.000000206639816582346" calcext:value-type="float">
            <text:p>2.0663981658234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134920634921" calcext:value-type="float">
            <text:p>65.8134920634921</text:p>
          </table:table-cell>
          <table:table-cell office:value-type="float" office:value="1112.21744861999" calcext:value-type="float">
            <text:p>1112.21744861999</text:p>
          </table:table-cell>
          <table:table-cell office:value-type="string" calcext:value-type="string">
            <text:p>TFPT;MCRS1;RUVBL2;ACTL6A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Stabilization (GO:0050821)</text:p>
          </table:table-cell>
          <table:table-cell office:value-type="string" calcext:value-type="string">
            <text:p>6/208</text:p>
          </table:table-cell>
          <table:table-cell office:value-type="float" office:value="0.000000227821798889736" calcext:value-type="float">
            <text:p>2.27821798889736E-07</text:p>
          </table:table-cell>
          <table:table-cell office:value-type="float" office:value="0.000000999884561793842" calcext:value-type="float">
            <text:p>9.9988456179384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643564356436" calcext:value-type="float">
            <text:p>29.3643564356436</text:p>
          </table:table-cell>
          <table:table-cell office:value-type="float" office:value="449.11908396518" calcext:value-type="float">
            <text:p>449.11908396518</text:p>
          </table:table-cell>
          <table:table-cell office:value-type="string" calcext:value-type="string">
            <text:p>RUVBL2;RUVBL1;SPAG1;RPAP3;CCT5;CCT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ellular Response To Stress (GO:0080135)</text:p>
          </table:table-cell>
          <table:table-cell office:value-type="string" calcext:value-type="string">
            <text:p>5/107</text:p>
          </table:table-cell>
          <table:table-cell office:value-type="float" office:value="0.000000239905287442637" calcext:value-type="float">
            <text:p>2.39905287442637E-07</text:p>
          </table:table-cell>
          <table:table-cell office:value-type="float" office:value="0.00000102446041664693" calcext:value-type="float">
            <text:p>1.0244604166469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3865546218487" calcext:value-type="float">
            <text:p>46.3865546218487</text:p>
          </table:table-cell>
          <table:table-cell office:value-type="float" office:value="707.07125530978" calcext:value-type="float">
            <text:p>707.07125530978</text:p>
          </table:table-cell>
          <table:table-cell office:value-type="string" calcext:value-type="string">
            <text:p>TFPT;MCRS1;RUVBL2;ACTL6A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DNA Metabolic Process (GO:0051054)</text:p>
          </table:table-cell>
          <table:table-cell office:value-type="string" calcext:value-type="string">
            <text:p>5/108</text:p>
          </table:table-cell>
          <table:table-cell office:value-type="float" office:value="0.0000002513307875052" calcext:value-type="float">
            <text:p>2.513307875052E-07</text:p>
          </table:table-cell>
          <table:table-cell office:value-type="float" office:value="0.00000104500695857425" calcext:value-type="float">
            <text:p>1.0450069585742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338881183541" calcext:value-type="float">
            <text:p>45.9338881183541</text:p>
          </table:table-cell>
          <table:table-cell office:value-type="float" office:value="698.034141862076" calcext:value-type="float">
            <text:p>698.034141862076</text:p>
          </table:table-cell>
          <table:table-cell office:value-type="string" calcext:value-type="string">
            <text:p>TFPT;MCRS1;RUVBL2;ACTL6A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Chromosome Organization (GO:0033044)</text:p>
          </table:table-cell>
          <table:table-cell office:value-type="string" calcext:value-type="string">
            <text:p>4/43</text:p>
          </table:table-cell>
          <table:table-cell office:value-type="float" office:value="0.000000267454194860179" calcext:value-type="float">
            <text:p>2.67454194860179E-07</text:p>
          </table:table-cell>
          <table:table-cell office:value-type="float" office:value="0.00000108353237917714" calcext:value-type="float">
            <text:p>1.0835323791771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9370629370629" calcext:value-type="float">
            <text:p>92.9370629370629</text:p>
          </table:table-cell>
          <table:table-cell office:value-type="float" office:value="1406.5390198137" calcext:value-type="float">
            <text:p>1406.5390198137</text:p>
          </table:table-cell>
          <table:table-cell office:value-type="string" calcext:value-type="string">
            <text:p>TFPT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istone H4-K5 Acetylation (GO:0043981)</text:p>
          </table:table-cell>
          <table:table-cell table:style-name="ce1" office:value-type="string" calcext:value-type="string">
            <text:p>3/15</text:p>
          </table:table-cell>
          <table:table-cell office:value-type="float" office:value="0.000000878159894472955" calcext:value-type="float">
            <text:p>8.78159894472955E-07</text:p>
          </table:table-cell>
          <table:table-cell office:value-type="float" office:value="0.00000338412837382261" calcext:value-type="float">
            <text:p>3.3841283738226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978260869565" calcext:value-type="float">
            <text:p>216.978260869565</text:p>
          </table:table-cell>
          <table:table-cell office:value-type="float" office:value="3025.85669938153" calcext:value-type="float">
            <text:p>3025.85669938153</text:p>
          </table:table-cell>
          <table:table-cell office:value-type="string" calcext:value-type="string">
            <text:p>MEAF6;MCRS1;KANSL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Histone H4-K8 Acetylation (GO:0043982)</text:p>
          </table:table-cell>
          <table:table-cell table:style-name="ce1" office:value-type="string" calcext:value-type="string">
            <text:p>3/15</text:p>
          </table:table-cell>
          <table:table-cell office:value-type="float" office:value="0.000000878159894472955" calcext:value-type="float">
            <text:p>8.78159894472955E-07</text:p>
          </table:table-cell>
          <table:table-cell office:value-type="float" office:value="0.00000338412837382261" calcext:value-type="float">
            <text:p>3.3841283738226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978260869565" calcext:value-type="float">
            <text:p>216.978260869565</text:p>
          </table:table-cell>
          <table:table-cell office:value-type="float" office:value="3025.85669938153" calcext:value-type="float">
            <text:p>3025.85669938153</text:p>
          </table:table-cell>
          <table:table-cell office:value-type="string" calcext:value-type="string">
            <text:p>MEAF6;MCRS1;KANSL3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Embryonic Development (GO:0045995)</text:p>
          </table:table-cell>
          <table:table-cell office:value-type="string" calcext:value-type="string">
            <text:p>4/62</text:p>
          </table:table-cell>
          <table:table-cell office:value-type="float" office:value="0.00000118892296384783" calcext:value-type="float">
            <text:p>1.18892296384783E-06</text:p>
          </table:table-cell>
          <table:table-cell office:value-type="float" office:value="0.00000447261495923709" calcext:value-type="float">
            <text:p>4.4726149592370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326018808777" calcext:value-type="float">
            <text:p>62.4326018808777</text:p>
          </table:table-cell>
          <table:table-cell office:value-type="float" office:value="851.73444448803" calcext:value-type="float">
            <text:p>851.73444448803</text:p>
          </table:table-cell>
          <table:table-cell office:value-type="string" calcext:value-type="string">
            <text:p>TFPT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DNA Metabolic Process (GO:0006259)</text:p>
          </table:table-cell>
          <table:table-cell office:value-type="string" calcext:value-type="string">
            <text:p>6/288</text:p>
          </table:table-cell>
          <table:table-cell office:value-type="float" office:value="0.00000152907981916311" calcext:value-type="float">
            <text:p>1.52907981916311E-06</text:p>
          </table:table-cell>
          <table:table-cell office:value-type="float" office:value="0.00000561847933552956" calcext:value-type="float">
            <text:p>5.6184793355295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489361702128" calcext:value-type="float">
            <text:p>20.9489361702128</text:p>
          </table:table-cell>
          <table:table-cell office:value-type="float" office:value="280.523945205695" calcext:value-type="float">
            <text:p>280.523945205695</text:p>
          </table:table-cell>
          <table:table-cell office:value-type="string" calcext:value-type="string">
            <text:p>TFPT;MCRS1;RUVBL2;ACTL6A;RUVBL1;EP400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Gene Expression (GO:0010468)</text:p>
          </table:table-cell>
          <table:table-cell office:value-type="string" calcext:value-type="string">
            <text:p>9/1127</text:p>
          </table:table-cell>
          <table:table-cell office:value-type="float" office:value="0.00000724428128852464" calcext:value-type="float">
            <text:p>7.24428128852464E-06</text:p>
          </table:table-cell>
          <table:table-cell office:value-type="float" office:value="0.0000260135555360657" calcext:value-type="float">
            <text:p>2.6013555536065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896979901084" calcext:value-type="float">
            <text:p>8.92896979901084</text:p>
          </table:table-cell>
          <table:table-cell office:value-type="float" office:value="105.677020084227" calcext:value-type="float">
            <text:p>105.677020084227</text:p>
          </table:table-cell>
          <table:table-cell office:value-type="string" calcext:value-type="string">
            <text:p>MEAF6;MCRS1;KANSL3;RUVBL2;ACTL6A;RUVBL1;MSL3;YEATS4;MS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Organelle Organization (GO:0033043)</text:p>
          </table:table-cell>
          <table:table-cell office:value-type="string" calcext:value-type="string">
            <text:p>4/100</text:p>
          </table:table-cell>
          <table:table-cell office:value-type="float" office:value="0.0000080822955623872" calcext:value-type="float">
            <text:p>8.0822955623872E-06</text:p>
          </table:table-cell>
          <table:table-cell office:value-type="float" office:value="0.0000283778377523817" calcext:value-type="float">
            <text:p>2.8377837752381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477272727273" calcext:value-type="float">
            <text:p>37.6477272727273</text:p>
          </table:table-cell>
          <table:table-cell office:value-type="float" office:value="441.451023876292" calcext:value-type="float">
            <text:p>441.451023876292</text:p>
          </table:table-cell>
          <table:table-cell office:value-type="string" calcext:value-type="string">
            <text:p>TFPT;MCRS1;RUVBL2;RUVBL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Nucleic Acid-Templated Transcription (GO:1903506)</text:p>
          </table:table-cell>
          <table:table-cell office:value-type="string" calcext:value-type="string">
            <text:p>6/452</text:p>
          </table:table-cell>
          <table:table-cell office:value-type="float" office:value="0.0000202095762655727" calcext:value-type="float">
            <text:p>2.02095762655727E-05</text:p>
          </table:table-cell>
          <table:table-cell office:value-type="float" office:value="0.0000693958434773258" calcext:value-type="float">
            <text:p>6.9395843477325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354260089686" calcext:value-type="float">
            <text:p>13.1354260089686</text:p>
          </table:table-cell>
          <table:table-cell office:value-type="float" office:value="141.985469584279" calcext:value-type="float">
            <text:p>141.985469584279</text:p>
          </table:table-cell>
          <table:table-cell office:value-type="string" calcext:value-type="string">
            <text:p>MEAF6;RUVBL2;ACTL6A;RUVBL1;MSL3;YEATS4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egulation Of Transcription By RNA Polymerase II (GO:0006357)</text:p>
          </table:table-cell>
          <table:table-cell office:value-type="string" calcext:value-type="string">
            <text:p>11/2028</text:p>
          </table:table-cell>
          <table:table-cell office:value-type="float" office:value="0.0000206430673635083" calcext:value-type="float">
            <text:p>2.06430673635083E-05</text:p>
          </table:table-cell>
          <table:table-cell office:value-type="float" office:value="0.0000693958434773258" calcext:value-type="float">
            <text:p>6.9395843477325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873905139646" calcext:value-type="float">
            <text:p>6.52873905139646</text:p>
          </table:table-cell>
          <table:table-cell office:value-type="float" office:value="70.4328922545628" calcext:value-type="float">
            <text:p>70.4328922545628</text:p>
          </table:table-cell>
          <table:table-cell office:value-type="string" calcext:value-type="string">
            <text:p>BCL11B;MCRS1;KANSL3;RUVBL2;ACTL6A;RUVBL1;BCL7B;EPC1;YEATS4;EPC2;BRD8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sitive Regulation Of Transcription By RNA Polymerase II (GO:0045944)</text:p>
          </table:table-cell>
          <table:table-cell office:value-type="string" calcext:value-type="string">
            <text:p>6/938</text:p>
          </table:table-cell>
          <table:table-cell office:value-type="float" office:value="0.0010748820836948" calcext:value-type="float">
            <text:p>0.0010748820836948</text:p>
          </table:table-cell>
          <table:table-cell office:value-type="float" office:value="0.0026127902957505" calcext:value-type="float">
            <text:p>0.00261279029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93991416309" calcext:value-type="float">
            <text:p>6.1293991416309</text:p>
          </table:table-cell>
          <table:table-cell office:value-type="float" office:value="41.8977794447131" calcext:value-type="float">
            <text:p>41.8977794447131</text:p>
          </table:table-cell>
          <table:table-cell office:value-type="string" calcext:value-type="string">
            <text:p>BCL11B;MCRS1;KANSL3;RUVBL2;EPC1;BRD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TBP-class Protein Binding (GO:0017025)</text:p>
          </table:table-cell>
          <table:table-cell table:style-name="ce1" office:value-type="string" calcext:value-type="string">
            <text:p>2/18</text:p>
          </table:table-cell>
          <table:table-cell office:value-type="float" office:value="0.000245466879811252" calcext:value-type="float">
            <text:p>0.000245466879811252</text:p>
          </table:table-cell>
          <table:table-cell office:value-type="float" office:value="0.007760710319944" calcext:value-type="float">
            <text:p>0.00776071031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947916666667" calcext:value-type="float">
            <text:p>103.947916666667</text:p>
          </table:table-cell>
          <table:table-cell office:value-type="float" office:value="864.051312191573" calcext:value-type="float">
            <text:p>864.051312191573</text:p>
          </table:table-cell>
          <table:table-cell office:value-type="string" calcext:value-type="string">
            <text:p>RUVBL2;RUVBL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Histone H4 Acetyltransferase Activity (GO:0010485)</text:p>
          </table:table-cell>
          <table:table-cell table:style-name="ce1" office:value-type="string" calcext:value-type="string">
            <text:p>2/20</text:p>
          </table:table-cell>
          <table:table-cell office:value-type="float" office:value="0.000304341581174277" calcext:value-type="float">
            <text:p>0.000304341581174277</text:p>
          </table:table-cell>
          <table:table-cell office:value-type="float" office:value="0.007760710319944" calcext:value-type="float">
            <text:p>0.00776071031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888888888889" calcext:value-type="float">
            <text:p>92.3888888888889</text:p>
          </table:table-cell>
          <table:table-cell office:value-type="float" office:value="748.106080866866" calcext:value-type="float">
            <text:p>748.106080866866</text:p>
          </table:table-cell>
          <table:table-cell office:value-type="string" calcext:value-type="string">
            <text:p>MEAF6;MSL3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General Transcription Initiation Factor Binding (GO:0140296)</text:p>
          </table:table-cell>
          <table:table-cell office:value-type="string" calcext:value-type="string">
            <text:p>2/30</text:p>
          </table:table-cell>
          <table:table-cell office:value-type="float" office:value="0.000691239165097814" calcext:value-type="float">
            <text:p>0.000691239165097814</text:p>
          </table:table-cell>
          <table:table-cell office:value-type="float" office:value="0.0117510658066628" calcext:value-type="float">
            <text:p>0.0117510658066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630952380952" calcext:value-type="float">
            <text:p>59.3630952380952</text:p>
          </table:table-cell>
          <table:table-cell office:value-type="float" office:value="431.986709105764" calcext:value-type="float">
            <text:p>431.986709105764</text:p>
          </table:table-cell>
          <table:table-cell office:value-type="string" calcext:value-type="string">
            <text:p>RUVBL2;RUVBL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Methylation-Dependent Protein Binding (GO:0140034)</text:p>
          </table:table-cell>
          <table:table-cell office:value-type="string" calcext:value-type="string">
            <text:p>2/68</text:p>
          </table:table-cell>
          <table:table-cell office:value-type="float" office:value="0.0035117758263918" calcext:value-type="float">
            <text:p>0.0035117758263918</text:p>
          </table:table-cell>
          <table:table-cell office:value-type="float" office:value="0.0389817595023991" calcext:value-type="float">
            <text:p>0.038981759502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363636363636" calcext:value-type="float">
            <text:p>25.1363636363636</text:p>
          </table:table-cell>
          <table:table-cell office:value-type="float" office:value="142.061513186742" calcext:value-type="float">
            <text:p>142.061513186742</text:p>
          </table:table-cell>
          <table:table-cell office:value-type="string" calcext:value-type="string">
            <text:p>MBTD1;MSL3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Methylated Histone Binding (GO:0035064)</text:p>
          </table:table-cell>
          <table:table-cell office:value-type="string" calcext:value-type="string">
            <text:p>2/71</text:p>
          </table:table-cell>
          <table:table-cell office:value-type="float" office:value="0.0038217411276861" calcext:value-type="float">
            <text:p>0.0038217411276861</text:p>
          </table:table-cell>
          <table:table-cell office:value-type="float" office:value="0.0389817595023991" calcext:value-type="float">
            <text:p>0.038981759502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398550724638" calcext:value-type="float">
            <text:p>24.0398550724638</text:p>
          </table:table-cell>
          <table:table-cell office:value-type="float" office:value="133.831055170806" calcext:value-type="float">
            <text:p>133.831055170806</text:p>
          </table:table-cell>
          <table:table-cell office:value-type="string" calcext:value-type="string">
            <text:p>MBTD1;MSL3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hromatin DNA Binding (GO:0031490)</text:p>
          </table:table-cell>
          <table:table-cell office:value-type="string" calcext:value-type="string">
            <text:p>2/83</text:p>
          </table:table-cell>
          <table:table-cell office:value-type="float" office:value="0.0051837730710176" calcext:value-type="float">
            <text:p>0.0051837730710176</text:p>
          </table:table-cell>
          <table:table-cell office:value-type="float" office:value="0.0440620711036504" calcext:value-type="float">
            <text:p>0.044062071103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660493827161" calcext:value-type="float">
            <text:p>20.4660493827161</text:p>
          </table:table-cell>
          <table:table-cell office:value-type="float" office:value="107.696897274872" calcext:value-type="float">
            <text:p>107.696897274872</text:p>
          </table:table-cell>
          <table:table-cell office:value-type="string" calcext:value-type="string">
            <text:p>RUVBL2;ACTL6A</text:p>
          </table:table-cell>
        </table:table-row>
      </table:table>
      <table:table table:name="Cluster2_KEGG" table:style-name="ta1">
        <table:table-column table:style-name="co10" table:default-cell-style-name="Default"/>
        <table:table-row table:style-name="ro1">
          <table:table-cell/>
        </table:table-row>
      </table:table>
      <table:table table:name="Cluster3_GO" table:style-name="ta1">
        <table:table-column table:style-name="co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eurotrophin TRK Receptor Binding (GO:0005167)</text:p>
          </table:table-cell>
          <table:table-cell table:style-name="ce1" office:value-type="string" calcext:value-type="string">
            <text:p>2/5</text:p>
          </table:table-cell>
          <table:table-cell office:value-type="float" office:value="0.00000274744789753157" calcext:value-type="float">
            <text:p>2.74744789753157E-06</text:p>
          </table:table-cell>
          <table:table-cell office:value-type="float" office:value="0.0000453328903092709" calcext:value-type="float">
            <text:p>4.533289030927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.44444444444" calcext:value-type="float">
            <text:p>1480.44444444444</text:p>
          </table:table-cell>
          <table:table-cell office:value-type="float" office:value="18956.8514485335" calcext:value-type="float">
            <text:p>18956.8514485335</text:p>
          </table:table-cell>
          <table:table-cell office:value-type="string" calcext:value-type="string">
            <text:p>GRB2;PLCG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eurotrophin TRKA Receptor Binding (GO:0005168)</text:p>
          </table:table-cell>
          <table:table-cell table:style-name="ce1" office:value-type="string" calcext:value-type="string">
            <text:p>2/5</text:p>
          </table:table-cell>
          <table:table-cell office:value-type="float" office:value="0.00000274744789753157" calcext:value-type="float">
            <text:p>2.74744789753157E-06</text:p>
          </table:table-cell>
          <table:table-cell office:value-type="float" office:value="0.0000453328903092709" calcext:value-type="float">
            <text:p>4.53328903092709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.44444444444" calcext:value-type="float">
            <text:p>1480.44444444444</text:p>
          </table:table-cell>
          <table:table-cell office:value-type="float" office:value="18956.8514485335" calcext:value-type="float">
            <text:p>18956.8514485335</text:p>
          </table:table-cell>
          <table:table-cell office:value-type="string" calcext:value-type="string">
            <text:p>GRB2;PLCG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Ubiquitin Protein Ligase Binding (GO:0031625)</text:p>
          </table:table-cell>
          <table:table-cell office:value-type="string" calcext:value-type="string">
            <text:p>3/271</text:p>
          </table:table-cell>
          <table:table-cell office:value-type="float" office:value="0.000374550951951188" calcext:value-type="float">
            <text:p>0.000374550951951188</text:p>
          </table:table-cell>
          <table:table-cell office:value-type="float" office:value="0.0028433372687435" calcext:value-type="float">
            <text:p>0.0028433372687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946828358209" calcext:value-type="float">
            <text:p>27.5946828358209</text:p>
          </table:table-cell>
          <table:table-cell office:value-type="float" office:value="217.716051553235" calcext:value-type="float">
            <text:p>217.716051553235</text:p>
          </table:table-cell>
          <table:table-cell office:value-type="string" calcext:value-type="string">
            <text:p>HSP90AB1;HSPA5;HSPA1L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ATP Binding (GO:0005524)</text:p>
          </table:table-cell>
          <table:table-cell office:value-type="string" calcext:value-type="string">
            <text:p>3/279</text:p>
          </table:table-cell>
          <table:table-cell office:value-type="float" office:value="0.000407855579669062" calcext:value-type="float">
            <text:p>0.000407855579669062</text:p>
          </table:table-cell>
          <table:table-cell office:value-type="float" office:value="0.0028433372687435" calcext:value-type="float">
            <text:p>0.0028433372687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839673913043" calcext:value-type="float">
            <text:p>26.7839673913043</text:p>
          </table:table-cell>
          <table:table-cell office:value-type="float" office:value="209.038082735849" calcext:value-type="float">
            <text:p>209.038082735849</text:p>
          </table:table-cell>
          <table:table-cell office:value-type="string" calcext:value-type="string">
            <text:p>HSP90AB1;HSPA5;MYH9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Ubiquitin-Like Protein Ligase Binding (GO:0044389)</text:p>
          </table:table-cell>
          <table:table-cell office:value-type="string" calcext:value-type="string">
            <text:p>3/289</text:p>
          </table:table-cell>
          <table:table-cell office:value-type="float" office:value="0.0004521054174841" calcext:value-type="float">
            <text:p>0.0004521054174841</text:p>
          </table:table-cell>
          <table:table-cell office:value-type="float" office:value="0.0028433372687435" calcext:value-type="float">
            <text:p>0.0028433372687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343531468531" calcext:value-type="float">
            <text:p>25.8343531468531</text:p>
          </table:table-cell>
          <table:table-cell office:value-type="float" office:value="198.965729694949" calcext:value-type="float">
            <text:p>198.965729694949</text:p>
          </table:table-cell>
          <table:table-cell office:value-type="string" calcext:value-type="string">
            <text:p>HSP90AB1;HSPA5;HSPA1L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Adenyl Ribonucleotide Binding (GO:0032559)</text:p>
          </table:table-cell>
          <table:table-cell office:value-type="string" calcext:value-type="string">
            <text:p>3/309</text:p>
          </table:table-cell>
          <table:table-cell office:value-type="float" office:value="0.00054965975536357" calcext:value-type="float">
            <text:p>0.00054965975536357</text:p>
          </table:table-cell>
          <table:table-cell office:value-type="float" office:value="0.0028433372687435" calcext:value-type="float">
            <text:p>0.0028433372687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13235294118" calcext:value-type="float">
            <text:p>24.1213235294118</text:p>
          </table:table-cell>
          <table:table-cell office:value-type="float" office:value="181.05974636956" calcext:value-type="float">
            <text:p>181.05974636956</text:p>
          </table:table-cell>
          <table:table-cell office:value-type="string" calcext:value-type="string">
            <text:p>HSP90AB1;HSPA5;MYH9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Cadherin Binding (GO:0045296)</text:p>
          </table:table-cell>
          <table:table-cell office:value-type="string" calcext:value-type="string">
            <text:p>3/319</text:p>
          </table:table-cell>
          <table:table-cell office:value-type="float" office:value="0.000603132147915307" calcext:value-type="float">
            <text:p>0.000603132147915307</text:p>
          </table:table-cell>
          <table:table-cell office:value-type="float" office:value="0.0028433372687435" calcext:value-type="float">
            <text:p>0.0028433372687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461234177215" calcext:value-type="float">
            <text:p>23.3461234177215</text:p>
          </table:table-cell>
          <table:table-cell office:value-type="float" office:value="173.073549819821" calcext:value-type="float">
            <text:p>173.073549819821</text:p>
          </table:table-cell>
          <table:table-cell office:value-type="string" calcext:value-type="string">
            <text:p>HSP90AB1;HSPA5;MYH9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Kinase Binding (GO:0019900)</text:p>
          </table:table-cell>
          <table:table-cell office:value-type="string" calcext:value-type="string">
            <text:p>3/460</text:p>
          </table:table-cell>
          <table:table-cell office:value-type="float" office:value="0.0017380379056583" calcext:value-type="float">
            <text:p>0.0017380379056583</text:p>
          </table:table-cell>
          <table:table-cell office:value-type="float" office:value="0.0070286141412977" calcext:value-type="float">
            <text:p>0.007028614141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27352297593" calcext:value-type="float">
            <text:p>16.027352297593</text:p>
          </table:table-cell>
          <table:table-cell office:value-type="float" office:value="101.853798887749" calcext:value-type="float">
            <text:p>101.853798887749</text:p>
          </table:table-cell>
          <table:table-cell office:value-type="string" calcext:value-type="string">
            <text:p>HSP90AB1;GRB2;PLCG1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Purine Ribonucleoside Triphosphate Binding (GO:0035639)</text:p>
          </table:table-cell>
          <table:table-cell office:value-type="string" calcext:value-type="string">
            <text:p>3/476</text:p>
          </table:table-cell>
          <table:table-cell office:value-type="float" office:value="0.0019168947658084" calcext:value-type="float">
            <text:p>0.0019168947658084</text:p>
          </table:table-cell>
          <table:table-cell office:value-type="float" office:value="0.0070286141412977" calcext:value-type="float">
            <text:p>0.007028614141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725158562368" calcext:value-type="float">
            <text:p>15.4725158562368</text:p>
          </table:table-cell>
          <table:table-cell office:value-type="float" office:value="96.812285404622" calcext:value-type="float">
            <text:p>96.812285404622</text:p>
          </table:table-cell>
          <table:table-cell office:value-type="string" calcext:value-type="string">
            <text:p>HSP90AB1;HSPA5;MYH9</text:p>
          </table:table-cell>
        </table:table-row>
      </table:table>
      <table:table table:name="Cluster3_KEGG" table:style-name="ta1">
        <table:table-column table:style-name="co10" table:default-cell-style-name="Default"/>
        <table:table-row table:style-name="ro1">
          <table:table-cell/>
        </table:table-row>
      </table:table>
      <table:table table:name="Cluster4_GO" table:style-name="ta1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uclear Transport (GO:0051169)</text:p>
          </table:table-cell>
          <table:table-cell office:value-type="string" calcext:value-type="string">
            <text:p>10/39</text:p>
          </table:table-cell>
          <table:table-cell office:value-type="float" office:value="2.47608701829803E-027" calcext:value-type="float">
            <text:p>2.47608701829803E-27</text:p>
          </table:table-cell>
          <table:table-cell office:value-type="float" office:value="2.12943483573631E-025" calcext:value-type="float">
            <text:p>2.12943483573631E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2.75862068966" calcext:value-type="float">
            <text:p>6882.75862068966</text:p>
          </table:table-cell>
          <table:table-cell office:value-type="float" office:value="421659.253626912" calcext:value-type="float">
            <text:p>421659.253626912</text:p>
          </table:table-cell>
          <table:table-cell office:value-type="string" calcext:value-type="string">
            <text:p>NUP93;NUP214;NDC1;NUP133;NUP155;NUP85;NUP50;TPR;NUP43;NUP3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ucleocytoplasmic Transport (GO:0006913)</text:p>
          </table:table-cell>
          <table:table-cell office:value-type="string" calcext:value-type="string">
            <text:p>10/50</text:p>
          </table:table-cell>
          <table:table-cell office:value-type="float" office:value="3.99945514330614E-026" calcext:value-type="float">
            <text:p>3.99945514330614E-26</text:p>
          </table:table-cell>
          <table:table-cell office:value-type="float" office:value="1.71976571162164E-024" calcext:value-type="float">
            <text:p>1.71976571162164E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7.25" calcext:value-type="float">
            <text:p>4987.25</text:p>
          </table:table-cell>
          <table:table-cell office:value-type="float" office:value="291659.637958812" calcext:value-type="float">
            <text:p>291659.637958812</text:p>
          </table:table-cell>
          <table:table-cell office:value-type="string" calcext:value-type="string">
            <text:p>NUP93;NUP214;NDC1;NUP133;NUP155;NUP85;NUP50;TPR;NUP43;NUP37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mport Into Nucleus (GO:0051170)</text:p>
          </table:table-cell>
          <table:table-cell office:value-type="string" calcext:value-type="string">
            <text:p>7/74</text:p>
          </table:table-cell>
          <table:table-cell office:value-type="float" office:value="2.31219663693327E-015" calcext:value-type="float">
            <text:p>2.31219663693327E-15</text:p>
          </table:table-cell>
          <table:table-cell office:value-type="float" office:value="0.0000000000000662829702587537" calcext:value-type="float">
            <text:p>6.62829702587537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.350746268657" calcext:value-type="float">
            <text:p>520.350746268657</text:p>
          </table:table-cell>
          <table:table-cell office:value-type="float" office:value="17536.1211186374" calcext:value-type="float">
            <text:p>17536.1211186374</text:p>
          </table:table-cell>
          <table:table-cell office:value-type="string" calcext:value-type="string">
            <text:p>NUP93;NUP214;NUP133;NUP155;NUP85;NUP50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Import Into Nucleus (GO:0006606)</text:p>
          </table:table-cell>
          <table:table-cell office:value-type="string" calcext:value-type="string">
            <text:p>7/79</text:p>
          </table:table-cell>
          <table:table-cell office:value-type="float" office:value="3.72126387352051E-015" calcext:value-type="float">
            <text:p>3.72126387352051E-15</text:p>
          </table:table-cell>
          <table:table-cell office:value-type="float" office:value="0.0000000000000800071732806911" calcext:value-type="float">
            <text:p>8.00071732806911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.09375" calcext:value-type="float">
            <text:p>484.09375</text:p>
          </table:table-cell>
          <table:table-cell office:value-type="float" office:value="16083.8759250035" calcext:value-type="float">
            <text:p>16083.8759250035</text:p>
          </table:table-cell>
          <table:table-cell office:value-type="string" calcext:value-type="string">
            <text:p>NUP93;NUP214;NUP133;NUP155;NUP85;NUP50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stablishment Of Protein Localization To Organelle (GO:0072594)</text:p>
          </table:table-cell>
          <table:table-cell office:value-type="string" calcext:value-type="string">
            <text:p>7/85</text:p>
          </table:table-cell>
          <table:table-cell office:value-type="float" office:value="6.32980712247953E-015" calcext:value-type="float">
            <text:p>6.32980712247953E-15</text:p>
          </table:table-cell>
          <table:table-cell office:value-type="float" office:value="0.000000000000108872682506648" calcext:value-type="float">
            <text:p>1.08872682506648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.721153846154" calcext:value-type="float">
            <text:p>446.721153846154</text:p>
          </table:table-cell>
          <table:table-cell office:value-type="float" office:value="14604.8810048523" calcext:value-type="float">
            <text:p>14604.8810048523</text:p>
          </table:table-cell>
          <table:table-cell office:value-type="string" calcext:value-type="string">
            <text:p>NUP93;NUP214;NUP133;NUP155;NUP85;NUP50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ein Localization To Nucleus (GO:0034504)</text:p>
          </table:table-cell>
          <table:table-cell office:value-type="string" calcext:value-type="string">
            <text:p>7/122</text:p>
          </table:table-cell>
          <table:table-cell office:value-type="float" office:value="0.000000000000085350617220753" calcext:value-type="float">
            <text:p>8.5350617220753E-14</text:p>
          </table:table-cell>
          <table:table-cell office:value-type="float" office:value="0.00000000000122335884683079" calcext:value-type="float">
            <text:p>1.22335884683079E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430434782609" calcext:value-type="float">
            <text:p>302.430434782609</text:p>
          </table:table-cell>
          <table:table-cell office:value-type="float" office:value="9100.73927887313" calcext:value-type="float">
            <text:p>9100.73927887313</text:p>
          </table:table-cell>
          <table:table-cell office:value-type="string" calcext:value-type="string">
            <text:p>NUP93;NUP214;NUP133;NUP155;NUP85;NUP50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ucleus Organization (GO:0006997)</text:p>
          </table:table-cell>
          <table:table-cell office:value-type="string" calcext:value-type="string">
            <text:p>5/44</text:p>
          </table:table-cell>
          <table:table-cell office:value-type="float" office:value="0.0000000000186362287320638" calcext:value-type="float">
            <text:p>1.86362287320638E-11</text:p>
          </table:table-cell>
          <table:table-cell office:value-type="float" office:value="0.000000000228959381565356" calcext:value-type="float">
            <text:p>2.28959381565356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.282051282051" calcext:value-type="float">
            <text:p>426.282051282051</text:p>
          </table:table-cell>
          <table:table-cell office:value-type="float" office:value="10531.6875488295" calcext:value-type="float">
            <text:p>10531.6875488295</text:p>
          </table:table-cell>
          <table:table-cell office:value-type="string" calcext:value-type="string">
            <text:p>NUP93;NDC1;NUP133;NUP155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uclear Pore Organization (GO:0006999)</text:p>
          </table:table-cell>
          <table:table-cell table:style-name="ce1" office:value-type="string" calcext:value-type="string">
            <text:p>4/14</text:p>
          </table:table-cell>
          <table:table-cell office:value-type="float" office:value="0.0000000000494124382263536" calcext:value-type="float">
            <text:p>4.94124382263536E-11</text:p>
          </table:table-cell>
          <table:table-cell office:value-type="float" office:value="0.000000000531183710933301" calcext:value-type="float">
            <text:p>5.31183710933301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1.65714285714" calcext:value-type="float">
            <text:p>1141.65714285714</text:p>
          </table:table-cell>
          <table:table-cell office:value-type="float" office:value="27092.4589458109" calcext:value-type="float">
            <text:p>27092.4589458109</text:p>
          </table:table-cell>
          <table:table-cell office:value-type="string" calcext:value-type="string">
            <text:p>NUP93;NDC1;NUP133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Intracellular Protein Transport (GO:0006886)</text:p>
          </table:table-cell>
          <table:table-cell office:value-type="string" calcext:value-type="string">
            <text:p>7/325</text:p>
          </table:table-cell>
          <table:table-cell office:value-type="float" office:value="0.0000000000875469022394667" calcext:value-type="float">
            <text:p>8.75469022394667E-11</text:p>
          </table:table-cell>
          <table:table-cell office:value-type="float" office:value="0.000000000836559288066015" calcext:value-type="float">
            <text:p>8.36559288066015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252358490566" calcext:value-type="float">
            <text:p>108.252358490566</text:p>
          </table:table-cell>
          <table:table-cell office:value-type="float" office:value="2506.9997471138" calcext:value-type="float">
            <text:p>2506.9997471138</text:p>
          </table:table-cell>
          <table:table-cell office:value-type="string" calcext:value-type="string">
            <text:p>NUP93;NUP214;NUP133;NUP155;NUP85;NUP50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RNA Export From Nucleus (GO:0006406)</text:p>
          </table:table-cell>
          <table:table-cell office:value-type="string" calcext:value-type="string">
            <text:p>5/62</text:p>
          </table:table-cell>
          <table:table-cell office:value-type="float" office:value="0.000000000110549218463292" calcext:value-type="float">
            <text:p>1.10549218463292E-10</text:p>
          </table:table-cell>
          <table:table-cell office:value-type="float" office:value="0.000000000950723278784314" calcext:value-type="float">
            <text:p>9.50723278784314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.40350877193" calcext:value-type="float">
            <text:p>291.40350877193</text:p>
          </table:table-cell>
          <table:table-cell office:value-type="float" office:value="6680.58870562449" calcext:value-type="float">
            <text:p>6680.58870562449</text:p>
          </table:table-cell>
          <table:table-cell office:value-type="string" calcext:value-type="string">
            <text:p>NUP93;NUP214;NUP133;NUP85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NA Export From Nucleus (GO:0006405)</text:p>
          </table:table-cell>
          <table:table-cell office:value-type="string" calcext:value-type="string">
            <text:p>5/65</text:p>
          </table:table-cell>
          <table:table-cell office:value-type="float" office:value="0.000000000141004857220866" calcext:value-type="float">
            <text:p>1.41004857220866E-10</text:p>
          </table:table-cell>
          <table:table-cell office:value-type="float" office:value="0.0000000011024016109995" calcext:value-type="float">
            <text:p>1.102401610999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791666666667" calcext:value-type="float">
            <text:p>276.791666666667</text:p>
          </table:table-cell>
          <table:table-cell office:value-type="float" office:value="6278.25135352992" calcext:value-type="float">
            <text:p>6278.25135352992</text:p>
          </table:table-cell>
          <table:table-cell office:value-type="string" calcext:value-type="string">
            <text:p>NUP214;NUP133;NUP155;NUP85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uclear Pore Complex Assembly (GO:0051292)</text:p>
          </table:table-cell>
          <table:table-cell table:style-name="ce1" office:value-type="string" calcext:value-type="string">
            <text:p>3/10</text:p>
          </table:table-cell>
          <table:table-cell office:value-type="float" office:value="0.0000000148187613020814" calcext:value-type="float">
            <text:p>1.48187613020814E-08</text:p>
          </table:table-cell>
          <table:table-cell office:value-type="float" office:value="0.000000106201122664916" calcext:value-type="float">
            <text:p>1.0620112266491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.46428571429" calcext:value-type="float">
            <text:p>1070.46428571429</text:p>
          </table:table-cell>
          <table:table-cell office:value-type="float" office:value="19297.6576808616" calcext:value-type="float">
            <text:p>19297.6576808616</text:p>
          </table:table-cell>
          <table:table-cell office:value-type="string" calcext:value-type="string">
            <text:p>NDC1;NUP93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RNA Transport (GO:0051028)</text:p>
          </table:table-cell>
          <table:table-cell office:value-type="string" calcext:value-type="string">
            <text:p>4/58</text:p>
          </table:table-cell>
          <table:table-cell office:value-type="float" office:value="0.0000000206889661595152" calcext:value-type="float">
            <text:p>2.06889661595152E-08</text:p>
          </table:table-cell>
          <table:table-cell office:value-type="float" office:value="0.00000013686546843987" calcext:value-type="float">
            <text:p>1.3686546843987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952380952381" calcext:value-type="float">
            <text:p>210.952380952381</text:p>
          </table:table-cell>
          <table:table-cell office:value-type="float" office:value="3732.52082588128" calcext:value-type="float">
            <text:p>3732.52082588128</text:p>
          </table:table-cell>
          <table:table-cell office:value-type="string" calcext:value-type="string">
            <text:p>NUP214;NUP133;NUP85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ore Complex Assembly (GO:0046931)</text:p>
          </table:table-cell>
          <table:table-cell table:style-name="ce1" office:value-type="string" calcext:value-type="string">
            <text:p>3/19</text:p>
          </table:table-cell>
          <table:table-cell office:value-type="float" office:value="0.000000119342700719723" calcext:value-type="float">
            <text:p>1.19342700719723E-07</text:p>
          </table:table-cell>
          <table:table-cell office:value-type="float" office:value="0.000000733105161564014" calcext:value-type="float">
            <text:p>7.33105161564014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1171875" calcext:value-type="float">
            <text:p>468.1171875</text:p>
          </table:table-cell>
          <table:table-cell office:value-type="float" office:value="7462.38090687798" calcext:value-type="float">
            <text:p>7462.38090687798</text:p>
          </table:table-cell>
          <table:table-cell office:value-type="string" calcext:value-type="string">
            <text:p>NUP93;NDC1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RNA Transport (GO:0050658)</text:p>
          </table:table-cell>
          <table:table-cell office:value-type="string" calcext:value-type="string">
            <text:p>3/39</text:p>
          </table:table-cell>
          <table:table-cell office:value-type="float" office:value="0.00000111886208676635" calcext:value-type="float">
            <text:p>1.11886208676635E-06</text:p>
          </table:table-cell>
          <table:table-cell office:value-type="float" office:value="0.00000641480929746038" calcext:value-type="float">
            <text:p>6.4148092974603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84375" calcext:value-type="float">
            <text:p>207.84375</text:p>
          </table:table-cell>
          <table:table-cell office:value-type="float" office:value="2848.12413893486" calcext:value-type="float">
            <text:p>2848.12413893486</text:p>
          </table:table-cell>
          <table:table-cell office:value-type="string" calcext:value-type="string">
            <text:p>NUP214;NUP155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uclear Export (GO:0051168)</text:p>
          </table:table-cell>
          <table:table-cell office:value-type="string" calcext:value-type="string">
            <text:p>3/49</text:p>
          </table:table-cell>
          <table:table-cell office:value-type="float" office:value="0.00000224885426226412" calcext:value-type="float">
            <text:p>2.24885426226412E-06</text:p>
          </table:table-cell>
          <table:table-cell office:value-type="float" office:value="0.0000120875916596697" calcext:value-type="float">
            <text:p>1.2087591659669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578804347826" calcext:value-type="float">
            <text:p>162.578804347826</text:p>
          </table:table-cell>
          <table:table-cell office:value-type="float" office:value="2114.35193194613" calcext:value-type="float">
            <text:p>2114.35193194613</text:p>
          </table:table-cell>
          <table:table-cell office:value-type="string" calcext:value-type="string">
            <text:p>NUP214;NUP155;TPR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Gene Expression (GO:0010467)</text:p>
          </table:table-cell>
          <table:table-cell office:value-type="string" calcext:value-type="string">
            <text:p>4/296</text:p>
          </table:table-cell>
          <table:table-cell office:value-type="float" office:value="0.0000142939210079451" calcext:value-type="float">
            <text:p>1.42939210079451E-05</text:p>
          </table:table-cell>
          <table:table-cell office:value-type="float" office:value="0.0000682931781490708" calcext:value-type="float">
            <text:p>6.8293178149070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45988258317" calcext:value-type="float">
            <text:p>38.545988258317</text:p>
          </table:table-cell>
          <table:table-cell office:value-type="float" office:value="430.006564413181" calcext:value-type="float">
            <text:p>430.006564413181</text:p>
          </table:table-cell>
          <table:table-cell office:value-type="string" calcext:value-type="string">
            <text:p>NUP214;NUP133;NUP85;TPR</text:p>
          </table:table-cell>
        </table:table-row>
      </table:table>
      <table:table table:name="Cluster4_KEGG" table:style-name="ta1">
        <table:table-column table:style-name="co10" table:default-cell-style-name="Default"/>
        <table:table-row table:style-name="ro1">
          <table:table-cell/>
        </table:table-row>
      </table:table>
      <table:table table:name="Cluster5_GO" table:style-name="ta1">
        <table:table-column table:style-name="co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Gene_set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Adjusted P-value</text:p>
          </table:table-cell>
          <table:table-cell office:value-type="string" calcext:value-type="string">
            <text:p>Old P-value</text:p>
          </table:table-cell>
          <table:table-cell office:value-type="string" calcext:value-type="string">
            <text:p>Old Adjusted P-value</text:p>
          </table:table-cell>
          <table:table-cell office:value-type="string" calcext:value-type="string">
            <text:p>Odds Ratio</text:p>
          </table:table-cell>
          <table:table-cell office:value-type="string" calcext:value-type="string">
            <text:p>Combined Score</text:p>
          </table:table-cell>
          <table:table-cell office:value-type="string" calcext:value-type="string">
            <text:p>Genes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Oxidative Phosphorylation (GO:0006119)</text:p>
          </table:table-cell>
          <table:table-cell office:value-type="string" calcext:value-type="string">
            <text:p>8/63</text:p>
          </table:table-cell>
          <table:table-cell office:value-type="float" office:value="1.80630635940787E-017" calcext:value-type="float">
            <text:p>1.80630635940787E-17</text:p>
          </table:table-cell>
          <table:table-cell office:value-type="float" office:value="6.88527668338437E-016" calcext:value-type="float">
            <text:p>6.88527668338437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.175757575758" calcext:value-type="float">
            <text:p>483.175757575758</text:p>
          </table:table-cell>
          <table:table-cell office:value-type="float" office:value="18627.7119129312" calcext:value-type="float">
            <text:p>18627.7119129312</text:p>
          </table:table-cell>
          <table:table-cell office:value-type="string" calcext:value-type="string">
            <text:p>ATP5PB;NDUFS3;NDUFS2;NDUFS1;UQCRC2;SDHA;NDUFV2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erobic Electron Transport Chain (GO:0019646)</text:p>
          </table:table-cell>
          <table:table-cell office:value-type="string" calcext:value-type="string">
            <text:p>8/68</text:p>
          </table:table-cell>
          <table:table-cell office:value-type="float" office:value="3.44308470034013E-017" calcext:value-type="float">
            <text:p>3.44308470034013E-17</text:p>
          </table:table-cell>
          <table:table-cell office:value-type="float" office:value="6.88527668338437E-016" calcext:value-type="float">
            <text:p>6.88527668338437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.8" calcext:value-type="float">
            <text:p>442.8</text:p>
          </table:table-cell>
          <table:table-cell office:value-type="float" office:value="16785.4758909163" calcext:value-type="float">
            <text:p>16785.4758909163</text:p>
          </table:table-cell>
          <table:table-cell office:value-type="string" calcext:value-type="string">
            <text:p>COX4I2;NDUFS3;NDUFS2;NDUFS1;UQCRC2;SDHA;NDUFV2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ATP Synthesis Coupled Electron Transport (GO:0042775)</text:p>
          </table:table-cell>
          <table:table-cell office:value-type="string" calcext:value-type="string">
            <text:p>8/70</text:p>
          </table:table-cell>
          <table:table-cell office:value-type="float" office:value="4.39485745747939E-017" calcext:value-type="float">
            <text:p>4.39485745747939E-17</text:p>
          </table:table-cell>
          <table:table-cell office:value-type="float" office:value="6.88527668338437E-016" calcext:value-type="float">
            <text:p>6.88527668338437E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47311827957" calcext:value-type="float">
            <text:p>428.47311827957</text:p>
          </table:table-cell>
          <table:table-cell office:value-type="float" office:value="16137.8022105525" calcext:value-type="float">
            <text:p>16137.8022105525</text:p>
          </table:table-cell>
          <table:table-cell office:value-type="string" calcext:value-type="string">
            <text:p>COX4I2;NDUFS3;NDUFS2;NDUFS1;UQCRC2;SDHA;NDUFV2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Cellular Respiration (GO:0045333)</text:p>
          </table:table-cell>
          <table:table-cell office:value-type="string" calcext:value-type="string">
            <text:p>8/85</text:p>
          </table:table-cell>
          <table:table-cell office:value-type="float" office:value="2.23153977329058E-016" calcext:value-type="float">
            <text:p>2.23153977329058E-16</text:p>
          </table:table-cell>
          <table:table-cell office:value-type="float" office:value="2.62205923361644E-015" calcext:value-type="float">
            <text:p>2.62205923361644E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744588744589" calcext:value-type="float">
            <text:p>344.744588744589</text:p>
          </table:table-cell>
          <table:table-cell office:value-type="float" office:value="12424.136350635" calcext:value-type="float">
            <text:p>12424.136350635</text:p>
          </table:table-cell>
          <table:table-cell office:value-type="string" calcext:value-type="string">
            <text:p>COX4I2;NDUFS3;NDUFS2;NDUFS1;UQCRC2;SDHA;NDUFV2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on Motive Force-Driven Mitochondrial ATP Synthesis (GO:0042776)</text:p>
          </table:table-cell>
          <table:table-cell office:value-type="string" calcext:value-type="string">
            <text:p>7/53</text:p>
          </table:table-cell>
          <table:table-cell office:value-type="float" office:value="2.05486933665564E-015" calcext:value-type="float">
            <text:p>2.05486933665564E-15</text:p>
          </table:table-cell>
          <table:table-cell office:value-type="float" office:value="0.000000000000019315771764563" calcext:value-type="float">
            <text:p>1.9315771764563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.478260869565" calcext:value-type="float">
            <text:p>433.478260869565</text:p>
          </table:table-cell>
          <table:table-cell office:value-type="float" office:value="14659.6123650972" calcext:value-type="float">
            <text:p>14659.6123650972</text:p>
          </table:table-cell>
          <table:table-cell office:value-type="string" calcext:value-type="string">
            <text:p>ATP5PB;NDUFS3;NDUFS2;NDUFS1;SDHA;NDUFV2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Proton Motive Force-Driven ATP Synthesis (GO:0015986)</text:p>
          </table:table-cell>
          <table:table-cell office:value-type="string" calcext:value-type="string">
            <text:p>7/60</text:p>
          </table:table-cell>
          <table:table-cell office:value-type="float" office:value="5.13759152408098E-015" calcext:value-type="float">
            <text:p>5.13759152408098E-15</text:p>
          </table:table-cell>
          <table:table-cell office:value-type="float" office:value="0.0000000000000402444669386343" calcext:value-type="float">
            <text:p>4.02444669386343E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.094339622642" calcext:value-type="float">
            <text:p>376.094339622642</text:p>
          </table:table-cell>
          <table:table-cell office:value-type="float" office:value="12374.3281725055" calcext:value-type="float">
            <text:p>12374.3281725055</text:p>
          </table:table-cell>
          <table:table-cell office:value-type="string" calcext:value-type="string">
            <text:p>ATP5PB;NDUFS3;NDUFS2;NDUFS1;SDHA;NDUFV2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Aerobic Respiration (GO:0009060)</text:p>
          </table:table-cell>
          <table:table-cell office:value-type="string" calcext:value-type="string">
            <text:p>6/59</text:p>
          </table:table-cell>
          <table:table-cell office:value-type="float" office:value="0.00000000000149535277427552" calcext:value-type="float">
            <text:p>1.49535277427552E-12</text:p>
          </table:table-cell>
          <table:table-cell office:value-type="float" office:value="0.0000000000100402257701356" calcext:value-type="float">
            <text:p>1.00402257701356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.070754716981" calcext:value-type="float">
            <text:p>282.070754716981</text:p>
          </table:table-cell>
          <table:table-cell office:value-type="float" office:value="7680.40838489606" calcext:value-type="float">
            <text:p>7680.40838489606</text:p>
          </table:table-cell>
          <table:table-cell office:value-type="string" calcext:value-type="string">
            <text:p>NDUFS3;NDUFS2;NDUFS1;UQCRC2;NDUFV2;SDHB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Electron Transport, NADH To Ubiquinone (GO:0006120)</text:p>
          </table:table-cell>
          <table:table-cell office:value-type="string" calcext:value-type="string">
            <text:p>4/34</text:p>
          </table:table-cell>
          <table:table-cell office:value-type="float" office:value="0.00000000688113504576077" calcext:value-type="float">
            <text:p>6.88113504576077E-09</text:p>
          </table:table-cell>
          <table:table-cell office:value-type="float" office:value="0.0000000404266683938445" calcext:value-type="float">
            <text:p>4.04266683938445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.08" calcext:value-type="float">
            <text:p>266.08</text:p>
          </table:table-cell>
          <table:table-cell office:value-type="float" office:value="5000.83582937085" calcext:value-type="float">
            <text:p>5000.83582937085</text:p>
          </table:table-cell>
          <table:table-cell office:value-type="string" calcext:value-type="string">
            <text:p>NDUFS3;NDUFS2;NDUFS1;NDUFV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Energy Derivation By Oxidation Of Organic Compounds (GO:0015980)</text:p>
          </table:table-cell>
          <table:table-cell office:value-type="string" calcext:value-type="string">
            <text:p>3/43</text:p>
          </table:table-cell>
          <table:table-cell office:value-type="float" office:value="0.00000331417027733452" calcext:value-type="float">
            <text:p>3.31417027733452E-06</text:p>
          </table:table-cell>
          <table:table-cell office:value-type="float" office:value="0.0000173073336705247" calcext:value-type="float">
            <text:p>1.73073336705247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995454545455" calcext:value-type="float">
            <text:p>135.995454545455</text:p>
          </table:table-cell>
          <table:table-cell office:value-type="float" office:value="1715.89589185486" calcext:value-type="float">
            <text:p>1715.89589185486</text:p>
          </table:table-cell>
          <table:table-cell office:value-type="string" calcext:value-type="string">
            <text:p>COX4I2;NDUFS1;UQCRC2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ADH Dehydrogenase Complex Assembly (GO:0010257)</text:p>
          </table:table-cell>
          <table:table-cell office:value-type="string" calcext:value-type="string">
            <text:p>3/53</text:p>
          </table:table-cell>
          <table:table-cell office:value-type="float" office:value="0.00000626516808198244" calcext:value-type="float">
            <text:p>6.26516808198244E-06</text:p>
          </table:table-cell>
          <table:table-cell office:value-type="float" office:value="0.0000267693545321068" calcext:value-type="float">
            <text:p>2.6769354532106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741818181818" calcext:value-type="float">
            <text:p>108.741818181818</text:p>
          </table:table-cell>
          <table:table-cell office:value-type="float" office:value="1302.78191179592" calcext:value-type="float">
            <text:p>1302.78191179592</text:p>
          </table:table-cell>
          <table:table-cell office:value-type="string" calcext:value-type="string">
            <text:p>NDUFS3;NDUFS2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Respiratory Chain Complex I Assembly (GO:0032981)</text:p>
          </table:table-cell>
          <table:table-cell office:value-type="string" calcext:value-type="string">
            <text:p>3/53</text:p>
          </table:table-cell>
          <table:table-cell office:value-type="float" office:value="0.00000626516808198244" calcext:value-type="float">
            <text:p>6.26516808198244E-06</text:p>
          </table:table-cell>
          <table:table-cell office:value-type="float" office:value="0.0000267693545321068" calcext:value-type="float">
            <text:p>2.67693545321068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741818181818" calcext:value-type="float">
            <text:p>108.741818181818</text:p>
          </table:table-cell>
          <table:table-cell office:value-type="float" office:value="1302.78191179592" calcext:value-type="float">
            <text:p>1302.78191179592</text:p>
          </table:table-cell>
          <table:table-cell office:value-type="string" calcext:value-type="string">
            <text:p>NDUFS3;NDUFS2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Mitochondrial Respiratory Chain Complex Assembly (GO:0033108)</text:p>
          </table:table-cell>
          <table:table-cell office:value-type="string" calcext:value-type="string">
            <text:p>3/90</text:p>
          </table:table-cell>
          <table:table-cell office:value-type="float" office:value="0.0000309435040360859" calcext:value-type="float">
            <text:p>3.09435040360859E-05</text:p>
          </table:table-cell>
          <table:table-cell office:value-type="float" office:value="0.000121195390808003" calcext:value-type="float">
            <text:p>0.00012119539080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793103448276" calcext:value-type="float">
            <text:p>62.3793103448276</text:p>
          </table:table-cell>
          <table:table-cell office:value-type="float" office:value="647.706054037919" calcext:value-type="float">
            <text:p>647.706054037919</text:p>
          </table:table-cell>
          <table:table-cell office:value-type="string" calcext:value-type="string">
            <text:p>NDUFS3;NDUFS2;NDUFS1</text:p>
          </table:table-cell>
        </table:table-row>
        <table:table-row table:style-name="ro1">
          <table:table-cell office:value-type="string" calcext:value-type="string">
            <text:p>GO_Biological_Process_2023</text:p>
          </table:table-cell>
          <table:table-cell office:value-type="string" calcext:value-type="string">
            <text:p>Nervous System Development (GO:0007399)</text:p>
          </table:table-cell>
          <table:table-cell office:value-type="string" calcext:value-type="string">
            <text:p>3/433</text:p>
          </table:table-cell>
          <table:table-cell office:value-type="float" office:value="0.0030708770205596" calcext:value-type="float">
            <text:p>0.0030708770205596</text:p>
          </table:table-cell>
          <table:table-cell office:value-type="float" office:value="0.009020701247894" calcext:value-type="float">
            <text:p>0.00902070124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033826638478" calcext:value-type="float">
            <text:p>12.4033826638478</text:p>
          </table:table-cell>
          <table:table-cell office:value-type="float" office:value="71.7633932279744" calcext:value-type="float">
            <text:p>71.7633932279744</text:p>
          </table:table-cell>
          <table:table-cell office:value-type="string" calcext:value-type="string">
            <text:p>NDUFS2;SDHA;NDUFV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Oxidoreduction-Driven Active Transmembrane Transporter Activity (GO:0015453)</text:p>
          </table:table-cell>
          <table:table-cell office:value-type="string" calcext:value-type="string">
            <text:p>5/54</text:p>
          </table:table-cell>
          <table:table-cell office:value-type="float" office:value="0.000000000233159157452016" calcext:value-type="float">
            <text:p>2.33159157452016E-10</text:p>
          </table:table-cell>
          <table:table-cell office:value-type="float" office:value="0.00000000303106904687621" calcext:value-type="float">
            <text:p>3.03106904687621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043083900227" calcext:value-type="float">
            <text:p>226.043083900227</text:p>
          </table:table-cell>
          <table:table-cell office:value-type="float" office:value="5013.47732923821" calcext:value-type="float">
            <text:p>5013.47732923821</text:p>
          </table:table-cell>
          <table:table-cell office:value-type="string" calcext:value-type="string">
            <text:p>COX4I2;NDUFS3;NDUFS2;NDUFS1;NDUFV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ADH Dehydrogenase (Ubiquinone) Activity (GO:0008137)</text:p>
          </table:table-cell>
          <table:table-cell office:value-type="string" calcext:value-type="string">
            <text:p>4/33</text:p>
          </table:table-cell>
          <table:table-cell office:value-type="float" office:value="0.00000000607400802896707" calcext:value-type="float">
            <text:p>6.07400802896707E-09</text:p>
          </table:table-cell>
          <table:table-cell office:value-type="float" office:value="0.0000000298182518649633" calcext:value-type="float">
            <text:p>2.981825186496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268965517241" calcext:value-type="float">
            <text:p>275.268965517241</text:p>
          </table:table-cell>
          <table:table-cell office:value-type="float" office:value="5207.88159092311" calcext:value-type="float">
            <text:p>5207.88159092311</text:p>
          </table:table-cell>
          <table:table-cell office:value-type="string" calcext:value-type="string">
            <text:p>NDUFS3;NDUFS2;NDUFS1;NDUFV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ADH Dehydrogenase (Quinone) Activity (GO:0050136)</text:p>
          </table:table-cell>
          <table:table-cell office:value-type="string" calcext:value-type="string">
            <text:p>4/34</text:p>
          </table:table-cell>
          <table:table-cell office:value-type="float" office:value="0.00000000688113504576077" calcext:value-type="float">
            <text:p>6.88113504576077E-09</text:p>
          </table:table-cell>
          <table:table-cell office:value-type="float" office:value="0.0000000298182518649633" calcext:value-type="float">
            <text:p>2.981825186496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.08" calcext:value-type="float">
            <text:p>266.08</text:p>
          </table:table-cell>
          <table:table-cell office:value-type="float" office:value="5000.83582937085" calcext:value-type="float">
            <text:p>5000.83582937085</text:p>
          </table:table-cell>
          <table:table-cell office:value-type="string" calcext:value-type="string">
            <text:p>NDUFS3;NDUFS2;NDUFS1;NDUFV2</text:p>
          </table:table-cell>
        </table:table-row>
        <table:table-row table:style-name="ro1">
          <table:table-cell office:value-type="string" calcext:value-type="string">
            <text:p>GO_Molecular_Function_2023</text:p>
          </table:table-cell>
          <table:table-cell office:value-type="string" calcext:value-type="string">
            <text:p>NADH Dehydrogenase Activity (GO:0003954)</text:p>
          </table:table-cell>
          <table:table-cell table:style-name="ce1" office:value-type="string" calcext:value-type="string">
            <text:p>3/7</text:p>
          </table:table-cell>
          <table:table-cell office:value-type="float" office:value="0.00000000953911999639967" calcext:value-type="float">
            <text:p>9.53911999639967E-09</text:p>
          </table:table-cell>
          <table:table-cell office:value-type="float" office:value="0.0000000310021399882989" calcext:value-type="float">
            <text:p>3.1002139988298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.40909090909" calcext:value-type="float">
            <text:p>1362.40909090909</text:p>
          </table:table-cell>
          <table:table-cell office:value-type="float" office:value="25160.7866197712" calcext:value-type="float">
            <text:p>25160.7866197712</text:p>
          </table:table-cell>
          <table:table-cell office:value-type="string" calcext:value-type="string">
            <text:p>NDUFS3;NDUFS2;NDUFV2</text:p>
          </table:table-cell>
        </table:table-row>
      </table:table>
      <table:table table:name="Cluster5_KEGG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Cluster1_GO.A1:Cluster1_GO.J20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8:56:46.781750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0:26:37.589026641</meta:creation-date>
    <meta:generator>LibreOffice/24.2.7.2$Linux_X86_64 LibreOffice_project/420$Build-2</meta:generator>
    <dc:date>2024-12-10T09:09:05.557152976</dc:date>
    <meta:editing-duration>PT38M21S</meta:editing-duration>
    <meta:editing-cycles>11</meta:editing-cycles>
    <meta:document-statistic meta:table-count="12" meta:cell-count="3410" meta:object-count="0"/>
  </office:meta>
</office:document-meta>
</file>